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3138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ri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4.4" calcext:value-type="float">
            <text:p>4.4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matrix-columns-spanned="1" table:number-matrix-rows-spanned="4" table:formula="of:=FREQUENCY([.A1:.A150];[.G1:.G3])" office:value-type="float" office:value="32" calcext:value-type="float">
            <text:p>32</text:p>
          </table:table-cell>
          <table:table-cell table:number-matrix-columns-spanned="1" table:number-matrix-rows-spanned="4" table:formula="of:=FREQUENCY([.B1:.B150];[.H1:.H3])" office:value-type="float" office:value="83" calcext:value-type="float">
            <text:p>83</text:p>
          </table:table-cell>
          <table:table-cell table:number-matrix-columns-spanned="1" table:number-matrix-rows-spanned="4" table:formula="of:=FREQUENCY([.C1:.C150];[.I1:.I3])" office:value-type="float" office:value="51" calcext:value-type="float">
            <text:p>51</text:p>
          </table:table-cell>
          <table:table-cell table:number-matrix-columns-spanned="1" table:number-matrix-rows-spanned="4" table:formula="of:=FREQUENCY([.D1:.D150];[.J1:.J3])" office:value-type="float" office:value="57" calcext:value-type="float">
            <text:p>57</text:p>
          </table:table-cell>
          <table:table-cell/>
          <table:table-cell table:formula="of:=IF([.A1] &lt;= 5; &quot;short&quot;; IF([.A1] &lt;= 6.5; &quot;medium&quot;; &quot;long&quot;))" office:value-type="string" office:string-value="medium" calcext:value-type="string">
            <text:p>medium</text:p>
          </table:table-cell>
          <table:table-cell table:formula="of:=IF([.B1] &lt;= 3; &quot;short&quot;; &quot;wide&quot;)" office:value-type="string" office:string-value="wide" calcext:value-type="string">
            <text:p>wide</text:p>
          </table:table-cell>
          <table:table-cell table:formula="of:=IF([.C1] &lt;= 3; &quot;short&quot;; IF([.C1] &lt;= 5; &quot;medium&quot;; &quot;long&quot;))" office:value-type="string" office:string-value="short" calcext:value-type="string">
            <text:p>short</text:p>
          </table:table-cell>
          <table:table-cell table:formula="of:=IF([.D1] &lt;= 1; &quot;short&quot;; IF([.D1] &lt;= 1.5; &quot;medium&quot;; &quot;wide&quot;))" office:value-type="string" office:string-value="short" calcext:value-type="string">
            <text:p>short</text:p>
          </table:table-cell>
          <table:table-cell table:formula="of:=REPLACE([.E1];1;5;&quot;&quot;)" office:value-type="string" office:string-value="setosa" calcext:value-type="string">
            <text:p>setosa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4.2" calcext:value-type="float">
            <text:p>4.2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/>
          <table:table-cell table:formula="of:=IF([.A2] &lt;= 5; &quot;short&quot;; IF([.A2] &lt;= 6.5; &quot;medium&quot;; &quot;long&quot;))" office:value-type="string" office:string-value="short" calcext:value-type="string">
            <text:p>short</text:p>
          </table:table-cell>
          <table:table-cell table:formula="of:=IF([.B2] &lt;= 3; &quot;short&quot;; &quot;wide&quot;)" office:value-type="string" office:string-value="wide" calcext:value-type="string">
            <text:p>wide</text:p>
          </table:table-cell>
          <table:table-cell table:formula="of:=IF([.C2] &lt;= 3; &quot;short&quot;; IF([.C2] &lt;= 5; &quot;medium&quot;; &quot;long&quot;))" office:value-type="string" office:string-value="short" calcext:value-type="string">
            <text:p>short</text:p>
          </table:table-cell>
          <table:table-cell table:formula="of:=IF([.D2] &lt;= 1; &quot;short&quot;; IF([.D2] &lt;= 1.5; &quot;medium&quot;; &quot;wide&quot;))" office:value-type="string" office:string-value="short" calcext:value-type="string">
            <text:p>short</text:p>
          </table:table-cell>
          <table:table-cell table:formula="of:=REPLACE([.E2];1;5;&quot;&quot;)" office:value-type="string" office:string-value="setosa" calcext:value-type="string">
            <text:p>setosa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.1" calcext:value-type="float">
            <text:p>4.1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/>
          <table:table-cell table:formula="of:=IF([.A3] &lt;= 5; &quot;short&quot;; IF([.A3] &lt;= 6.5; &quot;medium&quot;; &quot;long&quot;))" office:value-type="string" office:string-value="short" calcext:value-type="string">
            <text:p>short</text:p>
          </table:table-cell>
          <table:table-cell table:formula="of:=IF([.B3] &lt;= 3; &quot;short&quot;; &quot;wide&quot;)" office:value-type="string" office:string-value="wide" calcext:value-type="string">
            <text:p>wide</text:p>
          </table:table-cell>
          <table:table-cell table:formula="of:=IF([.C3] &lt;= 3; &quot;short&quot;; IF([.C3] &lt;= 5; &quot;medium&quot;; &quot;long&quot;))" office:value-type="string" office:string-value="short" calcext:value-type="string">
            <text:p>short</text:p>
          </table:table-cell>
          <table:table-cell table:formula="of:=IF([.D3] &lt;= 1; &quot;short&quot;; IF([.D3] &lt;= 1.5; &quot;medium&quot;; &quot;wide&quot;))" office:value-type="string" office:string-value="short" calcext:value-type="string">
            <text:p>short</text:p>
          </table:table-cell>
          <table:table-cell table:formula="of:=REPLACE([.E3];1;5;&quot;&quot;)" office:value-type="string" office:string-value="setosa" calcext:value-type="string">
            <text:p>setosa</text:p>
          </table:table-cell>
        </table:table-row>
        <table:table-row-group>
          <table:table-row table:style-name="ro1">
            <table:table-cell office:value-type="float" office:value="4.6" calcext:value-type="float">
              <text:p>4.6</text:p>
            </table:table-cell>
            <table:table-cell office:value-type="float" office:value="4" calcext:value-type="float">
              <text:p>4</text:p>
            </table:table-cell>
            <table:table-cell office:value-type="float" office:value="1.5" calcext:value-type="float">
              <text:p>1.5</text:p>
            </table:table-cell>
            <table:table-cell office:value-type="float" office:value="0.2" calcext:value-type="float">
              <text:p>0.2</text:p>
            </table:table-cell>
            <table:table-cell office:value-type="string" calcext:value-type="string">
              <text:p>Iris-setosa</text:p>
            </table:table-cell>
            <table:table-cell table:number-columns-repeated="6"/>
            <table:table-cell office:value-type="float" office:value="0" calcext:value-type="float">
              <text:p>0</text:p>
            </table:table-cell>
            <table:table-cell office:value-type="string" office:string-value="" calcext:value-type="error">
              <text:p>#N/A</text:p>
            </table:table-cell>
            <table:table-cell office:value-type="float" office:value="0" calcext:value-type="float">
              <text:p>0</text:p>
            </table:table-cell>
            <table:table-cell office:value-type="float" office:value="0" calcext:value-type="float">
              <text:p>0</text:p>
            </table:table-cell>
            <table:table-cell/>
            <table:table-cell table:formula="of:=IF([.A4] &lt;= 5; &quot;short&quot;; IF([.A4] &lt;= 6.5; &quot;medium&quot;; &quot;long&quot;))" office:value-type="string" office:string-value="short" calcext:value-type="string">
              <text:p>short</text:p>
            </table:table-cell>
            <table:table-cell table:formula="of:=IF([.B4] &lt;= 3; &quot;short&quot;; &quot;wide&quot;)" office:value-type="string" office:string-value="wide" calcext:value-type="string">
              <text:p>wide</text:p>
            </table:table-cell>
            <table:table-cell table:formula="of:=IF([.C4] &lt;= 3; &quot;short&quot;; IF([.C4] &lt;= 5; &quot;medium&quot;; &quot;long&quot;))" office:value-type="string" office:string-value="short" calcext:value-type="string">
              <text:p>short</text:p>
            </table:table-cell>
            <table:table-cell table:formula="of:=IF([.D4] &lt;= 1; &quot;short&quot;; IF([.D4] &lt;= 1.5; &quot;medium&quot;; &quot;wide&quot;))" office:value-type="string" office:string-value="short" calcext:value-type="string">
              <text:p>short</text:p>
            </table:table-cell>
            <table:table-cell table:formula="of:=REPLACE([.E4];1;5;&quot;&quot;)" office:value-type="string" office:string-value="setosa" calcext:value-type="string">
              <text:p>setosa</text:p>
            </table:table-cell>
          </table:table-row>
        </table:table-row-group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9" calcext:value-type="float">
            <text:p>3.9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1"/>
          <table:table-cell table:formula="of:=IF([.A5] &lt;= 5; &quot;short&quot;; IF([.A5] &lt;= 6.5; &quot;medium&quot;; &quot;long&quot;))" office:value-type="string" office:string-value="short" calcext:value-type="string">
            <text:p>short</text:p>
          </table:table-cell>
          <table:table-cell table:formula="of:=IF([.B5] &lt;= 3; &quot;short&quot;; &quot;wide&quot;)" office:value-type="string" office:string-value="wide" calcext:value-type="string">
            <text:p>wide</text:p>
          </table:table-cell>
          <table:table-cell table:formula="of:=IF([.C5] &lt;= 3; &quot;short&quot;; IF([.C5] &lt;= 5; &quot;medium&quot;; &quot;long&quot;))" office:value-type="string" office:string-value="short" calcext:value-type="string">
            <text:p>short</text:p>
          </table:table-cell>
          <table:table-cell table:formula="of:=IF([.D5] &lt;= 1; &quot;short&quot;; IF([.D5] &lt;= 1.5; &quot;medium&quot;; &quot;wide&quot;))" office:value-type="string" office:string-value="short" calcext:value-type="string">
            <text:p>short</text:p>
          </table:table-cell>
          <table:table-cell table:formula="of:=REPLACE([.E5];1;5;&quot;&quot;)" office:value-type="string" office:string-value="setosa" calcext:value-type="string">
            <text:p>setosa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 table:number-columns-repeated="11"/>
          <table:table-cell table:formula="of:=IF([.A6] &lt;= 5; &quot;short&quot;; IF([.A6] &lt;= 6.5; &quot;medium&quot;; &quot;long&quot;))" office:value-type="string" office:string-value="medium" calcext:value-type="string">
            <text:p>medium</text:p>
          </table:table-cell>
          <table:table-cell table:formula="of:=IF([.B6] &lt;= 3; &quot;short&quot;; &quot;wide&quot;)" office:value-type="string" office:string-value="wide" calcext:value-type="string">
            <text:p>wide</text:p>
          </table:table-cell>
          <table:table-cell table:formula="of:=IF([.C6] &lt;= 3; &quot;short&quot;; IF([.C6] &lt;= 5; &quot;medium&quot;; &quot;long&quot;))" office:value-type="string" office:string-value="short" calcext:value-type="string">
            <text:p>short</text:p>
          </table:table-cell>
          <table:table-cell table:formula="of:=IF([.D6] &lt;= 1; &quot;short&quot;; IF([.D6] &lt;= 1.5; &quot;medium&quot;; &quot;wide&quot;))" office:value-type="string" office:string-value="short" calcext:value-type="string">
            <text:p>short</text:p>
          </table:table-cell>
          <table:table-cell table:formula="of:=REPLACE([.E6];1;5;&quot;&quot;)" office:value-type="string" office:string-value="setosa" calcext:value-type="string">
            <text:p>setosa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8" calcext:value-type="float">
            <text:p>3.8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  <table:table-cell table:number-columns-repeated="11"/>
          <table:table-cell table:formula="of:=IF([.A7] &lt;= 5; &quot;short&quot;; IF([.A7] &lt;= 6.5; &quot;medium&quot;; &quot;long&quot;))" office:value-type="string" office:string-value="short" calcext:value-type="string">
            <text:p>short</text:p>
          </table:table-cell>
          <table:table-cell table:formula="of:=IF([.B7] &lt;= 3; &quot;short&quot;; &quot;wide&quot;)" office:value-type="string" office:string-value="wide" calcext:value-type="string">
            <text:p>wide</text:p>
          </table:table-cell>
          <table:table-cell table:formula="of:=IF([.C7] &lt;= 3; &quot;short&quot;; IF([.C7] &lt;= 5; &quot;medium&quot;; &quot;long&quot;))" office:value-type="string" office:string-value="short" calcext:value-type="string">
            <text:p>short</text:p>
          </table:table-cell>
          <table:table-cell table:formula="of:=IF([.D7] &lt;= 1; &quot;short&quot;; IF([.D7] &lt;= 1.5; &quot;medium&quot;; &quot;wide&quot;))" office:value-type="string" office:string-value="short" calcext:value-type="string">
            <text:p>short</text:p>
          </table:table-cell>
          <table:table-cell table:formula="of:=REPLACE([.E7];1;5;&quot;&quot;)" office:value-type="string" office:string-value="setosa" calcext:value-type="string">
            <text:p>seto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1"/>
          <table:table-cell table:formula="of:=IF([.A8] &lt;= 5; &quot;short&quot;; IF([.A8] &lt;= 6.5; &quot;medium&quot;; &quot;long&quot;))" office:value-type="string" office:string-value="short" calcext:value-type="string">
            <text:p>short</text:p>
          </table:table-cell>
          <table:table-cell table:formula="of:=IF([.B8] &lt;= 3; &quot;short&quot;; &quot;wide&quot;)" office:value-type="string" office:string-value="wide" calcext:value-type="string">
            <text:p>wide</text:p>
          </table:table-cell>
          <table:table-cell table:formula="of:=IF([.C8] &lt;= 3; &quot;short&quot;; IF([.C8] &lt;= 5; &quot;medium&quot;; &quot;long&quot;))" office:value-type="string" office:string-value="short" calcext:value-type="string">
            <text:p>short</text:p>
          </table:table-cell>
          <table:table-cell table:formula="of:=IF([.D8] &lt;= 1; &quot;short&quot;; IF([.D8] &lt;= 1.5; &quot;medium&quot;; &quot;wide&quot;))" office:value-type="string" office:string-value="short" calcext:value-type="string">
            <text:p>short</text:p>
          </table:table-cell>
          <table:table-cell table:formula="of:=REPLACE([.E8];1;5;&quot;&quot;)" office:value-type="string" office:string-value="setosa" calcext:value-type="string">
            <text:p>setosa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.8" calcext:value-type="float">
            <text:p>3.8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1"/>
          <table:table-cell table:formula="of:=IF([.A9] &lt;= 5; &quot;short&quot;; IF([.A9] &lt;= 6.5; &quot;medium&quot;; &quot;long&quot;))" office:value-type="string" office:string-value="short" calcext:value-type="string">
            <text:p>short</text:p>
          </table:table-cell>
          <table:table-cell table:formula="of:=IF([.B9] &lt;= 3; &quot;short&quot;; &quot;wide&quot;)" office:value-type="string" office:string-value="wide" calcext:value-type="string">
            <text:p>wide</text:p>
          </table:table-cell>
          <table:table-cell table:formula="of:=IF([.C9] &lt;= 3; &quot;short&quot;; IF([.C9] &lt;= 5; &quot;medium&quot;; &quot;long&quot;))" office:value-type="string" office:string-value="short" calcext:value-type="string">
            <text:p>short</text:p>
          </table:table-cell>
          <table:table-cell table:formula="of:=IF([.D9] &lt;= 1; &quot;short&quot;; IF([.D9] &lt;= 1.5; &quot;medium&quot;; &quot;wide&quot;))" office:value-type="string" office:string-value="short" calcext:value-type="string">
            <text:p>short</text:p>
          </table:table-cell>
          <table:table-cell table:formula="of:=REPLACE([.E9];1;5;&quot;&quot;)" office:value-type="string" office:string-value="setosa" calcext:value-type="string">
            <text:p>setosa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8" calcext:value-type="float">
            <text:p>3.8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  <table:table-cell table:number-columns-repeated="11"/>
          <table:table-cell table:formula="of:=IF([.A10] &lt;= 5; &quot;short&quot;; IF([.A10] &lt;= 6.5; &quot;medium&quot;; &quot;long&quot;))" office:value-type="string" office:string-value="short" calcext:value-type="string">
            <text:p>short</text:p>
          </table:table-cell>
          <table:table-cell table:formula="of:=IF([.B10] &lt;= 3; &quot;short&quot;; &quot;wide&quot;)" office:value-type="string" office:string-value="wide" calcext:value-type="string">
            <text:p>wide</text:p>
          </table:table-cell>
          <table:table-cell table:formula="of:=IF([.C10] &lt;= 3; &quot;short&quot;; IF([.C10] &lt;= 5; &quot;medium&quot;; &quot;long&quot;))" office:value-type="string" office:string-value="short" calcext:value-type="string">
            <text:p>short</text:p>
          </table:table-cell>
          <table:table-cell table:formula="of:=IF([.D10] &lt;= 1; &quot;short&quot;; IF([.D10] &lt;= 1.5; &quot;medium&quot;; &quot;wide&quot;))" office:value-type="string" office:string-value="short" calcext:value-type="string">
            <text:p>short</text:p>
          </table:table-cell>
          <table:table-cell table:formula="of:=REPLACE([.E10];1;5;&quot;&quot;)" office:value-type="string" office:string-value="setosa" calcext:value-type="string">
            <text:p>setosa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8" calcext:value-type="float">
            <text:p>3.8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1"/>
          <table:table-cell table:formula="of:=IF([.A11] &lt;= 5; &quot;short&quot;; IF([.A11] &lt;= 6.5; &quot;medium&quot;; &quot;long&quot;))" office:value-type="string" office:string-value="medium" calcext:value-type="string">
            <text:p>medium</text:p>
          </table:table-cell>
          <table:table-cell table:formula="of:=IF([.B11] &lt;= 3; &quot;short&quot;; &quot;wide&quot;)" office:value-type="string" office:string-value="wide" calcext:value-type="string">
            <text:p>wide</text:p>
          </table:table-cell>
          <table:table-cell table:formula="of:=IF([.C11] &lt;= 3; &quot;short&quot;; IF([.C11] &lt;= 5; &quot;medium&quot;; &quot;long&quot;))" office:value-type="string" office:string-value="short" calcext:value-type="string">
            <text:p>short</text:p>
          </table:table-cell>
          <table:table-cell table:formula="of:=IF([.D11] &lt;= 1; &quot;short&quot;; IF([.D11] &lt;= 1.5; &quot;medium&quot;; &quot;wide&quot;))" office:value-type="string" office:string-value="short" calcext:value-type="string">
            <text:p>short</text:p>
          </table:table-cell>
          <table:table-cell table:formula="of:=REPLACE([.E11];1;5;&quot;&quot;)" office:value-type="string" office:string-value="setosa" calcext:value-type="string">
            <text:p>setosa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8" calcext:value-type="float">
            <text:p>3.8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1"/>
          <table:table-cell table:formula="of:=IF([.A12] &lt;= 5; &quot;short&quot;; IF([.A12] &lt;= 6.5; &quot;medium&quot;; &quot;long&quot;))" office:value-type="string" office:string-value="short" calcext:value-type="string">
            <text:p>short</text:p>
          </table:table-cell>
          <table:table-cell table:formula="of:=IF([.B12] &lt;= 3; &quot;short&quot;; &quot;wide&quot;)" office:value-type="string" office:string-value="wide" calcext:value-type="string">
            <text:p>wide</text:p>
          </table:table-cell>
          <table:table-cell table:formula="of:=IF([.C12] &lt;= 3; &quot;short&quot;; IF([.C12] &lt;= 5; &quot;medium&quot;; &quot;long&quot;))" office:value-type="string" office:string-value="short" calcext:value-type="string">
            <text:p>short</text:p>
          </table:table-cell>
          <table:table-cell table:formula="of:=IF([.D12] &lt;= 1; &quot;short&quot;; IF([.D12] &lt;= 1.5; &quot;medium&quot;; &quot;wide&quot;))" office:value-type="string" office:string-value="short" calcext:value-type="string">
            <text:p>short</text:p>
          </table:table-cell>
          <table:table-cell table:formula="of:=REPLACE([.E12];1;5;&quot;&quot;)" office:value-type="string" office:string-value="setosa" calcext:value-type="string">
            <text:p>setosa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7" calcext:value-type="float">
            <text:p>3.7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  <table:table-cell table:number-columns-repeated="11"/>
          <table:table-cell table:formula="of:=IF([.A13] &lt;= 5; &quot;short&quot;; IF([.A13] &lt;= 6.5; &quot;medium&quot;; &quot;long&quot;))" office:value-type="string" office:string-value="short" calcext:value-type="string">
            <text:p>short</text:p>
          </table:table-cell>
          <table:table-cell table:formula="of:=IF([.B13] &lt;= 3; &quot;short&quot;; &quot;wide&quot;)" office:value-type="string" office:string-value="wide" calcext:value-type="string">
            <text:p>wide</text:p>
          </table:table-cell>
          <table:table-cell table:formula="of:=IF([.C13] &lt;= 3; &quot;short&quot;; IF([.C13] &lt;= 5; &quot;medium&quot;; &quot;long&quot;))" office:value-type="string" office:string-value="short" calcext:value-type="string">
            <text:p>short</text:p>
          </table:table-cell>
          <table:table-cell table:formula="of:=IF([.D13] &lt;= 1; &quot;short&quot;; IF([.D13] &lt;= 1.5; &quot;medium&quot;; &quot;wide&quot;))" office:value-type="string" office:string-value="short" calcext:value-type="string">
            <text:p>short</text:p>
          </table:table-cell>
          <table:table-cell table:formula="of:=REPLACE([.E13];1;5;&quot;&quot;)" office:value-type="string" office:string-value="setosa" calcext:value-type="string">
            <text:p>setosa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.7" calcext:value-type="float">
            <text:p>3.7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  <table:table-cell table:number-columns-repeated="11"/>
          <table:table-cell table:formula="of:=IF([.A14] &lt;= 5; &quot;short&quot;; IF([.A14] &lt;= 6.5; &quot;medium&quot;; &quot;long&quot;))" office:value-type="string" office:string-value="short" calcext:value-type="string">
            <text:p>short</text:p>
          </table:table-cell>
          <table:table-cell table:formula="of:=IF([.B14] &lt;= 3; &quot;short&quot;; &quot;wide&quot;)" office:value-type="string" office:string-value="wide" calcext:value-type="string">
            <text:p>wide</text:p>
          </table:table-cell>
          <table:table-cell table:formula="of:=IF([.C14] &lt;= 3; &quot;short&quot;; IF([.C14] &lt;= 5; &quot;medium&quot;; &quot;long&quot;))" office:value-type="string" office:string-value="short" calcext:value-type="string">
            <text:p>short</text:p>
          </table:table-cell>
          <table:table-cell table:formula="of:=IF([.D14] &lt;= 1; &quot;short&quot;; IF([.D14] &lt;= 1.5; &quot;medium&quot;; &quot;wide&quot;))" office:value-type="string" office:string-value="short" calcext:value-type="string">
            <text:p>short</text:p>
          </table:table-cell>
          <table:table-cell table:formula="of:=REPLACE([.E14];1;5;&quot;&quot;)" office:value-type="string" office:string-value="setosa" calcext:value-type="string">
            <text:p>setosa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3.7" calcext:value-type="float">
            <text:p>3.7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1"/>
          <table:table-cell table:formula="of:=IF([.A15] &lt;= 5; &quot;short&quot;; IF([.A15] &lt;= 6.5; &quot;medium&quot;; &quot;long&quot;))" office:value-type="string" office:string-value="medium" calcext:value-type="string">
            <text:p>medium</text:p>
          </table:table-cell>
          <table:table-cell table:formula="of:=IF([.B15] &lt;= 3; &quot;short&quot;; &quot;wide&quot;)" office:value-type="string" office:string-value="wide" calcext:value-type="string">
            <text:p>wide</text:p>
          </table:table-cell>
          <table:table-cell table:formula="of:=IF([.C15] &lt;= 3; &quot;short&quot;; IF([.C15] &lt;= 5; &quot;medium&quot;; &quot;long&quot;))" office:value-type="string" office:string-value="short" calcext:value-type="string">
            <text:p>short</text:p>
          </table:table-cell>
          <table:table-cell table:formula="of:=IF([.D15] &lt;= 1; &quot;short&quot;; IF([.D15] &lt;= 1.5; &quot;medium&quot;; &quot;wide&quot;))" office:value-type="string" office:string-value="short" calcext:value-type="string">
            <text:p>short</text:p>
          </table:table-cell>
          <table:table-cell table:formula="of:=REPLACE([.E15];1;5;&quot;&quot;)" office:value-type="string" office:string-value="setosa" calcext:value-type="string">
            <text:p>setosa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3.6" calcext:value-type="float">
            <text:p>3.6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 table:number-columns-repeated="11"/>
          <table:table-cell table:formula="of:=IF([.A16] &lt;= 5; &quot;short&quot;; IF([.A16] &lt;= 6.5; &quot;medium&quot;; &quot;long&quot;))" office:value-type="string" office:string-value="medium" calcext:value-type="string">
            <text:p>medium</text:p>
          </table:table-cell>
          <table:table-cell table:formula="of:=IF([.B16] &lt;= 3; &quot;short&quot;; &quot;wide&quot;)" office:value-type="string" office:string-value="wide" calcext:value-type="string">
            <text:p>wide</text:p>
          </table:table-cell>
          <table:table-cell table:formula="of:=IF([.C16] &lt;= 3; &quot;short&quot;; IF([.C16] &lt;= 5; &quot;medium&quot;; &quot;long&quot;))" office:value-type="string" office:string-value="short" calcext:value-type="string">
            <text:p>short</text:p>
          </table:table-cell>
          <table:table-cell table:formula="of:=IF([.D16] &lt;= 1; &quot;short&quot;; IF([.D16] &lt;= 1.5; &quot;medium&quot;; &quot;wide&quot;))" office:value-type="string" office:string-value="short" calcext:value-type="string">
            <text:p>short</text:p>
          </table:table-cell>
          <table:table-cell table:formula="of:=REPLACE([.E16];1;5;&quot;&quot;)" office:value-type="string" office:string-value="setosa" calcext:value-type="string">
            <text:p>setosa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 table:number-columns-repeated="11"/>
          <table:table-cell table:formula="of:=IF([.A17] &lt;= 5; &quot;short&quot;; IF([.A17] &lt;= 6.5; &quot;medium&quot;; &quot;long&quot;))" office:value-type="string" office:string-value="medium" calcext:value-type="string">
            <text:p>medium</text:p>
          </table:table-cell>
          <table:table-cell table:formula="of:=IF([.B17] &lt;= 3; &quot;short&quot;; &quot;wide&quot;)" office:value-type="string" office:string-value="wide" calcext:value-type="string">
            <text:p>wide</text:p>
          </table:table-cell>
          <table:table-cell table:formula="of:=IF([.C17] &lt;= 3; &quot;short&quot;; IF([.C17] &lt;= 5; &quot;medium&quot;; &quot;long&quot;))" office:value-type="string" office:string-value="short" calcext:value-type="string">
            <text:p>short</text:p>
          </table:table-cell>
          <table:table-cell table:formula="of:=IF([.D17] &lt;= 1; &quot;short&quot;; IF([.D17] &lt;= 1.5; &quot;medium&quot;; &quot;wide&quot;))" office:value-type="string" office:string-value="short" calcext:value-type="string">
            <text:p>short</text:p>
          </table:table-cell>
          <table:table-cell table:formula="of:=REPLACE([.E17];1;5;&quot;&quot;)" office:value-type="string" office:string-value="setosa" calcext:value-type="string">
            <text:p>setosa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  <table:table-cell table:number-columns-repeated="11"/>
          <table:table-cell table:formula="of:=IF([.A18] &lt;= 5; &quot;short&quot;; IF([.A18] &lt;= 6.5; &quot;medium&quot;; &quot;long&quot;))" office:value-type="string" office:string-value="medium" calcext:value-type="string">
            <text:p>medium</text:p>
          </table:table-cell>
          <table:table-cell table:formula="of:=IF([.B18] &lt;= 3; &quot;short&quot;; &quot;wide&quot;)" office:value-type="string" office:string-value="wide" calcext:value-type="string">
            <text:p>wide</text:p>
          </table:table-cell>
          <table:table-cell table:formula="of:=IF([.C18] &lt;= 3; &quot;short&quot;; IF([.C18] &lt;= 5; &quot;medium&quot;; &quot;long&quot;))" office:value-type="string" office:string-value="short" calcext:value-type="string">
            <text:p>short</text:p>
          </table:table-cell>
          <table:table-cell table:formula="of:=IF([.D18] &lt;= 1; &quot;short&quot;; IF([.D18] &lt;= 1.5; &quot;medium&quot;; &quot;wide&quot;))" office:value-type="string" office:string-value="short" calcext:value-type="string">
            <text:p>short</text:p>
          </table:table-cell>
          <table:table-cell table:formula="of:=REPLACE([.E18];1;5;&quot;&quot;)" office:value-type="string" office:string-value="setosa" calcext:value-type="string">
            <text:p>setosa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3.5" calcext:value-type="float">
            <text:p>3.5</text:p>
          </table:table-cell>
          <table:table-cell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  <table:table-cell table:number-columns-repeated="11"/>
          <table:table-cell table:formula="of:=IF([.A19] &lt;= 5; &quot;short&quot;; IF([.A19] &lt;= 6.5; &quot;medium&quot;; &quot;long&quot;))" office:value-type="string" office:string-value="medium" calcext:value-type="string">
            <text:p>medium</text:p>
          </table:table-cell>
          <table:table-cell table:formula="of:=IF([.B19] &lt;= 3; &quot;short&quot;; &quot;wide&quot;)" office:value-type="string" office:string-value="wide" calcext:value-type="string">
            <text:p>wide</text:p>
          </table:table-cell>
          <table:table-cell table:formula="of:=IF([.C19] &lt;= 3; &quot;short&quot;; IF([.C19] &lt;= 5; &quot;medium&quot;; &quot;long&quot;))" office:value-type="string" office:string-value="short" calcext:value-type="string">
            <text:p>short</text:p>
          </table:table-cell>
          <table:table-cell table:formula="of:=IF([.D19] &lt;= 1; &quot;short&quot;; IF([.D19] &lt;= 1.5; &quot;medium&quot;; &quot;wide&quot;))" office:value-type="string" office:string-value="short" calcext:value-type="string">
            <text:p>short</text:p>
          </table:table-cell>
          <table:table-cell table:formula="of:=REPLACE([.E19];1;5;&quot;&quot;)" office:value-type="string" office:string-value="setosa" calcext:value-type="string">
            <text:p>setosa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  <table:table-cell table:number-columns-repeated="11"/>
          <table:table-cell table:formula="of:=IF([.A20] &lt;= 5; &quot;short&quot;; IF([.A20] &lt;= 6.5; &quot;medium&quot;; &quot;long&quot;))" office:value-type="string" office:string-value="medium" calcext:value-type="string">
            <text:p>medium</text:p>
          </table:table-cell>
          <table:table-cell table:formula="of:=IF([.B20] &lt;= 3; &quot;short&quot;; &quot;wide&quot;)" office:value-type="string" office:string-value="wide" calcext:value-type="string">
            <text:p>wide</text:p>
          </table:table-cell>
          <table:table-cell table:formula="of:=IF([.C20] &lt;= 3; &quot;short&quot;; IF([.C20] &lt;= 5; &quot;medium&quot;; &quot;long&quot;))" office:value-type="string" office:string-value="short" calcext:value-type="string">
            <text:p>short</text:p>
          </table:table-cell>
          <table:table-cell table:formula="of:=IF([.D20] &lt;= 1; &quot;short&quot;; IF([.D20] &lt;= 1.5; &quot;medium&quot;; &quot;wide&quot;))" office:value-type="string" office:string-value="short" calcext:value-type="string">
            <text:p>short</text:p>
          </table:table-cell>
          <table:table-cell table:formula="of:=REPLACE([.E20];1;5;&quot;&quot;)" office:value-type="string" office:string-value="setosa" calcext:value-type="string">
            <text:p>setosa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5" calcext:value-type="float">
            <text:p>3.5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1"/>
          <table:table-cell table:formula="of:=IF([.A21] &lt;= 5; &quot;short&quot;; IF([.A21] &lt;= 6.5; &quot;medium&quot;; &quot;long&quot;))" office:value-type="string" office:string-value="medium" calcext:value-type="string">
            <text:p>medium</text:p>
          </table:table-cell>
          <table:table-cell table:formula="of:=IF([.B21] &lt;= 3; &quot;short&quot;; &quot;wide&quot;)" office:value-type="string" office:string-value="wide" calcext:value-type="string">
            <text:p>wide</text:p>
          </table:table-cell>
          <table:table-cell table:formula="of:=IF([.C21] &lt;= 3; &quot;short&quot;; IF([.C21] &lt;= 5; &quot;medium&quot;; &quot;long&quot;))" office:value-type="string" office:string-value="short" calcext:value-type="string">
            <text:p>short</text:p>
          </table:table-cell>
          <table:table-cell table:formula="of:=IF([.D21] &lt;= 1; &quot;short&quot;; IF([.D21] &lt;= 1.5; &quot;medium&quot;; &quot;wide&quot;))" office:value-type="string" office:string-value="short" calcext:value-type="string">
            <text:p>short</text:p>
          </table:table-cell>
          <table:table-cell table:formula="of:=REPLACE([.E21];1;5;&quot;&quot;)" office:value-type="string" office:string-value="setosa" calcext:value-type="string">
            <text:p>setosa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 table:number-columns-repeated="11"/>
          <table:table-cell table:formula="of:=IF([.A22] &lt;= 5; &quot;short&quot;; IF([.A22] &lt;= 6.5; &quot;medium&quot;; &quot;long&quot;))" office:value-type="string" office:string-value="medium" calcext:value-type="string">
            <text:p>medium</text:p>
          </table:table-cell>
          <table:table-cell table:formula="of:=IF([.B22] &lt;= 3; &quot;short&quot;; &quot;wide&quot;)" office:value-type="string" office:string-value="wide" calcext:value-type="string">
            <text:p>wide</text:p>
          </table:table-cell>
          <table:table-cell table:formula="of:=IF([.C22] &lt;= 3; &quot;short&quot;; IF([.C22] &lt;= 5; &quot;medium&quot;; &quot;long&quot;))" office:value-type="string" office:string-value="short" calcext:value-type="string">
            <text:p>short</text:p>
          </table:table-cell>
          <table:table-cell table:formula="of:=IF([.D22] &lt;= 1; &quot;short&quot;; IF([.D22] &lt;= 1.5; &quot;medium&quot;; &quot;wide&quot;))" office:value-type="string" office:string-value="short" calcext:value-type="string">
            <text:p>short</text:p>
          </table:table-cell>
          <table:table-cell table:formula="of:=REPLACE([.E22];1;5;&quot;&quot;)" office:value-type="string" office:string-value="setosa" calcext:value-type="string">
            <text:p>setosa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1"/>
          <table:table-cell table:formula="of:=IF([.A23] &lt;= 5; &quot;short&quot;; IF([.A23] &lt;= 6.5; &quot;medium&quot;; &quot;long&quot;))" office:value-type="string" office:string-value="short" calcext:value-type="string">
            <text:p>short</text:p>
          </table:table-cell>
          <table:table-cell table:formula="of:=IF([.B23] &lt;= 3; &quot;short&quot;; &quot;wide&quot;)" office:value-type="string" office:string-value="wide" calcext:value-type="string">
            <text:p>wide</text:p>
          </table:table-cell>
          <table:table-cell table:formula="of:=IF([.C23] &lt;= 3; &quot;short&quot;; IF([.C23] &lt;= 5; &quot;medium&quot;; &quot;long&quot;))" office:value-type="string" office:string-value="short" calcext:value-type="string">
            <text:p>short</text:p>
          </table:table-cell>
          <table:table-cell table:formula="of:=IF([.D23] &lt;= 1; &quot;short&quot;; IF([.D23] &lt;= 1.5; &quot;medium&quot;; &quot;wide&quot;))" office:value-type="string" office:string-value="short" calcext:value-type="string">
            <text:p>short</text:p>
          </table:table-cell>
          <table:table-cell table:formula="of:=REPLACE([.E23];1;5;&quot;&quot;)" office:value-type="string" office:string-value="setosa" calcext:value-type="string">
            <text:p>setosa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ris-setosa</text:p>
          </table:table-cell>
          <table:table-cell table:number-columns-repeated="11"/>
          <table:table-cell table:formula="of:=IF([.A24] &lt;= 5; &quot;short&quot;; IF([.A24] &lt;= 6.5; &quot;medium&quot;; &quot;long&quot;))" office:value-type="string" office:string-value="medium" calcext:value-type="string">
            <text:p>medium</text:p>
          </table:table-cell>
          <table:table-cell table:formula="of:=IF([.B24] &lt;= 3; &quot;short&quot;; &quot;wide&quot;)" office:value-type="string" office:string-value="wide" calcext:value-type="string">
            <text:p>wide</text:p>
          </table:table-cell>
          <table:table-cell table:formula="of:=IF([.C24] &lt;= 3; &quot;short&quot;; IF([.C24] &lt;= 5; &quot;medium&quot;; &quot;long&quot;))" office:value-type="string" office:string-value="short" calcext:value-type="string">
            <text:p>short</text:p>
          </table:table-cell>
          <table:table-cell table:formula="of:=IF([.D24] &lt;= 1; &quot;short&quot;; IF([.D24] &lt;= 1.5; &quot;medium&quot;; &quot;wide&quot;))" office:value-type="string" office:string-value="short" calcext:value-type="string">
            <text:p>short</text:p>
          </table:table-cell>
          <table:table-cell table:formula="of:=REPLACE([.E24];1;5;&quot;&quot;)" office:value-type="string" office:string-value="setosa" calcext:value-type="string">
            <text:p>setosa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4" calcext:value-type="float">
            <text:p>3.4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1"/>
          <table:table-cell table:formula="of:=IF([.A25] &lt;= 5; &quot;short&quot;; IF([.A25] &lt;= 6.5; &quot;medium&quot;; &quot;long&quot;))" office:value-type="string" office:string-value="short" calcext:value-type="string">
            <text:p>short</text:p>
          </table:table-cell>
          <table:table-cell table:formula="of:=IF([.B25] &lt;= 3; &quot;short&quot;; &quot;wide&quot;)" office:value-type="string" office:string-value="wide" calcext:value-type="string">
            <text:p>wide</text:p>
          </table:table-cell>
          <table:table-cell table:formula="of:=IF([.C25] &lt;= 3; &quot;short&quot;; IF([.C25] &lt;= 5; &quot;medium&quot;; &quot;long&quot;))" office:value-type="string" office:string-value="short" calcext:value-type="string">
            <text:p>short</text:p>
          </table:table-cell>
          <table:table-cell table:formula="of:=IF([.D25] &lt;= 1; &quot;short&quot;; IF([.D25] &lt;= 1.5; &quot;medium&quot;; &quot;wide&quot;))" office:value-type="string" office:string-value="short" calcext:value-type="string">
            <text:p>short</text:p>
          </table:table-cell>
          <table:table-cell table:formula="of:=REPLACE([.E25];1;5;&quot;&quot;)" office:value-type="string" office:string-value="setosa" calcext:value-type="string">
            <text:p>seto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1"/>
          <table:table-cell table:formula="of:=IF([.A26] &lt;= 5; &quot;short&quot;; IF([.A26] &lt;= 6.5; &quot;medium&quot;; &quot;long&quot;))" office:value-type="string" office:string-value="short" calcext:value-type="string">
            <text:p>short</text:p>
          </table:table-cell>
          <table:table-cell table:formula="of:=IF([.B26] &lt;= 3; &quot;short&quot;; &quot;wide&quot;)" office:value-type="string" office:string-value="wide" calcext:value-type="string">
            <text:p>wide</text:p>
          </table:table-cell>
          <table:table-cell table:formula="of:=IF([.C26] &lt;= 3; &quot;short&quot;; IF([.C26] &lt;= 5; &quot;medium&quot;; &quot;long&quot;))" office:value-type="string" office:string-value="short" calcext:value-type="string">
            <text:p>short</text:p>
          </table:table-cell>
          <table:table-cell table:formula="of:=IF([.D26] &lt;= 1; &quot;short&quot;; IF([.D26] &lt;= 1.5; &quot;medium&quot;; &quot;wide&quot;))" office:value-type="string" office:string-value="short" calcext:value-type="string">
            <text:p>short</text:p>
          </table:table-cell>
          <table:table-cell table:formula="of:=REPLACE([.E26];1;5;&quot;&quot;)" office:value-type="string" office:string-value="setosa" calcext:value-type="string">
            <text:p>seto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 table:number-columns-repeated="11"/>
          <table:table-cell table:formula="of:=IF([.A27] &lt;= 5; &quot;short&quot;; IF([.A27] &lt;= 6.5; &quot;medium&quot;; &quot;long&quot;))" office:value-type="string" office:string-value="short" calcext:value-type="string">
            <text:p>short</text:p>
          </table:table-cell>
          <table:table-cell table:formula="of:=IF([.B27] &lt;= 3; &quot;short&quot;; &quot;wide&quot;)" office:value-type="string" office:string-value="wide" calcext:value-type="string">
            <text:p>wide</text:p>
          </table:table-cell>
          <table:table-cell table:formula="of:=IF([.C27] &lt;= 3; &quot;short&quot;; IF([.C27] &lt;= 5; &quot;medium&quot;; &quot;long&quot;))" office:value-type="string" office:string-value="short" calcext:value-type="string">
            <text:p>short</text:p>
          </table:table-cell>
          <table:table-cell table:formula="of:=IF([.D27] &lt;= 1; &quot;short&quot;; IF([.D27] &lt;= 1.5; &quot;medium&quot;; &quot;wide&quot;))" office:value-type="string" office:string-value="short" calcext:value-type="string">
            <text:p>short</text:p>
          </table:table-cell>
          <table:table-cell table:formula="of:=REPLACE([.E27];1;5;&quot;&quot;)" office:value-type="string" office:string-value="setosa" calcext:value-type="string">
            <text:p>setosa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1"/>
          <table:table-cell table:formula="of:=IF([.A28] &lt;= 5; &quot;short&quot;; IF([.A28] &lt;= 6.5; &quot;medium&quot;; &quot;long&quot;))" office:value-type="string" office:string-value="medium" calcext:value-type="string">
            <text:p>medium</text:p>
          </table:table-cell>
          <table:table-cell table:formula="of:=IF([.B28] &lt;= 3; &quot;short&quot;; &quot;wide&quot;)" office:value-type="string" office:string-value="wide" calcext:value-type="string">
            <text:p>wide</text:p>
          </table:table-cell>
          <table:table-cell table:formula="of:=IF([.C28] &lt;= 3; &quot;short&quot;; IF([.C28] &lt;= 5; &quot;medium&quot;; &quot;long&quot;))" office:value-type="string" office:string-value="short" calcext:value-type="string">
            <text:p>short</text:p>
          </table:table-cell>
          <table:table-cell table:formula="of:=IF([.D28] &lt;= 1; &quot;short&quot;; IF([.D28] &lt;= 1.5; &quot;medium&quot;; &quot;wide&quot;))" office:value-type="string" office:string-value="short" calcext:value-type="string">
            <text:p>short</text:p>
          </table:table-cell>
          <table:table-cell table:formula="of:=REPLACE([.E28];1;5;&quot;&quot;)" office:value-type="string" office:string-value="setosa" calcext:value-type="string">
            <text:p>setosa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1"/>
          <table:table-cell table:formula="of:=IF([.A29] &lt;= 5; &quot;short&quot;; IF([.A29] &lt;= 6.5; &quot;medium&quot;; &quot;long&quot;))" office:value-type="string" office:string-value="medium" calcext:value-type="string">
            <text:p>medium</text:p>
          </table:table-cell>
          <table:table-cell table:formula="of:=IF([.B29] &lt;= 3; &quot;short&quot;; &quot;wide&quot;)" office:value-type="string" office:string-value="wide" calcext:value-type="string">
            <text:p>wide</text:p>
          </table:table-cell>
          <table:table-cell table:formula="of:=IF([.C29] &lt;= 3; &quot;short&quot;; IF([.C29] &lt;= 5; &quot;medium&quot;; &quot;long&quot;))" office:value-type="string" office:string-value="short" calcext:value-type="string">
            <text:p>short</text:p>
          </table:table-cell>
          <table:table-cell table:formula="of:=IF([.D29] &lt;= 1; &quot;short&quot;; IF([.D29] &lt;= 1.5; &quot;medium&quot;; &quot;wide&quot;))" office:value-type="string" office:string-value="short" calcext:value-type="string">
            <text:p>short</text:p>
          </table:table-cell>
          <table:table-cell table:formula="of:=REPLACE([.E29];1;5;&quot;&quot;)" office:value-type="string" office:string-value="setosa" calcext:value-type="string">
            <text:p>setosa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1"/>
          <table:table-cell table:formula="of:=IF([.A30] &lt;= 5; &quot;short&quot;; IF([.A30] &lt;= 6.5; &quot;medium&quot;; &quot;long&quot;))" office:value-type="string" office:string-value="short" calcext:value-type="string">
            <text:p>short</text:p>
          </table:table-cell>
          <table:table-cell table:formula="of:=IF([.B30] &lt;= 3; &quot;short&quot;; &quot;wide&quot;)" office:value-type="string" office:string-value="wide" calcext:value-type="string">
            <text:p>wide</text:p>
          </table:table-cell>
          <table:table-cell table:formula="of:=IF([.C30] &lt;= 3; &quot;short&quot;; IF([.C30] &lt;= 5; &quot;medium&quot;; &quot;long&quot;))" office:value-type="string" office:string-value="short" calcext:value-type="string">
            <text:p>short</text:p>
          </table:table-cell>
          <table:table-cell table:formula="of:=IF([.D30] &lt;= 1; &quot;short&quot;; IF([.D30] &lt;= 1.5; &quot;medium&quot;; &quot;wide&quot;))" office:value-type="string" office:string-value="short" calcext:value-type="string">
            <text:p>short</text:p>
          </table:table-cell>
          <table:table-cell table:formula="of:=REPLACE([.E30];1;5;&quot;&quot;)" office:value-type="string" office:string-value="setosa" calcext:value-type="string">
            <text:p>setosa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1"/>
          <table:table-cell table:formula="of:=IF([.A31] &lt;= 5; &quot;short&quot;; IF([.A31] &lt;= 6.5; &quot;medium&quot;; &quot;long&quot;))" office:value-type="string" office:string-value="short" calcext:value-type="string">
            <text:p>short</text:p>
          </table:table-cell>
          <table:table-cell table:formula="of:=IF([.B31] &lt;= 3; &quot;short&quot;; &quot;wide&quot;)" office:value-type="string" office:string-value="wide" calcext:value-type="string">
            <text:p>wide</text:p>
          </table:table-cell>
          <table:table-cell table:formula="of:=IF([.C31] &lt;= 3; &quot;short&quot;; IF([.C31] &lt;= 5; &quot;medium&quot;; &quot;long&quot;))" office:value-type="string" office:string-value="short" calcext:value-type="string">
            <text:p>short</text:p>
          </table:table-cell>
          <table:table-cell table:formula="of:=IF([.D31] &lt;= 1; &quot;short&quot;; IF([.D31] &lt;= 1.5; &quot;medium&quot;; &quot;wide&quot;))" office:value-type="string" office:string-value="short" calcext:value-type="string">
            <text:p>short</text:p>
          </table:table-cell>
          <table:table-cell table:formula="of:=REPLACE([.E31];1;5;&quot;&quot;)" office:value-type="string" office:string-value="setosa" calcext:value-type="string">
            <text:p>setosa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 table:number-columns-repeated="11"/>
          <table:table-cell table:formula="of:=IF([.A32] &lt;= 5; &quot;short&quot;; IF([.A32] &lt;= 6.5; &quot;medium&quot;; &quot;long&quot;))" office:value-type="string" office:string-value="medium" calcext:value-type="string">
            <text:p>medium</text:p>
          </table:table-cell>
          <table:table-cell table:formula="of:=IF([.B32] &lt;= 3; &quot;short&quot;; &quot;wide&quot;)" office:value-type="string" office:string-value="wide" calcext:value-type="string">
            <text:p>wide</text:p>
          </table:table-cell>
          <table:table-cell table:formula="of:=IF([.C32] &lt;= 3; &quot;short&quot;; IF([.C32] &lt;= 5; &quot;medium&quot;; &quot;long&quot;))" office:value-type="string" office:string-value="short" calcext:value-type="string">
            <text:p>short</text:p>
          </table:table-cell>
          <table:table-cell table:formula="of:=IF([.D32] &lt;= 1; &quot;short&quot;; IF([.D32] &lt;= 1.5; &quot;medium&quot;; &quot;wide&quot;))" office:value-type="string" office:string-value="short" calcext:value-type="string">
            <text:p>short</text:p>
          </table:table-cell>
          <table:table-cell table:formula="of:=REPLACE([.E32];1;5;&quot;&quot;)" office:value-type="string" office:string-value="setosa" calcext:value-type="string">
            <text:p>setosa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  <table:table-cell table:number-columns-repeated="11"/>
          <table:table-cell table:formula="of:=IF([.A33] &lt;= 5; &quot;short&quot;; IF([.A33] &lt;= 6.5; &quot;medium&quot;; &quot;long&quot;))" office:value-type="string" office:string-value="medium" calcext:value-type="string">
            <text:p>medium</text:p>
          </table:table-cell>
          <table:table-cell table:formula="of:=IF([.B33] &lt;= 3; &quot;short&quot;; &quot;wide&quot;)" office:value-type="string" office:string-value="wide" calcext:value-type="string">
            <text:p>wide</text:p>
          </table:table-cell>
          <table:table-cell table:formula="of:=IF([.C33] &lt;= 3; &quot;short&quot;; IF([.C33] &lt;= 5; &quot;medium&quot;; &quot;long&quot;))" office:value-type="string" office:string-value="short" calcext:value-type="string">
            <text:p>short</text:p>
          </table:table-cell>
          <table:table-cell table:formula="of:=IF([.D33] &lt;= 1; &quot;short&quot;; IF([.D33] &lt;= 1.5; &quot;medium&quot;; &quot;wide&quot;))" office:value-type="string" office:string-value="short" calcext:value-type="string">
            <text:p>short</text:p>
          </table:table-cell>
          <table:table-cell table:formula="of:=REPLACE([.E33];1;5;&quot;&quot;)" office:value-type="string" office:string-value="setosa" calcext:value-type="string">
            <text:p>setosa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1"/>
          <table:table-cell table:formula="of:=IF([.A34] &lt;= 5; &quot;short&quot;; IF([.A34] &lt;= 6.5; &quot;medium&quot;; &quot;long&quot;))" office:value-type="string" office:string-value="medium" calcext:value-type="string">
            <text:p>medium</text:p>
          </table:table-cell>
          <table:table-cell table:formula="of:=IF([.B34] &lt;= 3; &quot;short&quot;; &quot;wide&quot;)" office:value-type="string" office:string-value="wide" calcext:value-type="string">
            <text:p>wide</text:p>
          </table:table-cell>
          <table:table-cell table:formula="of:=IF([.C34] &lt;= 3; &quot;short&quot;; IF([.C34] &lt;= 5; &quot;medium&quot;; &quot;long&quot;))" office:value-type="string" office:string-value="short" calcext:value-type="string">
            <text:p>short</text:p>
          </table:table-cell>
          <table:table-cell table:formula="of:=IF([.D34] &lt;= 1; &quot;short&quot;; IF([.D34] &lt;= 1.5; &quot;medium&quot;; &quot;wide&quot;))" office:value-type="string" office:string-value="short" calcext:value-type="string">
            <text:p>short</text:p>
          </table:table-cell>
          <table:table-cell table:formula="of:=REPLACE([.E34];1;5;&quot;&quot;)" office:value-type="string" office:string-value="setosa" calcext:value-type="string">
            <text:p>setosa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  <table:table-cell table:number-columns-repeated="11"/>
          <table:table-cell table:formula="of:=IF([.A35] &lt;= 5; &quot;short&quot;; IF([.A35] &lt;= 6.5; &quot;medium&quot;; &quot;long&quot;))" office:value-type="string" office:string-value="short" calcext:value-type="string">
            <text:p>short</text:p>
          </table:table-cell>
          <table:table-cell table:formula="of:=IF([.B35] &lt;= 3; &quot;short&quot;; &quot;wide&quot;)" office:value-type="string" office:string-value="wide" calcext:value-type="string">
            <text:p>wide</text:p>
          </table:table-cell>
          <table:table-cell table:formula="of:=IF([.C35] &lt;= 3; &quot;short&quot;; IF([.C35] &lt;= 5; &quot;medium&quot;; &quot;long&quot;))" office:value-type="string" office:string-value="short" calcext:value-type="string">
            <text:p>short</text:p>
          </table:table-cell>
          <table:table-cell table:formula="of:=IF([.D35] &lt;= 1; &quot;short&quot;; IF([.D35] &lt;= 1.5; &quot;medium&quot;; &quot;wide&quot;))" office:value-type="string" office:string-value="short" calcext:value-type="string">
            <text:p>short</text:p>
          </table:table-cell>
          <table:table-cell table:formula="of:=REPLACE([.E35];1;5;&quot;&quot;)" office:value-type="string" office:string-value="setosa" calcext:value-type="string">
            <text:p>seto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1"/>
          <table:table-cell table:formula="of:=IF([.A36] &lt;= 5; &quot;short&quot;; IF([.A36] &lt;= 6.5; &quot;medium&quot;; &quot;long&quot;))" office:value-type="string" office:string-value="short" calcext:value-type="string">
            <text:p>short</text:p>
          </table:table-cell>
          <table:table-cell table:formula="of:=IF([.B36] &lt;= 3; &quot;short&quot;; &quot;wide&quot;)" office:value-type="string" office:string-value="wide" calcext:value-type="string">
            <text:p>wide</text:p>
          </table:table-cell>
          <table:table-cell table:formula="of:=IF([.C36] &lt;= 3; &quot;short&quot;; IF([.C36] &lt;= 5; &quot;medium&quot;; &quot;long&quot;))" office:value-type="string" office:string-value="short" calcext:value-type="string">
            <text:p>short</text:p>
          </table:table-cell>
          <table:table-cell table:formula="of:=IF([.D36] &lt;= 1; &quot;short&quot;; IF([.D36] &lt;= 1.5; &quot;medium&quot;; &quot;wide&quot;))" office:value-type="string" office:string-value="short" calcext:value-type="string">
            <text:p>short</text:p>
          </table:table-cell>
          <table:table-cell table:formula="of:=REPLACE([.E36];1;5;&quot;&quot;)" office:value-type="string" office:string-value="setosa" calcext:value-type="string">
            <text:p>setosa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3.3" calcext:value-type="float">
            <text:p>3.3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1"/>
          <table:table-cell table:formula="of:=IF([.A37] &lt;= 5; &quot;short&quot;; IF([.A37] &lt;= 6.5; &quot;medium&quot;; &quot;long&quot;))" office:value-type="string" office:string-value="medium" calcext:value-type="string">
            <text:p>medium</text:p>
          </table:table-cell>
          <table:table-cell table:formula="of:=IF([.B37] &lt;= 3; &quot;short&quot;; &quot;wide&quot;)" office:value-type="string" office:string-value="wide" calcext:value-type="string">
            <text:p>wide</text:p>
          </table:table-cell>
          <table:table-cell table:formula="of:=IF([.C37] &lt;= 3; &quot;short&quot;; IF([.C37] &lt;= 5; &quot;medium&quot;; &quot;long&quot;))" office:value-type="string" office:string-value="short" calcext:value-type="string">
            <text:p>short</text:p>
          </table:table-cell>
          <table:table-cell table:formula="of:=IF([.D37] &lt;= 1; &quot;short&quot;; IF([.D37] &lt;= 1.5; &quot;medium&quot;; &quot;wide&quot;))" office:value-type="string" office:string-value="short" calcext:value-type="string">
            <text:p>short</text:p>
          </table:table-cell>
          <table:table-cell table:formula="of:=REPLACE([.E37];1;5;&quot;&quot;)" office:value-type="string" office:string-value="setosa" calcext:value-type="string">
            <text:p>setosa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3" calcext:value-type="float">
            <text:p>3.3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  <table:table-cell table:number-columns-repeated="11"/>
          <table:table-cell table:formula="of:=IF([.A38] &lt;= 5; &quot;short&quot;; IF([.A38] &lt;= 6.5; &quot;medium&quot;; &quot;long&quot;))" office:value-type="string" office:string-value="short" calcext:value-type="string">
            <text:p>short</text:p>
          </table:table-cell>
          <table:table-cell table:formula="of:=IF([.B38] &lt;= 3; &quot;short&quot;; &quot;wide&quot;)" office:value-type="string" office:string-value="wide" calcext:value-type="string">
            <text:p>wide</text:p>
          </table:table-cell>
          <table:table-cell table:formula="of:=IF([.C38] &lt;= 3; &quot;short&quot;; IF([.C38] &lt;= 5; &quot;medium&quot;; &quot;long&quot;))" office:value-type="string" office:string-value="short" calcext:value-type="string">
            <text:p>short</text:p>
          </table:table-cell>
          <table:table-cell table:formula="of:=IF([.D38] &lt;= 1; &quot;short&quot;; IF([.D38] &lt;= 1.5; &quot;medium&quot;; &quot;wide&quot;))" office:value-type="string" office:string-value="short" calcext:value-type="string">
            <text:p>short</text:p>
          </table:table-cell>
          <table:table-cell table:formula="of:=REPLACE([.E38];1;5;&quot;&quot;)" office:value-type="string" office:string-value="setosa" calcext:value-type="string">
            <text:p>setosa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.3" calcext:value-type="float">
            <text:p>3.3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1"/>
          <table:table-cell table:formula="of:=IF([.A39] &lt;= 5; &quot;short&quot;; IF([.A39] &lt;= 6.5; &quot;medium&quot;; &quot;long&quot;))" office:value-type="string" office:string-value="short" calcext:value-type="string">
            <text:p>short</text:p>
          </table:table-cell>
          <table:table-cell table:formula="of:=IF([.B39] &lt;= 3; &quot;short&quot;; &quot;wide&quot;)" office:value-type="string" office:string-value="wide" calcext:value-type="string">
            <text:p>wide</text:p>
          </table:table-cell>
          <table:table-cell table:formula="of:=IF([.C39] &lt;= 3; &quot;short&quot;; IF([.C39] &lt;= 5; &quot;medium&quot;; &quot;long&quot;))" office:value-type="string" office:string-value="short" calcext:value-type="string">
            <text:p>short</text:p>
          </table:table-cell>
          <table:table-cell table:formula="of:=IF([.D39] &lt;= 1; &quot;short&quot;; IF([.D39] &lt;= 1.5; &quot;medium&quot;; &quot;wide&quot;))" office:value-type="string" office:string-value="short" calcext:value-type="string">
            <text:p>short</text:p>
          </table:table-cell>
          <table:table-cell table:formula="of:=REPLACE([.E39];1;5;&quot;&quot;)" office:value-type="string" office:string-value="setosa" calcext:value-type="string">
            <text:p>setosa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3" calcext:value-type="float">
            <text:p>3.3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1"/>
          <table:table-cell table:formula="of:=IF([.A40] &lt;= 5; &quot;short&quot;; IF([.A40] &lt;= 6.5; &quot;medium&quot;; &quot;long&quot;))" office:value-type="string" office:string-value="medium" calcext:value-type="string">
            <text:p>medium</text:p>
          </table:table-cell>
          <table:table-cell table:formula="of:=IF([.B40] &lt;= 3; &quot;short&quot;; &quot;wide&quot;)" office:value-type="string" office:string-value="wide" calcext:value-type="string">
            <text:p>wide</text:p>
          </table:table-cell>
          <table:table-cell table:formula="of:=IF([.C40] &lt;= 3; &quot;short&quot;; IF([.C40] &lt;= 5; &quot;medium&quot;; &quot;long&quot;))" office:value-type="string" office:string-value="short" calcext:value-type="string">
            <text:p>short</text:p>
          </table:table-cell>
          <table:table-cell table:formula="of:=IF([.D40] &lt;= 1; &quot;short&quot;; IF([.D40] &lt;= 1.5; &quot;medium&quot;; &quot;wide&quot;))" office:value-type="string" office:string-value="short" calcext:value-type="string">
            <text:p>short</text:p>
          </table:table-cell>
          <table:table-cell table:formula="of:=REPLACE([.E40];1;5;&quot;&quot;)" office:value-type="string" office:string-value="setosa" calcext:value-type="string">
            <text:p>seto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  <table:table-cell table:number-columns-repeated="11"/>
          <table:table-cell table:formula="of:=IF([.A41] &lt;= 5; &quot;short&quot;; IF([.A41] &lt;= 6.5; &quot;medium&quot;; &quot;long&quot;))" office:value-type="string" office:string-value="short" calcext:value-type="string">
            <text:p>short</text:p>
          </table:table-cell>
          <table:table-cell table:formula="of:=IF([.B41] &lt;= 3; &quot;short&quot;; &quot;wide&quot;)" office:value-type="string" office:string-value="wide" calcext:value-type="string">
            <text:p>wide</text:p>
          </table:table-cell>
          <table:table-cell table:formula="of:=IF([.C41] &lt;= 3; &quot;short&quot;; IF([.C41] &lt;= 5; &quot;medium&quot;; &quot;long&quot;))" office:value-type="string" office:string-value="short" calcext:value-type="string">
            <text:p>short</text:p>
          </table:table-cell>
          <table:table-cell table:formula="of:=IF([.D41] &lt;= 1; &quot;short&quot;; IF([.D41] &lt;= 1.5; &quot;medium&quot;; &quot;wide&quot;))" office:value-type="string" office:string-value="short" calcext:value-type="string">
            <text:p>short</text:p>
          </table:table-cell>
          <table:table-cell table:formula="of:=REPLACE([.E41];1;5;&quot;&quot;)" office:value-type="string" office:string-value="setosa" calcext:value-type="string">
            <text:p>setosa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.3" calcext:value-type="float">
            <text:p>3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  <table:table-cell table:number-columns-repeated="11"/>
          <table:table-cell table:formula="of:=IF([.A42] &lt;= 5; &quot;short&quot;; IF([.A42] &lt;= 6.5; &quot;medium&quot;; &quot;long&quot;))" office:value-type="string" office:string-value="short" calcext:value-type="string">
            <text:p>short</text:p>
          </table:table-cell>
          <table:table-cell table:formula="of:=IF([.B42] &lt;= 3; &quot;short&quot;; &quot;wide&quot;)" office:value-type="string" office:string-value="wide" calcext:value-type="string">
            <text:p>wide</text:p>
          </table:table-cell>
          <table:table-cell table:formula="of:=IF([.C42] &lt;= 3; &quot;short&quot;; IF([.C42] &lt;= 5; &quot;medium&quot;; &quot;long&quot;))" office:value-type="string" office:string-value="short" calcext:value-type="string">
            <text:p>short</text:p>
          </table:table-cell>
          <table:table-cell table:formula="of:=IF([.D42] &lt;= 1; &quot;short&quot;; IF([.D42] &lt;= 1.5; &quot;medium&quot;; &quot;wide&quot;))" office:value-type="string" office:string-value="short" calcext:value-type="string">
            <text:p>short</text:p>
          </table:table-cell>
          <table:table-cell table:formula="of:=REPLACE([.E42];1;5;&quot;&quot;)" office:value-type="string" office:string-value="setosa" calcext:value-type="string">
            <text:p>setosa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1"/>
          <table:table-cell table:formula="of:=IF([.A43] &lt;= 5; &quot;short&quot;; IF([.A43] &lt;= 6.5; &quot;medium&quot;; &quot;long&quot;))" office:value-type="string" office:string-value="short" calcext:value-type="string">
            <text:p>short</text:p>
          </table:table-cell>
          <table:table-cell table:formula="of:=IF([.B43] &lt;= 3; &quot;short&quot;; &quot;wide&quot;)" office:value-type="string" office:string-value="wide" calcext:value-type="string">
            <text:p>wide</text:p>
          </table:table-cell>
          <table:table-cell table:formula="of:=IF([.C43] &lt;= 3; &quot;short&quot;; IF([.C43] &lt;= 5; &quot;medium&quot;; &quot;long&quot;))" office:value-type="string" office:string-value="short" calcext:value-type="string">
            <text:p>short</text:p>
          </table:table-cell>
          <table:table-cell table:formula="of:=IF([.D43] &lt;= 1; &quot;short&quot;; IF([.D43] &lt;= 1.5; &quot;medium&quot;; &quot;wide&quot;))" office:value-type="string" office:string-value="short" calcext:value-type="string">
            <text:p>short</text:p>
          </table:table-cell>
          <table:table-cell table:formula="of:=REPLACE([.E43];1;5;&quot;&quot;)" office:value-type="string" office:string-value="setosa" calcext:value-type="string">
            <text:p>seto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.2</text:p>
          </table:table-cell>
          <table:table-cell office:value-type="float" office:value="1.6" calcext:value-type="float">
            <text:p>1.6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Iris-setosa</text:p>
          </table:table-cell>
          <table:table-cell table:number-columns-repeated="11"/>
          <table:table-cell table:formula="of:=IF([.A44] &lt;= 5; &quot;short&quot;; IF([.A44] &lt;= 6.5; &quot;medium&quot;; &quot;long&quot;))" office:value-type="string" office:string-value="short" calcext:value-type="string">
            <text:p>short</text:p>
          </table:table-cell>
          <table:table-cell table:formula="of:=IF([.B44] &lt;= 3; &quot;short&quot;; &quot;wide&quot;)" office:value-type="string" office:string-value="wide" calcext:value-type="string">
            <text:p>wide</text:p>
          </table:table-cell>
          <table:table-cell table:formula="of:=IF([.C44] &lt;= 3; &quot;short&quot;; IF([.C44] &lt;= 5; &quot;medium&quot;; &quot;long&quot;))" office:value-type="string" office:string-value="short" calcext:value-type="string">
            <text:p>short</text:p>
          </table:table-cell>
          <table:table-cell table:formula="of:=IF([.D44] &lt;= 1; &quot;short&quot;; IF([.D44] &lt;= 1.5; &quot;medium&quot;; &quot;wide&quot;))" office:value-type="string" office:string-value="short" calcext:value-type="string">
            <text:p>short</text:p>
          </table:table-cell>
          <table:table-cell table:formula="of:=REPLACE([.E44];1;5;&quot;&quot;)" office:value-type="string" office:string-value="setosa" calcext:value-type="string">
            <text:p>setosa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2" calcext:value-type="float">
            <text:p>3.2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 table:number-columns-repeated="11"/>
          <table:table-cell table:formula="of:=IF([.A45] &lt;= 5; &quot;short&quot;; IF([.A45] &lt;= 6.5; &quot;medium&quot;; &quot;long&quot;))" office:value-type="string" office:string-value="medium" calcext:value-type="string">
            <text:p>medium</text:p>
          </table:table-cell>
          <table:table-cell table:formula="of:=IF([.B45] &lt;= 3; &quot;short&quot;; &quot;wide&quot;)" office:value-type="string" office:string-value="wide" calcext:value-type="string">
            <text:p>wide</text:p>
          </table:table-cell>
          <table:table-cell table:formula="of:=IF([.C45] &lt;= 3; &quot;short&quot;; IF([.C45] &lt;= 5; &quot;medium&quot;; &quot;long&quot;))" office:value-type="string" office:string-value="short" calcext:value-type="string">
            <text:p>short</text:p>
          </table:table-cell>
          <table:table-cell table:formula="of:=IF([.D45] &lt;= 1; &quot;short&quot;; IF([.D45] &lt;= 1.5; &quot;medium&quot;; &quot;wide&quot;))" office:value-type="string" office:string-value="short" calcext:value-type="string">
            <text:p>short</text:p>
          </table:table-cell>
          <table:table-cell table:formula="of:=REPLACE([.E45];1;5;&quot;&quot;)" office:value-type="string" office:string-value="setosa" calcext:value-type="string">
            <text:p>setosa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2" calcext:value-type="float">
            <text:p>3.2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  <table:table-cell table:number-columns-repeated="11"/>
          <table:table-cell table:formula="of:=IF([.A46] &lt;= 5; &quot;short&quot;; IF([.A46] &lt;= 6.5; &quot;medium&quot;; &quot;long&quot;))" office:value-type="string" office:string-value="short" calcext:value-type="string">
            <text:p>short</text:p>
          </table:table-cell>
          <table:table-cell table:formula="of:=IF([.B46] &lt;= 3; &quot;short&quot;; &quot;wide&quot;)" office:value-type="string" office:string-value="wide" calcext:value-type="string">
            <text:p>wide</text:p>
          </table:table-cell>
          <table:table-cell table:formula="of:=IF([.C46] &lt;= 3; &quot;short&quot;; IF([.C46] &lt;= 5; &quot;medium&quot;; &quot;long&quot;))" office:value-type="string" office:string-value="short" calcext:value-type="string">
            <text:p>short</text:p>
          </table:table-cell>
          <table:table-cell table:formula="of:=IF([.D46] &lt;= 1; &quot;short&quot;; IF([.D46] &lt;= 1.5; &quot;medium&quot;; &quot;wide&quot;))" office:value-type="string" office:string-value="short" calcext:value-type="string">
            <text:p>short</text:p>
          </table:table-cell>
          <table:table-cell table:formula="of:=REPLACE([.E46];1;5;&quot;&quot;)" office:value-type="string" office:string-value="setosa" calcext:value-type="string">
            <text:p>setosa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2" calcext:value-type="float">
            <text:p>3.2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1"/>
          <table:table-cell table:formula="of:=IF([.A47] &lt;= 5; &quot;short&quot;; IF([.A47] &lt;= 6.5; &quot;medium&quot;; &quot;long&quot;))" office:value-type="string" office:string-value="medium" calcext:value-type="string">
            <text:p>medium</text:p>
          </table:table-cell>
          <table:table-cell table:formula="of:=IF([.B47] &lt;= 3; &quot;short&quot;; &quot;wide&quot;)" office:value-type="string" office:string-value="wide" calcext:value-type="string">
            <text:p>wide</text:p>
          </table:table-cell>
          <table:table-cell table:formula="of:=IF([.C47] &lt;= 3; &quot;short&quot;; IF([.C47] &lt;= 5; &quot;medium&quot;; &quot;long&quot;))" office:value-type="string" office:string-value="short" calcext:value-type="string">
            <text:p>short</text:p>
          </table:table-cell>
          <table:table-cell table:formula="of:=IF([.D47] &lt;= 1; &quot;short&quot;; IF([.D47] &lt;= 1.5; &quot;medium&quot;; &quot;wide&quot;))" office:value-type="string" office:string-value="short" calcext:value-type="string">
            <text:p>short</text:p>
          </table:table-cell>
          <table:table-cell table:formula="of:=REPLACE([.E47];1;5;&quot;&quot;)" office:value-type="string" office:string-value="setosa" calcext:value-type="string">
            <text:p>setosa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1"/>
          <table:table-cell table:formula="of:=IF([.A48] &lt;= 5; &quot;short&quot;; IF([.A48] &lt;= 6.5; &quot;medium&quot;; &quot;long&quot;))" office:value-type="string" office:string-value="short" calcext:value-type="string">
            <text:p>short</text:p>
          </table:table-cell>
          <table:table-cell table:formula="of:=IF([.B48] &lt;= 3; &quot;short&quot;; &quot;wide&quot;)" office:value-type="string" office:string-value="wide" calcext:value-type="string">
            <text:p>wide</text:p>
          </table:table-cell>
          <table:table-cell table:formula="of:=IF([.C48] &lt;= 3; &quot;short&quot;; IF([.C48] &lt;= 5; &quot;medium&quot;; &quot;long&quot;))" office:value-type="string" office:string-value="short" calcext:value-type="string">
            <text:p>short</text:p>
          </table:table-cell>
          <table:table-cell table:formula="of:=IF([.D48] &lt;= 1; &quot;short&quot;; IF([.D48] &lt;= 1.5; &quot;medium&quot;; &quot;wide&quot;))" office:value-type="string" office:string-value="short" calcext:value-type="string">
            <text:p>short</text:p>
          </table:table-cell>
          <table:table-cell table:formula="of:=REPLACE([.E48];1;5;&quot;&quot;)" office:value-type="string" office:string-value="setosa" calcext:value-type="string">
            <text:p>setosa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3.2" calcext:value-type="float">
            <text:p>3.2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1"/>
          <table:table-cell table:formula="of:=IF([.A49] &lt;= 5; &quot;short&quot;; IF([.A49] &lt;= 6.5; &quot;medium&quot;; &quot;long&quot;))" office:value-type="string" office:string-value="medium" calcext:value-type="string">
            <text:p>medium</text:p>
          </table:table-cell>
          <table:table-cell table:formula="of:=IF([.B49] &lt;= 3; &quot;short&quot;; &quot;wide&quot;)" office:value-type="string" office:string-value="wide" calcext:value-type="string">
            <text:p>wide</text:p>
          </table:table-cell>
          <table:table-cell table:formula="of:=IF([.C49] &lt;= 3; &quot;short&quot;; IF([.C49] &lt;= 5; &quot;medium&quot;; &quot;long&quot;))" office:value-type="string" office:string-value="short" calcext:value-type="string">
            <text:p>short</text:p>
          </table:table-cell>
          <table:table-cell table:formula="of:=IF([.D49] &lt;= 1; &quot;short&quot;; IF([.D49] &lt;= 1.5; &quot;medium&quot;; &quot;wide&quot;))" office:value-type="string" office:string-value="short" calcext:value-type="string">
            <text:p>short</text:p>
          </table:table-cell>
          <table:table-cell table:formula="of:=REPLACE([.E49];1;5;&quot;&quot;)" office:value-type="string" office:string-value="setosa" calcext:value-type="string">
            <text:p>seto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.2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1"/>
          <table:table-cell table:formula="of:=IF([.A50] &lt;= 5; &quot;short&quot;; IF([.A50] &lt;= 6.5; &quot;medium&quot;; &quot;long&quot;))" office:value-type="string" office:string-value="short" calcext:value-type="string">
            <text:p>short</text:p>
          </table:table-cell>
          <table:table-cell table:formula="of:=IF([.B50] &lt;= 3; &quot;short&quot;; &quot;wide&quot;)" office:value-type="string" office:string-value="wide" calcext:value-type="string">
            <text:p>wide</text:p>
          </table:table-cell>
          <table:table-cell table:formula="of:=IF([.C50] &lt;= 3; &quot;short&quot;; IF([.C50] &lt;= 5; &quot;medium&quot;; &quot;long&quot;))" office:value-type="string" office:string-value="short" calcext:value-type="string">
            <text:p>short</text:p>
          </table:table-cell>
          <table:table-cell table:formula="of:=IF([.D50] &lt;= 1; &quot;short&quot;; IF([.D50] &lt;= 1.5; &quot;medium&quot;; &quot;wide&quot;))" office:value-type="string" office:string-value="short" calcext:value-type="string">
            <text:p>short</text:p>
          </table:table-cell>
          <table:table-cell table:formula="of:=REPLACE([.E50];1;5;&quot;&quot;)" office:value-type="string" office:string-value="setosa" calcext:value-type="string">
            <text:p>seto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2" calcext:value-type="float">
            <text:p>3.2</text:p>
          </table:table-cell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 table:number-columns-repeated="11"/>
          <table:table-cell table:formula="of:=IF([.A51] &lt;= 5; &quot;short&quot;; IF([.A51] &lt;= 6.5; &quot;medium&quot;; &quot;long&quot;))" office:value-type="string" office:string-value="long" calcext:value-type="string">
            <text:p>long</text:p>
          </table:table-cell>
          <table:table-cell table:formula="of:=IF([.B51] &lt;= 3; &quot;short&quot;; &quot;wide&quot;)" office:value-type="string" office:string-value="wide" calcext:value-type="string">
            <text:p>wide</text:p>
          </table:table-cell>
          <table:table-cell table:formula="of:=IF([.C51] &lt;= 3; &quot;short&quot;; IF([.C51] &lt;= 5; &quot;medium&quot;; &quot;long&quot;))" office:value-type="string" office:string-value="medium" calcext:value-type="string">
            <text:p>medium</text:p>
          </table:table-cell>
          <table:table-cell table:formula="of:=IF([.D51] &lt;= 1; &quot;short&quot;; IF([.D51] &lt;= 1.5; &quot;medium&quot;; &quot;wide&quot;))" office:value-type="string" office:string-value="medium" calcext:value-type="string">
            <text:p>medium</text:p>
          </table:table-cell>
          <table:table-cell table:formula="of:=REPLACE([.E51];1;5;&quot;&quot;)" office:value-type="string" office:string-value="versicolor" calcext:value-type="string">
            <text:p>versicolor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11"/>
          <table:table-cell table:formula="of:=IF([.A52] &lt;= 5; &quot;short&quot;; IF([.A52] &lt;= 6.5; &quot;medium&quot;; &quot;long&quot;))" office:value-type="string" office:string-value="medium" calcext:value-type="string">
            <text:p>medium</text:p>
          </table:table-cell>
          <table:table-cell table:formula="of:=IF([.B52] &lt;= 3; &quot;short&quot;; &quot;wide&quot;)" office:value-type="string" office:string-value="wide" calcext:value-type="string">
            <text:p>wide</text:p>
          </table:table-cell>
          <table:table-cell table:formula="of:=IF([.C52] &lt;= 3; &quot;short&quot;; IF([.C52] &lt;= 5; &quot;medium&quot;; &quot;long&quot;))" office:value-type="string" office:string-value="medium" calcext:value-type="string">
            <text:p>medium</text:p>
          </table:table-cell>
          <table:table-cell table:formula="of:=IF([.D52] &lt;= 1; &quot;short&quot;; IF([.D52] &lt;= 1.5; &quot;medium&quot;; &quot;wide&quot;))" office:value-type="string" office:string-value="medium" calcext:value-type="string">
            <text:p>medium</text:p>
          </table:table-cell>
          <table:table-cell table:formula="of:=REPLACE([.E52];1;5;&quot;&quot;)" office:value-type="string" office:string-value="versicolor" calcext:value-type="string">
            <text:p>versicolor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2" calcext:value-type="float">
            <text:p>3.2</text:p>
          </table:table-cell>
          <table:table-cell office:value-type="float" office:value="4.9" calcext:value-type="float">
            <text:p>4.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11"/>
          <table:table-cell table:formula="of:=IF([.A53] &lt;= 5; &quot;short&quot;; IF([.A53] &lt;= 6.5; &quot;medium&quot;; &quot;long&quot;))" office:value-type="string" office:string-value="long" calcext:value-type="string">
            <text:p>long</text:p>
          </table:table-cell>
          <table:table-cell table:formula="of:=IF([.B53] &lt;= 3; &quot;short&quot;; &quot;wide&quot;)" office:value-type="string" office:string-value="wide" calcext:value-type="string">
            <text:p>wide</text:p>
          </table:table-cell>
          <table:table-cell table:formula="of:=IF([.C53] &lt;= 3; &quot;short&quot;; IF([.C53] &lt;= 5; &quot;medium&quot;; &quot;long&quot;))" office:value-type="string" office:string-value="medium" calcext:value-type="string">
            <text:p>medium</text:p>
          </table:table-cell>
          <table:table-cell table:formula="of:=IF([.D53] &lt;= 1; &quot;short&quot;; IF([.D53] &lt;= 1.5; &quot;medium&quot;; &quot;wide&quot;))" office:value-type="string" office:string-value="medium" calcext:value-type="string">
            <text:p>medium</text:p>
          </table:table-cell>
          <table:table-cell table:formula="of:=REPLACE([.E53];1;5;&quot;&quot;)" office:value-type="string" office:string-value="versicolor" calcext:value-type="string">
            <text:p>versicolor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3.2" calcext:value-type="float">
            <text:p>3.2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11"/>
          <table:table-cell table:formula="of:=IF([.A54] &lt;= 5; &quot;short&quot;; IF([.A54] &lt;= 6.5; &quot;medium&quot;; &quot;long&quot;))" office:value-type="string" office:string-value="medium" calcext:value-type="string">
            <text:p>medium</text:p>
          </table:table-cell>
          <table:table-cell table:formula="of:=IF([.B54] &lt;= 3; &quot;short&quot;; &quot;wide&quot;)" office:value-type="string" office:string-value="wide" calcext:value-type="string">
            <text:p>wide</text:p>
          </table:table-cell>
          <table:table-cell table:formula="of:=IF([.C54] &lt;= 3; &quot;short&quot;; IF([.C54] &lt;= 5; &quot;medium&quot;; &quot;long&quot;))" office:value-type="string" office:string-value="medium" calcext:value-type="string">
            <text:p>medium</text:p>
          </table:table-cell>
          <table:table-cell table:formula="of:=IF([.D54] &lt;= 1; &quot;short&quot;; IF([.D54] &lt;= 1.5; &quot;medium&quot;; &quot;wide&quot;))" office:value-type="string" office:string-value="medium" calcext:value-type="string">
            <text:p>medium</text:p>
          </table:table-cell>
          <table:table-cell table:formula="of:=REPLACE([.E54];1;5;&quot;&quot;)" office:value-type="string" office:string-value="versicolor" calcext:value-type="string">
            <text:p>versicolor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office:value-type="float" office:value="4.6" calcext:value-type="float">
            <text:p>4.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11"/>
          <table:table-cell table:formula="of:=IF([.A55] &lt;= 5; &quot;short&quot;; IF([.A55] &lt;= 6.5; &quot;medium&quot;; &quot;long&quot;))" office:value-type="string" office:string-value="medium" calcext:value-type="string">
            <text:p>medium</text:p>
          </table:table-cell>
          <table:table-cell table:formula="of:=IF([.B55] &lt;= 3; &quot;short&quot;; &quot;wide&quot;)" office:value-type="string" office:string-value="wide" calcext:value-type="string">
            <text:p>wide</text:p>
          </table:table-cell>
          <table:table-cell table:formula="of:=IF([.C55] &lt;= 3; &quot;short&quot;; IF([.C55] &lt;= 5; &quot;medium&quot;; &quot;long&quot;))" office:value-type="string" office:string-value="medium" calcext:value-type="string">
            <text:p>medium</text:p>
          </table:table-cell>
          <table:table-cell table:formula="of:=IF([.D55] &lt;= 1; &quot;short&quot;; IF([.D55] &lt;= 1.5; &quot;medium&quot;; &quot;wide&quot;))" office:value-type="string" office:string-value="medium" calcext:value-type="string">
            <text:p>medium</text:p>
          </table:table-cell>
          <table:table-cell table:formula="of:=REPLACE([.E55];1;5;&quot;&quot;)" office:value-type="string" office:string-value="versicolor" calcext:value-type="string">
            <text:p>versicolor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3.1" calcext:value-type="float">
            <text:p>3.1</text:p>
          </table:table-cell>
          <table:table-cell office:value-type="float" office:value="4.5" calcext:value-type="float">
            <text:p>4.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11"/>
          <table:table-cell table:formula="of:=IF([.A56] &lt;= 5; &quot;short&quot;; IF([.A56] &lt;= 6.5; &quot;medium&quot;; &quot;long&quot;))" office:value-type="string" office:string-value="medium" calcext:value-type="string">
            <text:p>medium</text:p>
          </table:table-cell>
          <table:table-cell table:formula="of:=IF([.B56] &lt;= 3; &quot;short&quot;; &quot;wide&quot;)" office:value-type="string" office:string-value="wide" calcext:value-type="string">
            <text:p>wide</text:p>
          </table:table-cell>
          <table:table-cell table:formula="of:=IF([.C56] &lt;= 3; &quot;short&quot;; IF([.C56] &lt;= 5; &quot;medium&quot;; &quot;long&quot;))" office:value-type="string" office:string-value="medium" calcext:value-type="string">
            <text:p>medium</text:p>
          </table:table-cell>
          <table:table-cell table:formula="of:=IF([.D56] &lt;= 1; &quot;short&quot;; IF([.D56] &lt;= 1.5; &quot;medium&quot;; &quot;wide&quot;))" office:value-type="string" office:string-value="medium" calcext:value-type="string">
            <text:p>medium</text:p>
          </table:table-cell>
          <table:table-cell table:formula="of:=REPLACE([.E56];1;5;&quot;&quot;)" office:value-type="string" office:string-value="versicolor" calcext:value-type="string">
            <text:p>versicolor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3.1" calcext:value-type="float">
            <text:p>3.1</text:p>
          </table:table-cell>
          <table:table-cell office:value-type="float" office:value="4.7" calcext:value-type="float">
            <text:p>4.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ris-versicolor</text:p>
          </table:table-cell>
          <table:table-cell table:number-columns-repeated="11"/>
          <table:table-cell table:formula="of:=IF([.A57] &lt;= 5; &quot;short&quot;; IF([.A57] &lt;= 6.5; &quot;medium&quot;; &quot;long&quot;))" office:value-type="string" office:string-value="medium" calcext:value-type="string">
            <text:p>medium</text:p>
          </table:table-cell>
          <table:table-cell table:formula="of:=IF([.B57] &lt;= 3; &quot;short&quot;; &quot;wide&quot;)" office:value-type="string" office:string-value="wide" calcext:value-type="string">
            <text:p>wide</text:p>
          </table:table-cell>
          <table:table-cell table:formula="of:=IF([.C57] &lt;= 3; &quot;short&quot;; IF([.C57] &lt;= 5; &quot;medium&quot;; &quot;long&quot;))" office:value-type="string" office:string-value="medium" calcext:value-type="string">
            <text:p>medium</text:p>
          </table:table-cell>
          <table:table-cell table:formula="of:=IF([.D57] &lt;= 1; &quot;short&quot;; IF([.D57] &lt;= 1.5; &quot;medium&quot;; &quot;wide&quot;))" office:value-type="string" office:string-value="wide" calcext:value-type="string">
            <text:p>wide</text:p>
          </table:table-cell>
          <table:table-cell table:formula="of:=REPLACE([.E57];1;5;&quot;&quot;)" office:value-type="string" office:string-value="versicolor" calcext:value-type="string">
            <text:p>versicolor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  <table:table-cell table:number-columns-repeated="11"/>
          <table:table-cell table:formula="of:=IF([.A58] &lt;= 5; &quot;short&quot;; IF([.A58] &lt;= 6.5; &quot;medium&quot;; &quot;long&quot;))" office:value-type="string" office:string-value="short" calcext:value-type="string">
            <text:p>short</text:p>
          </table:table-cell>
          <table:table-cell table:formula="of:=IF([.B58] &lt;= 3; &quot;short&quot;; &quot;wide&quot;)" office:value-type="string" office:string-value="wide" calcext:value-type="string">
            <text:p>wide</text:p>
          </table:table-cell>
          <table:table-cell table:formula="of:=IF([.C58] &lt;= 3; &quot;short&quot;; IF([.C58] &lt;= 5; &quot;medium&quot;; &quot;long&quot;))" office:value-type="string" office:string-value="medium" calcext:value-type="string">
            <text:p>medium</text:p>
          </table:table-cell>
          <table:table-cell table:formula="of:=IF([.D58] &lt;= 1; &quot;short&quot;; IF([.D58] &lt;= 1.5; &quot;medium&quot;; &quot;wide&quot;))" office:value-type="string" office:string-value="short" calcext:value-type="string">
            <text:p>short</text:p>
          </table:table-cell>
          <table:table-cell table:formula="of:=REPLACE([.E58];1;5;&quot;&quot;)" office:value-type="string" office:string-value="versicolor" calcext:value-type="string">
            <text:p>versicolor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3.1" calcext:value-type="float">
            <text:p>3.1</text:p>
          </table:table-cell>
          <table:table-cell office:value-type="float" office:value="4.6" calcext:value-type="float">
            <text:p>4.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11"/>
          <table:table-cell table:formula="of:=IF([.A59] &lt;= 5; &quot;short&quot;; IF([.A59] &lt;= 6.5; &quot;medium&quot;; &quot;long&quot;))" office:value-type="string" office:string-value="long" calcext:value-type="string">
            <text:p>long</text:p>
          </table:table-cell>
          <table:table-cell table:formula="of:=IF([.B59] &lt;= 3; &quot;short&quot;; &quot;wide&quot;)" office:value-type="string" office:string-value="wide" calcext:value-type="string">
            <text:p>wide</text:p>
          </table:table-cell>
          <table:table-cell table:formula="of:=IF([.C59] &lt;= 3; &quot;short&quot;; IF([.C59] &lt;= 5; &quot;medium&quot;; &quot;long&quot;))" office:value-type="string" office:string-value="medium" calcext:value-type="string">
            <text:p>medium</text:p>
          </table:table-cell>
          <table:table-cell table:formula="of:=IF([.D59] &lt;= 1; &quot;short&quot;; IF([.D59] &lt;= 1.5; &quot;medium&quot;; &quot;wide&quot;))" office:value-type="string" office:string-value="medium" calcext:value-type="string">
            <text:p>medium</text:p>
          </table:table-cell>
          <table:table-cell table:formula="of:=REPLACE([.E59];1;5;&quot;&quot;)" office:value-type="string" office:string-value="versicolor" calcext:value-type="string">
            <text:p>versicolor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.1" calcext:value-type="float">
            <text:p>3.1</text:p>
          </table:table-cell>
          <table:table-cell office:value-type="float" office:value="3.9" calcext:value-type="float">
            <text:p>3.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 table:number-columns-repeated="11"/>
          <table:table-cell table:formula="of:=IF([.A60] &lt;= 5; &quot;short&quot;; IF([.A60] &lt;= 6.5; &quot;medium&quot;; &quot;long&quot;))" office:value-type="string" office:string-value="medium" calcext:value-type="string">
            <text:p>medium</text:p>
          </table:table-cell>
          <table:table-cell table:formula="of:=IF([.B60] &lt;= 3; &quot;short&quot;; &quot;wide&quot;)" office:value-type="string" office:string-value="wide" calcext:value-type="string">
            <text:p>wide</text:p>
          </table:table-cell>
          <table:table-cell table:formula="of:=IF([.C60] &lt;= 3; &quot;short&quot;; IF([.C60] &lt;= 5; &quot;medium&quot;; &quot;long&quot;))" office:value-type="string" office:string-value="medium" calcext:value-type="string">
            <text:p>medium</text:p>
          </table:table-cell>
          <table:table-cell table:formula="of:=IF([.D60] &lt;= 1; &quot;short&quot;; IF([.D60] &lt;= 1.5; &quot;medium&quot;; &quot;wide&quot;))" office:value-type="string" office:string-value="medium" calcext:value-type="string">
            <text:p>medium</text:p>
          </table:table-cell>
          <table:table-cell table:formula="of:=REPLACE([.E60];1;5;&quot;&quot;)" office:value-type="string" office:string-value="versicolor" calcext:value-type="string">
            <text:p>versicol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1" calcext:value-type="float">
            <text:p>3.1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  <table:table-cell table:number-columns-repeated="11"/>
          <table:table-cell table:formula="of:=IF([.A61] &lt;= 5; &quot;short&quot;; IF([.A61] &lt;= 6.5; &quot;medium&quot;; &quot;long&quot;))" office:value-type="string" office:string-value="short" calcext:value-type="string">
            <text:p>short</text:p>
          </table:table-cell>
          <table:table-cell table:formula="of:=IF([.B61] &lt;= 3; &quot;short&quot;; &quot;wide&quot;)" office:value-type="string" office:string-value="wide" calcext:value-type="string">
            <text:p>wide</text:p>
          </table:table-cell>
          <table:table-cell table:formula="of:=IF([.C61] &lt;= 3; &quot;short&quot;; IF([.C61] &lt;= 5; &quot;medium&quot;; &quot;long&quot;))" office:value-type="string" office:string-value="medium" calcext:value-type="string">
            <text:p>medium</text:p>
          </table:table-cell>
          <table:table-cell table:formula="of:=IF([.D61] &lt;= 1; &quot;short&quot;; IF([.D61] &lt;= 1.5; &quot;medium&quot;; &quot;wide&quot;))" office:value-type="string" office:string-value="short" calcext:value-type="string">
            <text:p>short</text:p>
          </table:table-cell>
          <table:table-cell table:formula="of:=REPLACE([.E61];1;5;&quot;&quot;)" office:value-type="string" office:string-value="versicolor" calcext:value-type="string">
            <text:p>versicolor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3.1" calcext:value-type="float">
            <text:p>3.1</text:p>
          </table:table-cell>
          <table:table-cell office:value-type="float" office:value="4.2" calcext:value-type="float">
            <text:p>4.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11"/>
          <table:table-cell table:formula="of:=IF([.A62] &lt;= 5; &quot;short&quot;; IF([.A62] &lt;= 6.5; &quot;medium&quot;; &quot;long&quot;))" office:value-type="string" office:string-value="medium" calcext:value-type="string">
            <text:p>medium</text:p>
          </table:table-cell>
          <table:table-cell table:formula="of:=IF([.B62] &lt;= 3; &quot;short&quot;; &quot;wide&quot;)" office:value-type="string" office:string-value="wide" calcext:value-type="string">
            <text:p>wide</text:p>
          </table:table-cell>
          <table:table-cell table:formula="of:=IF([.C62] &lt;= 3; &quot;short&quot;; IF([.C62] &lt;= 5; &quot;medium&quot;; &quot;long&quot;))" office:value-type="string" office:string-value="medium" calcext:value-type="string">
            <text:p>medium</text:p>
          </table:table-cell>
          <table:table-cell table:formula="of:=IF([.D62] &lt;= 1; &quot;short&quot;; IF([.D62] &lt;= 1.5; &quot;medium&quot;; &quot;wide&quot;))" office:value-type="string" office:string-value="medium" calcext:value-type="string">
            <text:p>medium</text:p>
          </table:table-cell>
          <table:table-cell table:formula="of:=REPLACE([.E62];1;5;&quot;&quot;)" office:value-type="string" office:string-value="versicolor" calcext:value-type="string">
            <text:p>versicolo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1" calcext:value-type="float">
            <text:p>3.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  <table:table-cell table:number-columns-repeated="11"/>
          <table:table-cell table:formula="of:=IF([.A63] &lt;= 5; &quot;short&quot;; IF([.A63] &lt;= 6.5; &quot;medium&quot;; &quot;long&quot;))" office:value-type="string" office:string-value="medium" calcext:value-type="string">
            <text:p>medium</text:p>
          </table:table-cell>
          <table:table-cell table:formula="of:=IF([.B63] &lt;= 3; &quot;short&quot;; &quot;wide&quot;)" office:value-type="string" office:string-value="wide" calcext:value-type="string">
            <text:p>wide</text:p>
          </table:table-cell>
          <table:table-cell table:formula="of:=IF([.C63] &lt;= 3; &quot;short&quot;; IF([.C63] &lt;= 5; &quot;medium&quot;; &quot;long&quot;))" office:value-type="string" office:string-value="medium" calcext:value-type="string">
            <text:p>medium</text:p>
          </table:table-cell>
          <table:table-cell table:formula="of:=IF([.D63] &lt;= 1; &quot;short&quot;; IF([.D63] &lt;= 1.5; &quot;medium&quot;; &quot;wide&quot;))" office:value-type="string" office:string-value="short" calcext:value-type="string">
            <text:p>short</text:p>
          </table:table-cell>
          <table:table-cell table:formula="of:=REPLACE([.E63];1;5;&quot;&quot;)" office:value-type="string" office:string-value="versicolor" calcext:value-type="string">
            <text:p>versicolor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3.1" calcext:value-type="float">
            <text:p>3.1</text:p>
          </table:table-cell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 table:number-columns-repeated="11"/>
          <table:table-cell table:formula="of:=IF([.A64] &lt;= 5; &quot;short&quot;; IF([.A64] &lt;= 6.5; &quot;medium&quot;; &quot;long&quot;))" office:value-type="string" office:string-value="medium" calcext:value-type="string">
            <text:p>medium</text:p>
          </table:table-cell>
          <table:table-cell table:formula="of:=IF([.B64] &lt;= 3; &quot;short&quot;; &quot;wide&quot;)" office:value-type="string" office:string-value="wide" calcext:value-type="string">
            <text:p>wide</text:p>
          </table:table-cell>
          <table:table-cell table:formula="of:=IF([.C64] &lt;= 3; &quot;short&quot;; IF([.C64] &lt;= 5; &quot;medium&quot;; &quot;long&quot;))" office:value-type="string" office:string-value="medium" calcext:value-type="string">
            <text:p>medium</text:p>
          </table:table-cell>
          <table:table-cell table:formula="of:=IF([.D64] &lt;= 1; &quot;short&quot;; IF([.D64] &lt;= 1.5; &quot;medium&quot;; &quot;wide&quot;))" office:value-type="string" office:string-value="medium" calcext:value-type="string">
            <text:p>medium</text:p>
          </table:table-cell>
          <table:table-cell table:formula="of:=REPLACE([.E64];1;5;&quot;&quot;)" office:value-type="string" office:string-value="versicolor" calcext:value-type="string">
            <text:p>versicolor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3.1" calcext:value-type="float">
            <text:p>3.1</text:p>
          </table:table-cell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11"/>
          <table:table-cell table:formula="of:=IF([.A65] &lt;= 5; &quot;short&quot;; IF([.A65] &lt;= 6.5; &quot;medium&quot;; &quot;long&quot;))" office:value-type="string" office:string-value="medium" calcext:value-type="string">
            <text:p>medium</text:p>
          </table:table-cell>
          <table:table-cell table:formula="of:=IF([.B65] &lt;= 3; &quot;short&quot;; &quot;wide&quot;)" office:value-type="string" office:string-value="wide" calcext:value-type="string">
            <text:p>wide</text:p>
          </table:table-cell>
          <table:table-cell table:formula="of:=IF([.C65] &lt;= 3; &quot;short&quot;; IF([.C65] &lt;= 5; &quot;medium&quot;; &quot;long&quot;))" office:value-type="string" office:string-value="medium" calcext:value-type="string">
            <text:p>medium</text:p>
          </table:table-cell>
          <table:table-cell table:formula="of:=IF([.D65] &lt;= 1; &quot;short&quot;; IF([.D65] &lt;= 1.5; &quot;medium&quot;; &quot;wide&quot;))" office:value-type="string" office:string-value="medium" calcext:value-type="string">
            <text:p>medium</text:p>
          </table:table-cell>
          <table:table-cell table:formula="of:=REPLACE([.E65];1;5;&quot;&quot;)" office:value-type="string" office:string-value="versicolor" calcext:value-type="string">
            <text:p>versicolor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1" calcext:value-type="float">
            <text:p>3.1</text:p>
          </table:table-cell>
          <table:table-cell office:value-type="float" office:value="4.4" calcext:value-type="float">
            <text:p>4.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 table:number-columns-repeated="11"/>
          <table:table-cell table:formula="of:=IF([.A66] &lt;= 5; &quot;short&quot;; IF([.A66] &lt;= 6.5; &quot;medium&quot;; &quot;long&quot;))" office:value-type="string" office:string-value="long" calcext:value-type="string">
            <text:p>long</text:p>
          </table:table-cell>
          <table:table-cell table:formula="of:=IF([.B66] &lt;= 3; &quot;short&quot;; &quot;wide&quot;)" office:value-type="string" office:string-value="wide" calcext:value-type="string">
            <text:p>wide</text:p>
          </table:table-cell>
          <table:table-cell table:formula="of:=IF([.C66] &lt;= 3; &quot;short&quot;; IF([.C66] &lt;= 5; &quot;medium&quot;; &quot;long&quot;))" office:value-type="string" office:string-value="medium" calcext:value-type="string">
            <text:p>medium</text:p>
          </table:table-cell>
          <table:table-cell table:formula="of:=IF([.D66] &lt;= 1; &quot;short&quot;; IF([.D66] &lt;= 1.5; &quot;medium&quot;; &quot;wide&quot;))" office:value-type="string" office:string-value="medium" calcext:value-type="string">
            <text:p>medium</text:p>
          </table:table-cell>
          <table:table-cell table:formula="of:=REPLACE([.E66];1;5;&quot;&quot;)" office:value-type="string" office:string-value="versicolor" calcext:value-type="string">
            <text:p>versicolor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3.1" calcext:value-type="float">
            <text:p>3.1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11"/>
          <table:table-cell table:formula="of:=IF([.A67] &lt;= 5; &quot;short&quot;; IF([.A67] &lt;= 6.5; &quot;medium&quot;; &quot;long&quot;))" office:value-type="string" office:string-value="medium" calcext:value-type="string">
            <text:p>medium</text:p>
          </table:table-cell>
          <table:table-cell table:formula="of:=IF([.B67] &lt;= 3; &quot;short&quot;; &quot;wide&quot;)" office:value-type="string" office:string-value="wide" calcext:value-type="string">
            <text:p>wide</text:p>
          </table:table-cell>
          <table:table-cell table:formula="of:=IF([.C67] &lt;= 3; &quot;short&quot;; IF([.C67] &lt;= 5; &quot;medium&quot;; &quot;long&quot;))" office:value-type="string" office:string-value="medium" calcext:value-type="string">
            <text:p>medium</text:p>
          </table:table-cell>
          <table:table-cell table:formula="of:=IF([.D67] &lt;= 1; &quot;short&quot;; IF([.D67] &lt;= 1.5; &quot;medium&quot;; &quot;wide&quot;))" office:value-type="string" office:string-value="medium" calcext:value-type="string">
            <text:p>medium</text:p>
          </table:table-cell>
          <table:table-cell table:formula="of:=REPLACE([.E67];1;5;&quot;&quot;)" office:value-type="string" office:string-value="versicolor" calcext:value-type="string">
            <text:p>versicolor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  <table:table-cell table:number-columns-repeated="11"/>
          <table:table-cell table:formula="of:=IF([.A68] &lt;= 5; &quot;short&quot;; IF([.A68] &lt;= 6.5; &quot;medium&quot;; &quot;long&quot;))" office:value-type="string" office:string-value="medium" calcext:value-type="string">
            <text:p>medium</text:p>
          </table:table-cell>
          <table:table-cell table:formula="of:=IF([.B68] &lt;= 3; &quot;short&quot;; &quot;wide&quot;)" office:value-type="string" office:string-value="short" calcext:value-type="string">
            <text:p>short</text:p>
          </table:table-cell>
          <table:table-cell table:formula="of:=IF([.C68] &lt;= 3; &quot;short&quot;; IF([.C68] &lt;= 5; &quot;medium&quot;; &quot;long&quot;))" office:value-type="string" office:string-value="medium" calcext:value-type="string">
            <text:p>medium</text:p>
          </table:table-cell>
          <table:table-cell table:formula="of:=IF([.D68] &lt;= 1; &quot;short&quot;; IF([.D68] &lt;= 1.5; &quot;medium&quot;; &quot;wide&quot;))" office:value-type="string" office:string-value="short" calcext:value-type="string">
            <text:p>short</text:p>
          </table:table-cell>
          <table:table-cell table:formula="of:=REPLACE([.E68];1;5;&quot;&quot;)" office:value-type="string" office:string-value="versicolor" calcext:value-type="string">
            <text:p>versicolor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11"/>
          <table:table-cell table:formula="of:=IF([.A69] &lt;= 5; &quot;short&quot;; IF([.A69] &lt;= 6.5; &quot;medium&quot;; &quot;long&quot;))" office:value-type="string" office:string-value="medium" calcext:value-type="string">
            <text:p>medium</text:p>
          </table:table-cell>
          <table:table-cell table:formula="of:=IF([.B69] &lt;= 3; &quot;short&quot;; &quot;wide&quot;)" office:value-type="string" office:string-value="short" calcext:value-type="string">
            <text:p>short</text:p>
          </table:table-cell>
          <table:table-cell table:formula="of:=IF([.C69] &lt;= 3; &quot;short&quot;; IF([.C69] &lt;= 5; &quot;medium&quot;; &quot;long&quot;))" office:value-type="string" office:string-value="medium" calcext:value-type="string">
            <text:p>medium</text:p>
          </table:table-cell>
          <table:table-cell table:formula="of:=IF([.D69] &lt;= 1; &quot;short&quot;; IF([.D69] &lt;= 1.5; &quot;medium&quot;; &quot;wide&quot;))" office:value-type="string" office:string-value="medium" calcext:value-type="string">
            <text:p>medium</text:p>
          </table:table-cell>
          <table:table-cell table:formula="of:=REPLACE([.E69];1;5;&quot;&quot;)" office:value-type="string" office:string-value="versicolor" calcext:value-type="string">
            <text:p>versicolor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office:value-type="float" office:value="3.9" calcext:value-type="float">
            <text:p>3.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Iris-versicolor</text:p>
          </table:table-cell>
          <table:table-cell table:number-columns-repeated="11"/>
          <table:table-cell table:formula="of:=IF([.A70] &lt;= 5; &quot;short&quot;; IF([.A70] &lt;= 6.5; &quot;medium&quot;; &quot;long&quot;))" office:value-type="string" office:string-value="medium" calcext:value-type="string">
            <text:p>medium</text:p>
          </table:table-cell>
          <table:table-cell table:formula="of:=IF([.B70] &lt;= 3; &quot;short&quot;; &quot;wide&quot;)" office:value-type="string" office:string-value="short" calcext:value-type="string">
            <text:p>short</text:p>
          </table:table-cell>
          <table:table-cell table:formula="of:=IF([.C70] &lt;= 3; &quot;short&quot;; IF([.C70] &lt;= 5; &quot;medium&quot;; &quot;long&quot;))" office:value-type="string" office:string-value="medium" calcext:value-type="string">
            <text:p>medium</text:p>
          </table:table-cell>
          <table:table-cell table:formula="of:=IF([.D70] &lt;= 1; &quot;short&quot;; IF([.D70] &lt;= 1.5; &quot;medium&quot;; &quot;wide&quot;))" office:value-type="string" office:string-value="medium" calcext:value-type="string">
            <text:p>medium</text:p>
          </table:table-cell>
          <table:table-cell table:formula="of:=REPLACE([.E70];1;5;&quot;&quot;)" office:value-type="string" office:string-value="versicolor" calcext:value-type="string">
            <text:p>versicolor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ersicolor</text:p>
          </table:table-cell>
          <table:table-cell table:number-columns-repeated="11"/>
          <table:table-cell table:formula="of:=IF([.A71] &lt;= 5; &quot;short&quot;; IF([.A71] &lt;= 6.5; &quot;medium&quot;; &quot;long&quot;))" office:value-type="string" office:string-value="medium" calcext:value-type="string">
            <text:p>medium</text:p>
          </table:table-cell>
          <table:table-cell table:formula="of:=IF([.B71] &lt;= 3; &quot;short&quot;; &quot;wide&quot;)" office:value-type="string" office:string-value="short" calcext:value-type="string">
            <text:p>short</text:p>
          </table:table-cell>
          <table:table-cell table:formula="of:=IF([.C71] &lt;= 3; &quot;short&quot;; IF([.C71] &lt;= 5; &quot;medium&quot;; &quot;long&quot;))" office:value-type="string" office:string-value="medium" calcext:value-type="string">
            <text:p>medium</text:p>
          </table:table-cell>
          <table:table-cell table:formula="of:=IF([.D71] &lt;= 1; &quot;short&quot;; IF([.D71] &lt;= 1.5; &quot;medium&quot;; &quot;wide&quot;))" office:value-type="string" office:string-value="wide" calcext:value-type="string">
            <text:p>wide</text:p>
          </table:table-cell>
          <table:table-cell table:formula="of:=REPLACE([.E71];1;5;&quot;&quot;)" office:value-type="string" office:string-value="versicolor" calcext:value-type="string">
            <text:p>versicolor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11"/>
          <table:table-cell table:formula="of:=IF([.A72] &lt;= 5; &quot;short&quot;; IF([.A72] &lt;= 6.5; &quot;medium&quot;; &quot;long&quot;))" office:value-type="string" office:string-value="medium" calcext:value-type="string">
            <text:p>medium</text:p>
          </table:table-cell>
          <table:table-cell table:formula="of:=IF([.B72] &lt;= 3; &quot;short&quot;; &quot;wide&quot;)" office:value-type="string" office:string-value="short" calcext:value-type="string">
            <text:p>short</text:p>
          </table:table-cell>
          <table:table-cell table:formula="of:=IF([.C72] &lt;= 3; &quot;short&quot;; IF([.C72] &lt;= 5; &quot;medium&quot;; &quot;long&quot;))" office:value-type="string" office:string-value="medium" calcext:value-type="string">
            <text:p>medium</text:p>
          </table:table-cell>
          <table:table-cell table:formula="of:=IF([.D72] &lt;= 1; &quot;short&quot;; IF([.D72] &lt;= 1.5; &quot;medium&quot;; &quot;wide&quot;))" office:value-type="string" office:string-value="medium" calcext:value-type="string">
            <text:p>medium</text:p>
          </table:table-cell>
          <table:table-cell table:formula="of:=REPLACE([.E72];1;5;&quot;&quot;)" office:value-type="string" office:string-value="versicolor" calcext:value-type="string">
            <text:p>versicolor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3" calcext:value-type="float">
            <text:p>3</text:p>
          </table:table-cell>
          <table:table-cell office:value-type="float" office:value="4.9" calcext:value-type="float">
            <text:p>4.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11"/>
          <table:table-cell table:formula="of:=IF([.A73] &lt;= 5; &quot;short&quot;; IF([.A73] &lt;= 6.5; &quot;medium&quot;; &quot;long&quot;))" office:value-type="string" office:string-value="medium" calcext:value-type="string">
            <text:p>medium</text:p>
          </table:table-cell>
          <table:table-cell table:formula="of:=IF([.B73] &lt;= 3; &quot;short&quot;; &quot;wide&quot;)" office:value-type="string" office:string-value="short" calcext:value-type="string">
            <text:p>short</text:p>
          </table:table-cell>
          <table:table-cell table:formula="of:=IF([.C73] &lt;= 3; &quot;short&quot;; IF([.C73] &lt;= 5; &quot;medium&quot;; &quot;long&quot;))" office:value-type="string" office:string-value="medium" calcext:value-type="string">
            <text:p>medium</text:p>
          </table:table-cell>
          <table:table-cell table:formula="of:=IF([.D73] &lt;= 1; &quot;short&quot;; IF([.D73] &lt;= 1.5; &quot;medium&quot;; &quot;wide&quot;))" office:value-type="string" office:string-value="medium" calcext:value-type="string">
            <text:p>medium</text:p>
          </table:table-cell>
          <table:table-cell table:formula="of:=REPLACE([.E73];1;5;&quot;&quot;)" office:value-type="string" office:string-value="versicolor" calcext:value-type="string">
            <text:p>versicolor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3" calcext:value-type="float">
            <text:p>3</text:p>
          </table:table-cell>
          <table:table-cell office:value-type="float" office:value="4.7" calcext:value-type="float">
            <text:p>4.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ris-versicolor</text:p>
          </table:table-cell>
          <table:table-cell table:number-columns-repeated="11"/>
          <table:table-cell table:formula="of:=IF([.A74] &lt;= 5; &quot;short&quot;; IF([.A74] &lt;= 6.5; &quot;medium&quot;; &quot;long&quot;))" office:value-type="string" office:string-value="medium" calcext:value-type="string">
            <text:p>medium</text:p>
          </table:table-cell>
          <table:table-cell table:formula="of:=IF([.B74] &lt;= 3; &quot;short&quot;; &quot;wide&quot;)" office:value-type="string" office:string-value="short" calcext:value-type="string">
            <text:p>short</text:p>
          </table:table-cell>
          <table:table-cell table:formula="of:=IF([.C74] &lt;= 3; &quot;short&quot;; IF([.C74] &lt;= 5; &quot;medium&quot;; &quot;long&quot;))" office:value-type="string" office:string-value="medium" calcext:value-type="string">
            <text:p>medium</text:p>
          </table:table-cell>
          <table:table-cell table:formula="of:=IF([.D74] &lt;= 1; &quot;short&quot;; IF([.D74] &lt;= 1.5; &quot;medium&quot;; &quot;wide&quot;))" office:value-type="string" office:string-value="medium" calcext:value-type="string">
            <text:p>medium</text:p>
          </table:table-cell>
          <table:table-cell table:formula="of:=REPLACE([.E74];1;5;&quot;&quot;)" office:value-type="string" office:string-value="versicolor" calcext:value-type="string">
            <text:p>versicolor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" calcext:value-type="float">
            <text:p>3</text:p>
          </table:table-cell>
          <table:table-cell office:value-type="float" office:value="4.3" calcext:value-type="float">
            <text:p>4.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11"/>
          <table:table-cell table:formula="of:=IF([.A75] &lt;= 5; &quot;short&quot;; IF([.A75] &lt;= 6.5; &quot;medium&quot;; &quot;long&quot;))" office:value-type="string" office:string-value="medium" calcext:value-type="string">
            <text:p>medium</text:p>
          </table:table-cell>
          <table:table-cell table:formula="of:=IF([.B75] &lt;= 3; &quot;short&quot;; &quot;wide&quot;)" office:value-type="string" office:string-value="short" calcext:value-type="string">
            <text:p>short</text:p>
          </table:table-cell>
          <table:table-cell table:formula="of:=IF([.C75] &lt;= 3; &quot;short&quot;; IF([.C75] &lt;= 5; &quot;medium&quot;; &quot;long&quot;))" office:value-type="string" office:string-value="medium" calcext:value-type="string">
            <text:p>medium</text:p>
          </table:table-cell>
          <table:table-cell table:formula="of:=IF([.D75] &lt;= 1; &quot;short&quot;; IF([.D75] &lt;= 1.5; &quot;medium&quot;; &quot;wide&quot;))" office:value-type="string" office:string-value="medium" calcext:value-type="string">
            <text:p>medium</text:p>
          </table:table-cell>
          <table:table-cell table:formula="of:=REPLACE([.E75];1;5;&quot;&quot;)" office:value-type="string" office:string-value="versicolor" calcext:value-type="string">
            <text:p>versicolor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 table:number-columns-repeated="11"/>
          <table:table-cell table:formula="of:=IF([.A76] &lt;= 5; &quot;short&quot;; IF([.A76] &lt;= 6.5; &quot;medium&quot;; &quot;long&quot;))" office:value-type="string" office:string-value="long" calcext:value-type="string">
            <text:p>long</text:p>
          </table:table-cell>
          <table:table-cell table:formula="of:=IF([.B76] &lt;= 3; &quot;short&quot;; &quot;wide&quot;)" office:value-type="string" office:string-value="short" calcext:value-type="string">
            <text:p>short</text:p>
          </table:table-cell>
          <table:table-cell table:formula="of:=IF([.C76] &lt;= 3; &quot;short&quot;; IF([.C76] &lt;= 5; &quot;medium&quot;; &quot;long&quot;))" office:value-type="string" office:string-value="medium" calcext:value-type="string">
            <text:p>medium</text:p>
          </table:table-cell>
          <table:table-cell table:formula="of:=IF([.D76] &lt;= 1; &quot;short&quot;; IF([.D76] &lt;= 1.5; &quot;medium&quot;; &quot;wide&quot;))" office:value-type="string" office:string-value="medium" calcext:value-type="string">
            <text:p>medium</text:p>
          </table:table-cell>
          <table:table-cell table:formula="of:=REPLACE([.E76];1;5;&quot;&quot;)" office:value-type="string" office:string-value="versicolor" calcext:value-type="string">
            <text:p>versicolor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 table:number-columns-repeated="11"/>
          <table:table-cell table:formula="of:=IF([.A77] &lt;= 5; &quot;short&quot;; IF([.A77] &lt;= 6.5; &quot;medium&quot;; &quot;long&quot;))" office:value-type="string" office:string-value="long" calcext:value-type="string">
            <text:p>long</text:p>
          </table:table-cell>
          <table:table-cell table:formula="of:=IF([.B77] &lt;= 3; &quot;short&quot;; &quot;wide&quot;)" office:value-type="string" office:string-value="short" calcext:value-type="string">
            <text:p>short</text:p>
          </table:table-cell>
          <table:table-cell table:formula="of:=IF([.C77] &lt;= 3; &quot;short&quot;; IF([.C77] &lt;= 5; &quot;medium&quot;; &quot;long&quot;))" office:value-type="string" office:string-value="medium" calcext:value-type="string">
            <text:p>medium</text:p>
          </table:table-cell>
          <table:table-cell table:formula="of:=IF([.D77] &lt;= 1; &quot;short&quot;; IF([.D77] &lt;= 1.5; &quot;medium&quot;; &quot;wide&quot;))" office:value-type="string" office:string-value="medium" calcext:value-type="string">
            <text:p>medium</text:p>
          </table:table-cell>
          <table:table-cell table:formula="of:=REPLACE([.E77];1;5;&quot;&quot;)" office:value-type="string" office:string-value="versicolor" calcext:value-type="string">
            <text:p>versicolor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Iris-versicolor</text:p>
          </table:table-cell>
          <table:table-cell table:number-columns-repeated="11"/>
          <table:table-cell table:formula="of:=IF([.A78] &lt;= 5; &quot;short&quot;; IF([.A78] &lt;= 6.5; &quot;medium&quot;; &quot;long&quot;))" office:value-type="string" office:string-value="long" calcext:value-type="string">
            <text:p>long</text:p>
          </table:table-cell>
          <table:table-cell table:formula="of:=IF([.B78] &lt;= 3; &quot;short&quot;; &quot;wide&quot;)" office:value-type="string" office:string-value="short" calcext:value-type="string">
            <text:p>short</text:p>
          </table:table-cell>
          <table:table-cell table:formula="of:=IF([.C78] &lt;= 3; &quot;short&quot;; IF([.C78] &lt;= 5; &quot;medium&quot;; &quot;long&quot;))" office:value-type="string" office:string-value="medium" calcext:value-type="string">
            <text:p>medium</text:p>
          </table:table-cell>
          <table:table-cell table:formula="of:=IF([.D78] &lt;= 1; &quot;short&quot;; IF([.D78] &lt;= 1.5; &quot;medium&quot;; &quot;wide&quot;))" office:value-type="string" office:string-value="wide" calcext:value-type="string">
            <text:p>wide</text:p>
          </table:table-cell>
          <table:table-cell table:formula="of:=REPLACE([.E78];1;5;&quot;&quot;)" office:value-type="string" office:string-value="versicolor" calcext:value-type="string">
            <text:p>versicolo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11"/>
          <table:table-cell table:formula="of:=IF([.A79] &lt;= 5; &quot;short&quot;; IF([.A79] &lt;= 6.5; &quot;medium&quot;; &quot;long&quot;))" office:value-type="string" office:string-value="medium" calcext:value-type="string">
            <text:p>medium</text:p>
          </table:table-cell>
          <table:table-cell table:formula="of:=IF([.B79] &lt;= 3; &quot;short&quot;; &quot;wide&quot;)" office:value-type="string" office:string-value="short" calcext:value-type="string">
            <text:p>short</text:p>
          </table:table-cell>
          <table:table-cell table:formula="of:=IF([.C79] &lt;= 3; &quot;short&quot;; IF([.C79] &lt;= 5; &quot;medium&quot;; &quot;long&quot;))" office:value-type="string" office:string-value="medium" calcext:value-type="string">
            <text:p>medium</text:p>
          </table:table-cell>
          <table:table-cell table:formula="of:=IF([.D79] &lt;= 1; &quot;short&quot;; IF([.D79] &lt;= 1.5; &quot;medium&quot;; &quot;wide&quot;))" office:value-type="string" office:string-value="medium" calcext:value-type="string">
            <text:p>medium</text:p>
          </table:table-cell>
          <table:table-cell table:formula="of:=REPLACE([.E79];1;5;&quot;&quot;)" office:value-type="string" office:string-value="versicolor" calcext:value-type="string">
            <text:p>versicolor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  <table:table-cell table:number-columns-repeated="11"/>
          <table:table-cell table:formula="of:=IF([.A80] &lt;= 5; &quot;short&quot;; IF([.A80] &lt;= 6.5; &quot;medium&quot;; &quot;long&quot;))" office:value-type="string" office:string-value="medium" calcext:value-type="string">
            <text:p>medium</text:p>
          </table:table-cell>
          <table:table-cell table:formula="of:=IF([.B80] &lt;= 3; &quot;short&quot;; &quot;wide&quot;)" office:value-type="string" office:string-value="short" calcext:value-type="string">
            <text:p>short</text:p>
          </table:table-cell>
          <table:table-cell table:formula="of:=IF([.C80] &lt;= 3; &quot;short&quot;; IF([.C80] &lt;= 5; &quot;medium&quot;; &quot;long&quot;))" office:value-type="string" office:string-value="medium" calcext:value-type="string">
            <text:p>medium</text:p>
          </table:table-cell>
          <table:table-cell table:formula="of:=IF([.D80] &lt;= 1; &quot;short&quot;; IF([.D80] &lt;= 1.5; &quot;medium&quot;; &quot;wide&quot;))" office:value-type="string" office:string-value="short" calcext:value-type="string">
            <text:p>short</text:p>
          </table:table-cell>
          <table:table-cell table:formula="of:=REPLACE([.E80];1;5;&quot;&quot;)" office:value-type="string" office:string-value="versicolor" calcext:value-type="string">
            <text:p>versicolor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Iris-versicolor</text:p>
          </table:table-cell>
          <table:table-cell table:number-columns-repeated="11"/>
          <table:table-cell table:formula="of:=IF([.A81] &lt;= 5; &quot;short&quot;; IF([.A81] &lt;= 6.5; &quot;medium&quot;; &quot;long&quot;))" office:value-type="string" office:string-value="medium" calcext:value-type="string">
            <text:p>medium</text:p>
          </table:table-cell>
          <table:table-cell table:formula="of:=IF([.B81] &lt;= 3; &quot;short&quot;; &quot;wide&quot;)" office:value-type="string" office:string-value="short" calcext:value-type="string">
            <text:p>short</text:p>
          </table:table-cell>
          <table:table-cell table:formula="of:=IF([.C81] &lt;= 3; &quot;short&quot;; IF([.C81] &lt;= 5; &quot;medium&quot;; &quot;long&quot;))" office:value-type="string" office:string-value="medium" calcext:value-type="string">
            <text:p>medium</text:p>
          </table:table-cell>
          <table:table-cell table:formula="of:=IF([.D81] &lt;= 1; &quot;short&quot;; IF([.D81] &lt;= 1.5; &quot;medium&quot;; &quot;wide&quot;))" office:value-type="string" office:string-value="medium" calcext:value-type="string">
            <text:p>medium</text:p>
          </table:table-cell>
          <table:table-cell table:formula="of:=REPLACE([.E81];1;5;&quot;&quot;)" office:value-type="string" office:string-value="versicolor" calcext:value-type="string">
            <text:p>versicolor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3" calcext:value-type="float">
            <text:p>3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  <table:table-cell table:number-columns-repeated="11"/>
          <table:table-cell table:formula="of:=IF([.A82] &lt;= 5; &quot;short&quot;; IF([.A82] &lt;= 6.5; &quot;medium&quot;; &quot;long&quot;))" office:value-type="string" office:string-value="medium" calcext:value-type="string">
            <text:p>medium</text:p>
          </table:table-cell>
          <table:table-cell table:formula="of:=IF([.B82] &lt;= 3; &quot;short&quot;; &quot;wide&quot;)" office:value-type="string" office:string-value="short" calcext:value-type="string">
            <text:p>short</text:p>
          </table:table-cell>
          <table:table-cell table:formula="of:=IF([.C82] &lt;= 3; &quot;short&quot;; IF([.C82] &lt;= 5; &quot;medium&quot;; &quot;long&quot;))" office:value-type="string" office:string-value="medium" calcext:value-type="string">
            <text:p>medium</text:p>
          </table:table-cell>
          <table:table-cell table:formula="of:=IF([.D82] &lt;= 1; &quot;short&quot;; IF([.D82] &lt;= 1.5; &quot;medium&quot;; &quot;wide&quot;))" office:value-type="string" office:string-value="short" calcext:value-type="string">
            <text:p>short</text:p>
          </table:table-cell>
          <table:table-cell table:formula="of:=REPLACE([.E82];1;5;&quot;&quot;)" office:value-type="string" office:string-value="versicolor" calcext:value-type="string">
            <text:p>versicolor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3" calcext:value-type="float">
            <text:p>3</text:p>
          </table:table-cell>
          <table:table-cell office:value-type="float" office:value="3.9" calcext:value-type="float">
            <text:p>3.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ris-versicolor</text:p>
          </table:table-cell>
          <table:table-cell table:number-columns-repeated="11"/>
          <table:table-cell table:formula="of:=IF([.A83] &lt;= 5; &quot;short&quot;; IF([.A83] &lt;= 6.5; &quot;medium&quot;; &quot;long&quot;))" office:value-type="string" office:string-value="medium" calcext:value-type="string">
            <text:p>medium</text:p>
          </table:table-cell>
          <table:table-cell table:formula="of:=IF([.B83] &lt;= 3; &quot;short&quot;; &quot;wide&quot;)" office:value-type="string" office:string-value="short" calcext:value-type="string">
            <text:p>short</text:p>
          </table:table-cell>
          <table:table-cell table:formula="of:=IF([.C83] &lt;= 3; &quot;short&quot;; IF([.C83] &lt;= 5; &quot;medium&quot;; &quot;long&quot;))" office:value-type="string" office:string-value="medium" calcext:value-type="string">
            <text:p>medium</text:p>
          </table:table-cell>
          <table:table-cell table:formula="of:=IF([.D83] &lt;= 1; &quot;short&quot;; IF([.D83] &lt;= 1.5; &quot;medium&quot;; &quot;wide&quot;))" office:value-type="string" office:string-value="medium" calcext:value-type="string">
            <text:p>medium</text:p>
          </table:table-cell>
          <table:table-cell table:formula="of:=REPLACE([.E83];1;5;&quot;&quot;)" office:value-type="string" office:string-value="versicolor" calcext:value-type="string">
            <text:p>versicolo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.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ris-versicolor</text:p>
          </table:table-cell>
          <table:table-cell table:number-columns-repeated="11"/>
          <table:table-cell table:formula="of:=IF([.A84] &lt;= 5; &quot;short&quot;; IF([.A84] &lt;= 6.5; &quot;medium&quot;; &quot;long&quot;))" office:value-type="string" office:string-value="medium" calcext:value-type="string">
            <text:p>medium</text:p>
          </table:table-cell>
          <table:table-cell table:formula="of:=IF([.B84] &lt;= 3; &quot;short&quot;; &quot;wide&quot;)" office:value-type="string" office:string-value="short" calcext:value-type="string">
            <text:p>short</text:p>
          </table:table-cell>
          <table:table-cell table:formula="of:=IF([.C84] &lt;= 3; &quot;short&quot;; IF([.C84] &lt;= 5; &quot;medium&quot;; &quot;long&quot;))" office:value-type="string" office:string-value="long" calcext:value-type="string">
            <text:p>long</text:p>
          </table:table-cell>
          <table:table-cell table:formula="of:=IF([.D84] &lt;= 1; &quot;short&quot;; IF([.D84] &lt;= 1.5; &quot;medium&quot;; &quot;wide&quot;))" office:value-type="string" office:string-value="wide" calcext:value-type="string">
            <text:p>wide</text:p>
          </table:table-cell>
          <table:table-cell table:formula="of:=REPLACE([.E84];1;5;&quot;&quot;)" office:value-type="string" office:string-value="versicolor" calcext:value-type="string">
            <text:p>versicolor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11"/>
          <table:table-cell table:formula="of:=IF([.A85] &lt;= 5; &quot;short&quot;; IF([.A85] &lt;= 6.5; &quot;medium&quot;; &quot;long&quot;))" office:value-type="string" office:string-value="medium" calcext:value-type="string">
            <text:p>medium</text:p>
          </table:table-cell>
          <table:table-cell table:formula="of:=IF([.B85] &lt;= 3; &quot;short&quot;; &quot;wide&quot;)" office:value-type="string" office:string-value="short" calcext:value-type="string">
            <text:p>short</text:p>
          </table:table-cell>
          <table:table-cell table:formula="of:=IF([.C85] &lt;= 3; &quot;short&quot;; IF([.C85] &lt;= 5; &quot;medium&quot;; &quot;long&quot;))" office:value-type="string" office:string-value="medium" calcext:value-type="string">
            <text:p>medium</text:p>
          </table:table-cell>
          <table:table-cell table:formula="of:=IF([.D85] &lt;= 1; &quot;short&quot;; IF([.D85] &lt;= 1.5; &quot;medium&quot;; &quot;wide&quot;))" office:value-type="string" office:string-value="medium" calcext:value-type="string">
            <text:p>medium</text:p>
          </table:table-cell>
          <table:table-cell table:formula="of:=REPLACE([.E85];1;5;&quot;&quot;)" office:value-type="string" office:string-value="versicolor" calcext:value-type="string">
            <text:p>versicolo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ris-versicolor</text:p>
          </table:table-cell>
          <table:table-cell table:number-columns-repeated="11"/>
          <table:table-cell table:formula="of:=IF([.A86] &lt;= 5; &quot;short&quot;; IF([.A86] &lt;= 6.5; &quot;medium&quot;; &quot;long&quot;))" office:value-type="string" office:string-value="medium" calcext:value-type="string">
            <text:p>medium</text:p>
          </table:table-cell>
          <table:table-cell table:formula="of:=IF([.B86] &lt;= 3; &quot;short&quot;; &quot;wide&quot;)" office:value-type="string" office:string-value="short" calcext:value-type="string">
            <text:p>short</text:p>
          </table:table-cell>
          <table:table-cell table:formula="of:=IF([.C86] &lt;= 3; &quot;short&quot;; IF([.C86] &lt;= 5; &quot;medium&quot;; &quot;long&quot;))" office:value-type="string" office:string-value="medium" calcext:value-type="string">
            <text:p>medium</text:p>
          </table:table-cell>
          <table:table-cell table:formula="of:=IF([.D86] &lt;= 1; &quot;short&quot;; IF([.D86] &lt;= 1.5; &quot;medium&quot;; &quot;wide&quot;))" office:value-type="string" office:string-value="wide" calcext:value-type="string">
            <text:p>wide</text:p>
          </table:table-cell>
          <table:table-cell table:formula="of:=REPLACE([.E86];1;5;&quot;&quot;)" office:value-type="string" office:string-value="versicolor" calcext:value-type="string">
            <text:p>versicolor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" calcext:value-type="float">
            <text:p>3</text:p>
          </table:table-cell>
          <table:table-cell office:value-type="float" office:value="4.7" calcext:value-type="float">
            <text:p>4.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11"/>
          <table:table-cell table:formula="of:=IF([.A87] &lt;= 5; &quot;short&quot;; IF([.A87] &lt;= 6.5; &quot;medium&quot;; &quot;long&quot;))" office:value-type="string" office:string-value="long" calcext:value-type="string">
            <text:p>long</text:p>
          </table:table-cell>
          <table:table-cell table:formula="of:=IF([.B87] &lt;= 3; &quot;short&quot;; &quot;wide&quot;)" office:value-type="string" office:string-value="short" calcext:value-type="string">
            <text:p>short</text:p>
          </table:table-cell>
          <table:table-cell table:formula="of:=IF([.C87] &lt;= 3; &quot;short&quot;; IF([.C87] &lt;= 5; &quot;medium&quot;; &quot;long&quot;))" office:value-type="string" office:string-value="medium" calcext:value-type="string">
            <text:p>medium</text:p>
          </table:table-cell>
          <table:table-cell table:formula="of:=IF([.D87] &lt;= 1; &quot;short&quot;; IF([.D87] &lt;= 1.5; &quot;medium&quot;; &quot;wide&quot;))" office:value-type="string" office:string-value="medium" calcext:value-type="string">
            <text:p>medium</text:p>
          </table:table-cell>
          <table:table-cell table:formula="of:=REPLACE([.E87];1;5;&quot;&quot;)" office:value-type="string" office:string-value="versicolor" calcext:value-type="string">
            <text:p>versicolor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11"/>
          <table:table-cell table:formula="of:=IF([.A88] &lt;= 5; &quot;short&quot;; IF([.A88] &lt;= 6.5; &quot;medium&quot;; &quot;long&quot;))" office:value-type="string" office:string-value="medium" calcext:value-type="string">
            <text:p>medium</text:p>
          </table:table-cell>
          <table:table-cell table:formula="of:=IF([.B88] &lt;= 3; &quot;short&quot;; &quot;wide&quot;)" office:value-type="string" office:string-value="short" calcext:value-type="string">
            <text:p>short</text:p>
          </table:table-cell>
          <table:table-cell table:formula="of:=IF([.C88] &lt;= 3; &quot;short&quot;; IF([.C88] &lt;= 5; &quot;medium&quot;; &quot;long&quot;))" office:value-type="string" office:string-value="medium" calcext:value-type="string">
            <text:p>medium</text:p>
          </table:table-cell>
          <table:table-cell table:formula="of:=IF([.D88] &lt;= 1; &quot;short&quot;; IF([.D88] &lt;= 1.5; &quot;medium&quot;; &quot;wide&quot;))" office:value-type="string" office:string-value="medium" calcext:value-type="string">
            <text:p>medium</text:p>
          </table:table-cell>
          <table:table-cell table:formula="of:=REPLACE([.E88];1;5;&quot;&quot;)" office:value-type="string" office:string-value="versicolor" calcext:value-type="string">
            <text:p>versicolor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.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11"/>
          <table:table-cell table:formula="of:=IF([.A89] &lt;= 5; &quot;short&quot;; IF([.A89] &lt;= 6.5; &quot;medium&quot;; &quot;long&quot;))" office:value-type="string" office:string-value="medium" calcext:value-type="string">
            <text:p>medium</text:p>
          </table:table-cell>
          <table:table-cell table:formula="of:=IF([.B89] &lt;= 3; &quot;short&quot;; &quot;wide&quot;)" office:value-type="string" office:string-value="short" calcext:value-type="string">
            <text:p>short</text:p>
          </table:table-cell>
          <table:table-cell table:formula="of:=IF([.C89] &lt;= 3; &quot;short&quot;; IF([.C89] &lt;= 5; &quot;medium&quot;; &quot;long&quot;))" office:value-type="string" office:string-value="medium" calcext:value-type="string">
            <text:p>medium</text:p>
          </table:table-cell>
          <table:table-cell table:formula="of:=IF([.D89] &lt;= 1; &quot;short&quot;; IF([.D89] &lt;= 1.5; &quot;medium&quot;; &quot;wide&quot;))" office:value-type="string" office:string-value="medium" calcext:value-type="string">
            <text:p>medium</text:p>
          </table:table-cell>
          <table:table-cell table:formula="of:=REPLACE([.E89];1;5;&quot;&quot;)" office:value-type="string" office:string-value="versicolor" calcext:value-type="string">
            <text:p>versicolor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11"/>
          <table:table-cell table:formula="of:=IF([.A90] &lt;= 5; &quot;short&quot;; IF([.A90] &lt;= 6.5; &quot;medium&quot;; &quot;long&quot;))" office:value-type="string" office:string-value="medium" calcext:value-type="string">
            <text:p>medium</text:p>
          </table:table-cell>
          <table:table-cell table:formula="of:=IF([.B90] &lt;= 3; &quot;short&quot;; &quot;wide&quot;)" office:value-type="string" office:string-value="short" calcext:value-type="string">
            <text:p>short</text:p>
          </table:table-cell>
          <table:table-cell table:formula="of:=IF([.C90] &lt;= 3; &quot;short&quot;; IF([.C90] &lt;= 5; &quot;medium&quot;; &quot;long&quot;))" office:value-type="string" office:string-value="medium" calcext:value-type="string">
            <text:p>medium</text:p>
          </table:table-cell>
          <table:table-cell table:formula="of:=IF([.D90] &lt;= 1; &quot;short&quot;; IF([.D90] &lt;= 1.5; &quot;medium&quot;; &quot;wide&quot;))" office:value-type="string" office:string-value="medium" calcext:value-type="string">
            <text:p>medium</text:p>
          </table:table-cell>
          <table:table-cell table:formula="of:=REPLACE([.E90];1;5;&quot;&quot;)" office:value-type="string" office:string-value="versicolor" calcext:value-type="string">
            <text:p>versicolor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ris-versicolor</text:p>
          </table:table-cell>
          <table:table-cell table:number-columns-repeated="11"/>
          <table:table-cell table:formula="of:=IF([.A91] &lt;= 5; &quot;short&quot;; IF([.A91] &lt;= 6.5; &quot;medium&quot;; &quot;long&quot;))" office:value-type="string" office:string-value="medium" calcext:value-type="string">
            <text:p>medium</text:p>
          </table:table-cell>
          <table:table-cell table:formula="of:=IF([.B91] &lt;= 3; &quot;short&quot;; &quot;wide&quot;)" office:value-type="string" office:string-value="short" calcext:value-type="string">
            <text:p>short</text:p>
          </table:table-cell>
          <table:table-cell table:formula="of:=IF([.C91] &lt;= 3; &quot;short&quot;; IF([.C91] &lt;= 5; &quot;medium&quot;; &quot;long&quot;))" office:value-type="string" office:string-value="medium" calcext:value-type="string">
            <text:p>medium</text:p>
          </table:table-cell>
          <table:table-cell table:formula="of:=IF([.D91] &lt;= 1; &quot;short&quot;; IF([.D91] &lt;= 1.5; &quot;medium&quot;; &quot;wide&quot;))" office:value-type="string" office:string-value="medium" calcext:value-type="string">
            <text:p>medium</text:p>
          </table:table-cell>
          <table:table-cell table:formula="of:=REPLACE([.E91];1;5;&quot;&quot;)" office:value-type="string" office:string-value="versicolor" calcext:value-type="string">
            <text:p>versicolor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3" calcext:value-type="float">
            <text:p>3</text:p>
          </table:table-cell>
          <table:table-cell office:value-type="float" office:value="4.6" calcext:value-type="float">
            <text:p>4.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 table:number-columns-repeated="11"/>
          <table:table-cell table:formula="of:=IF([.A92] &lt;= 5; &quot;short&quot;; IF([.A92] &lt;= 6.5; &quot;medium&quot;; &quot;long&quot;))" office:value-type="string" office:string-value="medium" calcext:value-type="string">
            <text:p>medium</text:p>
          </table:table-cell>
          <table:table-cell table:formula="of:=IF([.B92] &lt;= 3; &quot;short&quot;; &quot;wide&quot;)" office:value-type="string" office:string-value="short" calcext:value-type="string">
            <text:p>short</text:p>
          </table:table-cell>
          <table:table-cell table:formula="of:=IF([.C92] &lt;= 3; &quot;short&quot;; IF([.C92] &lt;= 5; &quot;medium&quot;; &quot;long&quot;))" office:value-type="string" office:string-value="medium" calcext:value-type="string">
            <text:p>medium</text:p>
          </table:table-cell>
          <table:table-cell table:formula="of:=IF([.D92] &lt;= 1; &quot;short&quot;; IF([.D92] &lt;= 1.5; &quot;medium&quot;; &quot;wide&quot;))" office:value-type="string" office:string-value="medium" calcext:value-type="string">
            <text:p>medium</text:p>
          </table:table-cell>
          <table:table-cell table:formula="of:=REPLACE([.E92];1;5;&quot;&quot;)" office:value-type="string" office:string-value="versicolor" calcext:value-type="string">
            <text:p>versicolor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ris-versicolor</text:p>
          </table:table-cell>
          <table:table-cell table:number-columns-repeated="11"/>
          <table:table-cell table:formula="of:=IF([.A93] &lt;= 5; &quot;short&quot;; IF([.A93] &lt;= 6.5; &quot;medium&quot;; &quot;long&quot;))" office:value-type="string" office:string-value="medium" calcext:value-type="string">
            <text:p>medium</text:p>
          </table:table-cell>
          <table:table-cell table:formula="of:=IF([.B93] &lt;= 3; &quot;short&quot;; &quot;wide&quot;)" office:value-type="string" office:string-value="short" calcext:value-type="string">
            <text:p>short</text:p>
          </table:table-cell>
          <table:table-cell table:formula="of:=IF([.C93] &lt;= 3; &quot;short&quot;; IF([.C93] &lt;= 5; &quot;medium&quot;; &quot;long&quot;))" office:value-type="string" office:string-value="medium" calcext:value-type="string">
            <text:p>medium</text:p>
          </table:table-cell>
          <table:table-cell table:formula="of:=IF([.D93] &lt;= 1; &quot;short&quot;; IF([.D93] &lt;= 1.5; &quot;medium&quot;; &quot;wide&quot;))" office:value-type="string" office:string-value="medium" calcext:value-type="string">
            <text:p>medium</text:p>
          </table:table-cell>
          <table:table-cell table:formula="of:=REPLACE([.E93];1;5;&quot;&quot;)" office:value-type="string" office:string-value="versicolor" calcext:value-type="string">
            <text:p>versicol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9" calcext:value-type="float">
            <text:p>2.9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  <table:table-cell table:number-columns-repeated="11"/>
          <table:table-cell table:formula="of:=IF([.A94] &lt;= 5; &quot;short&quot;; IF([.A94] &lt;= 6.5; &quot;medium&quot;; &quot;long&quot;))" office:value-type="string" office:string-value="short" calcext:value-type="string">
            <text:p>short</text:p>
          </table:table-cell>
          <table:table-cell table:formula="of:=IF([.B94] &lt;= 3; &quot;short&quot;; &quot;wide&quot;)" office:value-type="string" office:string-value="short" calcext:value-type="string">
            <text:p>short</text:p>
          </table:table-cell>
          <table:table-cell table:formula="of:=IF([.C94] &lt;= 3; &quot;short&quot;; IF([.C94] &lt;= 5; &quot;medium&quot;; &quot;long&quot;))" office:value-type="string" office:string-value="medium" calcext:value-type="string">
            <text:p>medium</text:p>
          </table:table-cell>
          <table:table-cell table:formula="of:=IF([.D94] &lt;= 1; &quot;short&quot;; IF([.D94] &lt;= 1.5; &quot;medium&quot;; &quot;wide&quot;))" office:value-type="string" office:string-value="short" calcext:value-type="string">
            <text:p>short</text:p>
          </table:table-cell>
          <table:table-cell table:formula="of:=REPLACE([.E94];1;5;&quot;&quot;)" office:value-type="string" office:string-value="versicolor" calcext:value-type="string">
            <text:p>versicolor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9" calcext:value-type="float">
            <text:p>2.9</text:p>
          </table:table-cell>
          <table:table-cell office:value-type="float" office:value="4.2" calcext:value-type="float">
            <text:p>4.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11"/>
          <table:table-cell table:formula="of:=IF([.A95] &lt;= 5; &quot;short&quot;; IF([.A95] &lt;= 6.5; &quot;medium&quot;; &quot;long&quot;))" office:value-type="string" office:string-value="medium" calcext:value-type="string">
            <text:p>medium</text:p>
          </table:table-cell>
          <table:table-cell table:formula="of:=IF([.B95] &lt;= 3; &quot;short&quot;; &quot;wide&quot;)" office:value-type="string" office:string-value="short" calcext:value-type="string">
            <text:p>short</text:p>
          </table:table-cell>
          <table:table-cell table:formula="of:=IF([.C95] &lt;= 3; &quot;short&quot;; IF([.C95] &lt;= 5; &quot;medium&quot;; &quot;long&quot;))" office:value-type="string" office:string-value="medium" calcext:value-type="string">
            <text:p>medium</text:p>
          </table:table-cell>
          <table:table-cell table:formula="of:=IF([.D95] &lt;= 1; &quot;short&quot;; IF([.D95] &lt;= 1.5; &quot;medium&quot;; &quot;wide&quot;))" office:value-type="string" office:string-value="medium" calcext:value-type="string">
            <text:p>medium</text:p>
          </table:table-cell>
          <table:table-cell table:formula="of:=REPLACE([.E95];1;5;&quot;&quot;)" office:value-type="string" office:string-value="versicolor" calcext:value-type="string">
            <text:p>versicolor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9" calcext:value-type="float">
            <text:p>2.9</text:p>
          </table:table-cell>
          <table:table-cell office:value-type="float" office:value="4.2" calcext:value-type="float">
            <text:p>4.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ris-versicolor</text:p>
          </table:table-cell>
          <table:table-cell table:number-columns-repeated="11"/>
          <table:table-cell table:formula="of:=IF([.A96] &lt;= 5; &quot;short&quot;; IF([.A96] &lt;= 6.5; &quot;medium&quot;; &quot;long&quot;))" office:value-type="string" office:string-value="medium" calcext:value-type="string">
            <text:p>medium</text:p>
          </table:table-cell>
          <table:table-cell table:formula="of:=IF([.B96] &lt;= 3; &quot;short&quot;; &quot;wide&quot;)" office:value-type="string" office:string-value="short" calcext:value-type="string">
            <text:p>short</text:p>
          </table:table-cell>
          <table:table-cell table:formula="of:=IF([.C96] &lt;= 3; &quot;short&quot;; IF([.C96] &lt;= 5; &quot;medium&quot;; &quot;long&quot;))" office:value-type="string" office:string-value="medium" calcext:value-type="string">
            <text:p>medium</text:p>
          </table:table-cell>
          <table:table-cell table:formula="of:=IF([.D96] &lt;= 1; &quot;short&quot;; IF([.D96] &lt;= 1.5; &quot;medium&quot;; &quot;wide&quot;))" office:value-type="string" office:string-value="medium" calcext:value-type="string">
            <text:p>medium</text:p>
          </table:table-cell>
          <table:table-cell table:formula="of:=REPLACE([.E96];1;5;&quot;&quot;)" office:value-type="string" office:string-value="versicolor" calcext:value-type="string">
            <text:p>versicolor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9" calcext:value-type="float">
            <text:p>2.9</text:p>
          </table:table-cell>
          <table:table-cell office:value-type="float" office:value="4.2" calcext:value-type="float">
            <text:p>4.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11"/>
          <table:table-cell table:formula="of:=IF([.A97] &lt;= 5; &quot;short&quot;; IF([.A97] &lt;= 6.5; &quot;medium&quot;; &quot;long&quot;))" office:value-type="string" office:string-value="medium" calcext:value-type="string">
            <text:p>medium</text:p>
          </table:table-cell>
          <table:table-cell table:formula="of:=IF([.B97] &lt;= 3; &quot;short&quot;; &quot;wide&quot;)" office:value-type="string" office:string-value="short" calcext:value-type="string">
            <text:p>short</text:p>
          </table:table-cell>
          <table:table-cell table:formula="of:=IF([.C97] &lt;= 3; &quot;short&quot;; IF([.C97] &lt;= 5; &quot;medium&quot;; &quot;long&quot;))" office:value-type="string" office:string-value="medium" calcext:value-type="string">
            <text:p>medium</text:p>
          </table:table-cell>
          <table:table-cell table:formula="of:=IF([.D97] &lt;= 1; &quot;short&quot;; IF([.D97] &lt;= 1.5; &quot;medium&quot;; &quot;wide&quot;))" office:value-type="string" office:string-value="medium" calcext:value-type="string">
            <text:p>medium</text:p>
          </table:table-cell>
          <table:table-cell table:formula="of:=REPLACE([.E97];1;5;&quot;&quot;)" office:value-type="string" office:string-value="versicolor" calcext:value-type="string">
            <text:p>versicolor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.9" calcext:value-type="float">
            <text:p>2.9</text:p>
          </table:table-cell>
          <table:table-cell office:value-type="float" office:value="4.3" calcext:value-type="float">
            <text:p>4.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11"/>
          <table:table-cell table:formula="of:=IF([.A98] &lt;= 5; &quot;short&quot;; IF([.A98] &lt;= 6.5; &quot;medium&quot;; &quot;long&quot;))" office:value-type="string" office:string-value="medium" calcext:value-type="string">
            <text:p>medium</text:p>
          </table:table-cell>
          <table:table-cell table:formula="of:=IF([.B98] &lt;= 3; &quot;short&quot;; &quot;wide&quot;)" office:value-type="string" office:string-value="short" calcext:value-type="string">
            <text:p>short</text:p>
          </table:table-cell>
          <table:table-cell table:formula="of:=IF([.C98] &lt;= 3; &quot;short&quot;; IF([.C98] &lt;= 5; &quot;medium&quot;; &quot;long&quot;))" office:value-type="string" office:string-value="medium" calcext:value-type="string">
            <text:p>medium</text:p>
          </table:table-cell>
          <table:table-cell table:formula="of:=IF([.D98] &lt;= 1; &quot;short&quot;; IF([.D98] &lt;= 1.5; &quot;medium&quot;; &quot;wide&quot;))" office:value-type="string" office:string-value="medium" calcext:value-type="string">
            <text:p>medium</text:p>
          </table:table-cell>
          <table:table-cell table:formula="of:=REPLACE([.E98];1;5;&quot;&quot;)" office:value-type="string" office:string-value="versicolor" calcext:value-type="string">
            <text:p>versicolor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Iris-versicolor</text:p>
          </table:table-cell>
          <table:table-cell table:number-columns-repeated="11"/>
          <table:table-cell table:formula="of:=IF([.A99] &lt;= 5; &quot;short&quot;; IF([.A99] &lt;= 6.5; &quot;medium&quot;; &quot;long&quot;))" office:value-type="string" office:string-value="medium" calcext:value-type="string">
            <text:p>medium</text:p>
          </table:table-cell>
          <table:table-cell table:formula="of:=IF([.B99] &lt;= 3; &quot;short&quot;; &quot;wide&quot;)" office:value-type="string" office:string-value="short" calcext:value-type="string">
            <text:p>short</text:p>
          </table:table-cell>
          <table:table-cell table:formula="of:=IF([.C99] &lt;= 3; &quot;short&quot;; IF([.C99] &lt;= 5; &quot;medium&quot;; &quot;long&quot;))" office:value-type="string" office:string-value="short" calcext:value-type="string">
            <text:p>short</text:p>
          </table:table-cell>
          <table:table-cell table:formula="of:=IF([.D99] &lt;= 1; &quot;short&quot;; IF([.D99] &lt;= 1.5; &quot;medium&quot;; &quot;wide&quot;))" office:value-type="string" office:string-value="medium" calcext:value-type="string">
            <text:p>medium</text:p>
          </table:table-cell>
          <table:table-cell table:formula="of:=REPLACE([.E99];1;5;&quot;&quot;)" office:value-type="string" office:string-value="versicolor" calcext:value-type="string">
            <text:p>versicolor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9" calcext:value-type="float">
            <text:p>2.9</text:p>
          </table:table-cell>
          <table:table-cell office:value-type="float" office:value="4.1" calcext:value-type="float">
            <text:p>4.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11"/>
          <table:table-cell table:formula="of:=IF([.A100] &lt;= 5; &quot;short&quot;; IF([.A100] &lt;= 6.5; &quot;medium&quot;; &quot;long&quot;))" office:value-type="string" office:string-value="medium" calcext:value-type="string">
            <text:p>medium</text:p>
          </table:table-cell>
          <table:table-cell table:formula="of:=IF([.B100] &lt;= 3; &quot;short&quot;; &quot;wide&quot;)" office:value-type="string" office:string-value="short" calcext:value-type="string">
            <text:p>short</text:p>
          </table:table-cell>
          <table:table-cell table:formula="of:=IF([.C100] &lt;= 3; &quot;short&quot;; IF([.C100] &lt;= 5; &quot;medium&quot;; &quot;long&quot;))" office:value-type="string" office:string-value="medium" calcext:value-type="string">
            <text:p>medium</text:p>
          </table:table-cell>
          <table:table-cell table:formula="of:=IF([.D100] &lt;= 1; &quot;short&quot;; IF([.D100] &lt;= 1.5; &quot;medium&quot;; &quot;wide&quot;))" office:value-type="string" office:string-value="medium" calcext:value-type="string">
            <text:p>medium</text:p>
          </table:table-cell>
          <table:table-cell table:formula="of:=REPLACE([.E100];1;5;&quot;&quot;)" office:value-type="string" office:string-value="versicolor" calcext:value-type="string">
            <text:p>versicolor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9" calcext:value-type="float">
            <text:p>2.9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ris-virginica</text:p>
          </table:table-cell>
          <table:table-cell table:number-columns-repeated="11"/>
          <table:table-cell table:formula="of:=IF([.A101] &lt;= 5; &quot;short&quot;; IF([.A101] &lt;= 6.5; &quot;medium&quot;; &quot;long&quot;))" office:value-type="string" office:string-value="medium" calcext:value-type="string">
            <text:p>medium</text:p>
          </table:table-cell>
          <table:table-cell table:formula="of:=IF([.B101] &lt;= 3; &quot;short&quot;; &quot;wide&quot;)" office:value-type="string" office:string-value="short" calcext:value-type="string">
            <text:p>short</text:p>
          </table:table-cell>
          <table:table-cell table:formula="of:=IF([.C101] &lt;= 3; &quot;short&quot;; IF([.C101] &lt;= 5; &quot;medium&quot;; &quot;long&quot;))" office:value-type="string" office:string-value="long" calcext:value-type="string">
            <text:p>long</text:p>
          </table:table-cell>
          <table:table-cell table:formula="of:=IF([.D101] &lt;= 1; &quot;short&quot;; IF([.D101] &lt;= 1.5; &quot;medium&quot;; &quot;wide&quot;))" office:value-type="string" office:string-value="wide" calcext:value-type="string">
            <text:p>wide</text:p>
          </table:table-cell>
          <table:table-cell table:formula="of:=REPLACE([.E101];1;5;&quot;&quot;)" office:value-type="string" office:string-value="virginica" calcext:value-type="string">
            <text:p>virginica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9" calcext:value-type="float">
            <text:p>2.9</text:p>
          </table:table-cell>
          <table:table-cell office:value-type="float" office:value="5.1" calcext:value-type="float">
            <text:p>5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ris-virginica</text:p>
          </table:table-cell>
          <table:table-cell table:number-columns-repeated="11"/>
          <table:table-cell table:formula="of:=IF([.A102] &lt;= 5; &quot;short&quot;; IF([.A102] &lt;= 6.5; &quot;medium&quot;; &quot;long&quot;))" office:value-type="string" office:string-value="medium" calcext:value-type="string">
            <text:p>medium</text:p>
          </table:table-cell>
          <table:table-cell table:formula="of:=IF([.B102] &lt;= 3; &quot;short&quot;; &quot;wide&quot;)" office:value-type="string" office:string-value="short" calcext:value-type="string">
            <text:p>short</text:p>
          </table:table-cell>
          <table:table-cell table:formula="of:=IF([.C102] &lt;= 3; &quot;short&quot;; IF([.C102] &lt;= 5; &quot;medium&quot;; &quot;long&quot;))" office:value-type="string" office:string-value="long" calcext:value-type="string">
            <text:p>long</text:p>
          </table:table-cell>
          <table:table-cell table:formula="of:=IF([.D102] &lt;= 1; &quot;short&quot;; IF([.D102] &lt;= 1.5; &quot;medium&quot;; &quot;wide&quot;))" office:value-type="string" office:string-value="wide" calcext:value-type="string">
            <text:p>wide</text:p>
          </table:table-cell>
          <table:table-cell table:formula="of:=REPLACE([.E102];1;5;&quot;&quot;)" office:value-type="string" office:string-value="virginica" calcext:value-type="string">
            <text:p>virginica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2.9" calcext:value-type="float">
            <text:p>2.9</text:p>
          </table:table-cell>
          <table:table-cell office:value-type="float" office:value="5.9" calcext:value-type="float">
            <text:p>5.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  <table:table-cell table:number-columns-repeated="11"/>
          <table:table-cell table:formula="of:=IF([.A103] &lt;= 5; &quot;short&quot;; IF([.A103] &lt;= 6.5; &quot;medium&quot;; &quot;long&quot;))" office:value-type="string" office:string-value="long" calcext:value-type="string">
            <text:p>long</text:p>
          </table:table-cell>
          <table:table-cell table:formula="of:=IF([.B103] &lt;= 3; &quot;short&quot;; &quot;wide&quot;)" office:value-type="string" office:string-value="short" calcext:value-type="string">
            <text:p>short</text:p>
          </table:table-cell>
          <table:table-cell table:formula="of:=IF([.C103] &lt;= 3; &quot;short&quot;; IF([.C103] &lt;= 5; &quot;medium&quot;; &quot;long&quot;))" office:value-type="string" office:string-value="long" calcext:value-type="string">
            <text:p>long</text:p>
          </table:table-cell>
          <table:table-cell table:formula="of:=IF([.D103] &lt;= 1; &quot;short&quot;; IF([.D103] &lt;= 1.5; &quot;medium&quot;; &quot;wide&quot;))" office:value-type="string" office:string-value="wide" calcext:value-type="string">
            <text:p>wide</text:p>
          </table:table-cell>
          <table:table-cell table:formula="of:=REPLACE([.E103];1;5;&quot;&quot;)" office:value-type="string" office:string-value="virginica" calcext:value-type="string">
            <text:p>virginica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11"/>
          <table:table-cell table:formula="of:=IF([.A104] &lt;= 5; &quot;short&quot;; IF([.A104] &lt;= 6.5; &quot;medium&quot;; &quot;long&quot;))" office:value-type="string" office:string-value="medium" calcext:value-type="string">
            <text:p>medium</text:p>
          </table:table-cell>
          <table:table-cell table:formula="of:=IF([.B104] &lt;= 3; &quot;short&quot;; &quot;wide&quot;)" office:value-type="string" office:string-value="short" calcext:value-type="string">
            <text:p>short</text:p>
          </table:table-cell>
          <table:table-cell table:formula="of:=IF([.C104] &lt;= 3; &quot;short&quot;; IF([.C104] &lt;= 5; &quot;medium&quot;; &quot;long&quot;))" office:value-type="string" office:string-value="long" calcext:value-type="string">
            <text:p>long</text:p>
          </table:table-cell>
          <table:table-cell table:formula="of:=IF([.D104] &lt;= 1; &quot;short&quot;; IF([.D104] &lt;= 1.5; &quot;medium&quot;; &quot;wide&quot;))" office:value-type="string" office:string-value="wide" calcext:value-type="string">
            <text:p>wide</text:p>
          </table:table-cell>
          <table:table-cell table:formula="of:=REPLACE([.E104];1;5;&quot;&quot;)" office:value-type="string" office:string-value="virginica" calcext:value-type="string">
            <text:p>virginica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.8" calcext:value-type="float">
            <text:p>2.8</text:p>
          </table:table-cell>
          <table:table-cell office:value-type="float" office:value="5.8" calcext:value-type="float">
            <text:p>5.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Iris-virginica</text:p>
          </table:table-cell>
          <table:table-cell table:number-columns-repeated="11"/>
          <table:table-cell table:formula="of:=IF([.A105] &lt;= 5; &quot;short&quot;; IF([.A105] &lt;= 6.5; &quot;medium&quot;; &quot;long&quot;))" office:value-type="string" office:string-value="medium" calcext:value-type="string">
            <text:p>medium</text:p>
          </table:table-cell>
          <table:table-cell table:formula="of:=IF([.B105] &lt;= 3; &quot;short&quot;; &quot;wide&quot;)" office:value-type="string" office:string-value="short" calcext:value-type="string">
            <text:p>short</text:p>
          </table:table-cell>
          <table:table-cell table:formula="of:=IF([.C105] &lt;= 3; &quot;short&quot;; IF([.C105] &lt;= 5; &quot;medium&quot;; &quot;long&quot;))" office:value-type="string" office:string-value="long" calcext:value-type="string">
            <text:p>long</text:p>
          </table:table-cell>
          <table:table-cell table:formula="of:=IF([.D105] &lt;= 1; &quot;short&quot;; IF([.D105] &lt;= 1.5; &quot;medium&quot;; &quot;wide&quot;))" office:value-type="string" office:string-value="wide" calcext:value-type="string">
            <text:p>wide</text:p>
          </table:table-cell>
          <table:table-cell table:formula="of:=REPLACE([.E105];1;5;&quot;&quot;)" office:value-type="string" office:string-value="virginica" calcext:value-type="string">
            <text:p>virginica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2.8" calcext:value-type="float">
            <text:p>2.8</text:p>
          </table:table-cell>
          <table:table-cell office:value-type="float" office:value="6.6" calcext:value-type="float">
            <text:p>6.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  <table:table-cell table:number-columns-repeated="11"/>
          <table:table-cell table:formula="of:=IF([.A106] &lt;= 5; &quot;short&quot;; IF([.A106] &lt;= 6.5; &quot;medium&quot;; &quot;long&quot;))" office:value-type="string" office:string-value="long" calcext:value-type="string">
            <text:p>long</text:p>
          </table:table-cell>
          <table:table-cell table:formula="of:=IF([.B106] &lt;= 3; &quot;short&quot;; &quot;wide&quot;)" office:value-type="string" office:string-value="short" calcext:value-type="string">
            <text:p>short</text:p>
          </table:table-cell>
          <table:table-cell table:formula="of:=IF([.C106] &lt;= 3; &quot;short&quot;; IF([.C106] &lt;= 5; &quot;medium&quot;; &quot;long&quot;))" office:value-type="string" office:string-value="long" calcext:value-type="string">
            <text:p>long</text:p>
          </table:table-cell>
          <table:table-cell table:formula="of:=IF([.D106] &lt;= 1; &quot;short&quot;; IF([.D106] &lt;= 1.5; &quot;medium&quot;; &quot;wide&quot;))" office:value-type="string" office:string-value="wide" calcext:value-type="string">
            <text:p>wide</text:p>
          </table:table-cell>
          <table:table-cell table:formula="of:=REPLACE([.E106];1;5;&quot;&quot;)" office:value-type="string" office:string-value="virginica" calcext:value-type="string">
            <text:p>virginica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.8" calcext:value-type="float">
            <text:p>2.8</text:p>
          </table:table-cell>
          <table:table-cell office:value-type="float" office:value="4.5" calcext:value-type="float">
            <text:p>4.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Iris-virginica</text:p>
          </table:table-cell>
          <table:table-cell table:number-columns-repeated="11"/>
          <table:table-cell table:formula="of:=IF([.A107] &lt;= 5; &quot;short&quot;; IF([.A107] &lt;= 6.5; &quot;medium&quot;; &quot;long&quot;))" office:value-type="string" office:string-value="short" calcext:value-type="string">
            <text:p>short</text:p>
          </table:table-cell>
          <table:table-cell table:formula="of:=IF([.B107] &lt;= 3; &quot;short&quot;; &quot;wide&quot;)" office:value-type="string" office:string-value="short" calcext:value-type="string">
            <text:p>short</text:p>
          </table:table-cell>
          <table:table-cell table:formula="of:=IF([.C107] &lt;= 3; &quot;short&quot;; IF([.C107] &lt;= 5; &quot;medium&quot;; &quot;long&quot;))" office:value-type="string" office:string-value="medium" calcext:value-type="string">
            <text:p>medium</text:p>
          </table:table-cell>
          <table:table-cell table:formula="of:=IF([.D107] &lt;= 1; &quot;short&quot;; IF([.D107] &lt;= 1.5; &quot;medium&quot;; &quot;wide&quot;))" office:value-type="string" office:string-value="wide" calcext:value-type="string">
            <text:p>wide</text:p>
          </table:table-cell>
          <table:table-cell table:formula="of:=REPLACE([.E107];1;5;&quot;&quot;)" office:value-type="string" office:string-value="virginica" calcext:value-type="string">
            <text:p>virginica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2.8" calcext:value-type="float">
            <text:p>2.8</text:p>
          </table:table-cell>
          <table:table-cell office:value-type="float" office:value="6.3" calcext:value-type="float">
            <text:p>6.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11"/>
          <table:table-cell table:formula="of:=IF([.A108] &lt;= 5; &quot;short&quot;; IF([.A108] &lt;= 6.5; &quot;medium&quot;; &quot;long&quot;))" office:value-type="string" office:string-value="long" calcext:value-type="string">
            <text:p>long</text:p>
          </table:table-cell>
          <table:table-cell table:formula="of:=IF([.B108] &lt;= 3; &quot;short&quot;; &quot;wide&quot;)" office:value-type="string" office:string-value="short" calcext:value-type="string">
            <text:p>short</text:p>
          </table:table-cell>
          <table:table-cell table:formula="of:=IF([.C108] &lt;= 3; &quot;short&quot;; IF([.C108] &lt;= 5; &quot;medium&quot;; &quot;long&quot;))" office:value-type="string" office:string-value="long" calcext:value-type="string">
            <text:p>long</text:p>
          </table:table-cell>
          <table:table-cell table:formula="of:=IF([.D108] &lt;= 1; &quot;short&quot;; IF([.D108] &lt;= 1.5; &quot;medium&quot;; &quot;wide&quot;))" office:value-type="string" office:string-value="wide" calcext:value-type="string">
            <text:p>wide</text:p>
          </table:table-cell>
          <table:table-cell table:formula="of:=REPLACE([.E108];1;5;&quot;&quot;)" office:value-type="string" office:string-value="virginica" calcext:value-type="string">
            <text:p>virginica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.8" calcext:value-type="float">
            <text:p>2.8</text:p>
          </table:table-cell>
          <table:table-cell office:value-type="float" office:value="5.8" calcext:value-type="float">
            <text:p>5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11"/>
          <table:table-cell table:formula="of:=IF([.A109] &lt;= 5; &quot;short&quot;; IF([.A109] &lt;= 6.5; &quot;medium&quot;; &quot;long&quot;))" office:value-type="string" office:string-value="long" calcext:value-type="string">
            <text:p>long</text:p>
          </table:table-cell>
          <table:table-cell table:formula="of:=IF([.B109] &lt;= 3; &quot;short&quot;; &quot;wide&quot;)" office:value-type="string" office:string-value="short" calcext:value-type="string">
            <text:p>short</text:p>
          </table:table-cell>
          <table:table-cell table:formula="of:=IF([.C109] &lt;= 3; &quot;short&quot;; IF([.C109] &lt;= 5; &quot;medium&quot;; &quot;long&quot;))" office:value-type="string" office:string-value="long" calcext:value-type="string">
            <text:p>long</text:p>
          </table:table-cell>
          <table:table-cell table:formula="of:=IF([.D109] &lt;= 1; &quot;short&quot;; IF([.D109] &lt;= 1.5; &quot;medium&quot;; &quot;wide&quot;))" office:value-type="string" office:string-value="wide" calcext:value-type="string">
            <text:p>wide</text:p>
          </table:table-cell>
          <table:table-cell table:formula="of:=REPLACE([.E109];1;5;&quot;&quot;)" office:value-type="string" office:string-value="virginica" calcext:value-type="string">
            <text:p>virginica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2.8" calcext:value-type="float">
            <text:p>2.8</text:p>
          </table:table-cell>
          <table:table-cell office:value-type="float" office:value="6.1" calcext:value-type="float">
            <text:p>6.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ris-virginica</text:p>
          </table:table-cell>
          <table:table-cell table:number-columns-repeated="11"/>
          <table:table-cell table:formula="of:=IF([.A110] &lt;= 5; &quot;short&quot;; IF([.A110] &lt;= 6.5; &quot;medium&quot;; &quot;long&quot;))" office:value-type="string" office:string-value="long" calcext:value-type="string">
            <text:p>long</text:p>
          </table:table-cell>
          <table:table-cell table:formula="of:=IF([.B110] &lt;= 3; &quot;short&quot;; &quot;wide&quot;)" office:value-type="string" office:string-value="short" calcext:value-type="string">
            <text:p>short</text:p>
          </table:table-cell>
          <table:table-cell table:formula="of:=IF([.C110] &lt;= 3; &quot;short&quot;; IF([.C110] &lt;= 5; &quot;medium&quot;; &quot;long&quot;))" office:value-type="string" office:string-value="long" calcext:value-type="string">
            <text:p>long</text:p>
          </table:table-cell>
          <table:table-cell table:formula="of:=IF([.D110] &lt;= 1; &quot;short&quot;; IF([.D110] &lt;= 1.5; &quot;medium&quot;; &quot;wide&quot;))" office:value-type="string" office:string-value="wide" calcext:value-type="string">
            <text:p>wide</text:p>
          </table:table-cell>
          <table:table-cell table:formula="of:=REPLACE([.E110];1;5;&quot;&quot;)" office:value-type="string" office:string-value="virginica" calcext:value-type="string">
            <text:p>virginica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.8" calcext:value-type="float">
            <text:p>2.8</text:p>
          </table:table-cell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is-virginica</text:p>
          </table:table-cell>
          <table:table-cell table:number-columns-repeated="11"/>
          <table:table-cell table:formula="of:=IF([.A111] &lt;= 5; &quot;short&quot;; IF([.A111] &lt;= 6.5; &quot;medium&quot;; &quot;long&quot;))" office:value-type="string" office:string-value="medium" calcext:value-type="string">
            <text:p>medium</text:p>
          </table:table-cell>
          <table:table-cell table:formula="of:=IF([.B111] &lt;= 3; &quot;short&quot;; &quot;wide&quot;)" office:value-type="string" office:string-value="short" calcext:value-type="string">
            <text:p>short</text:p>
          </table:table-cell>
          <table:table-cell table:formula="of:=IF([.C111] &lt;= 3; &quot;short&quot;; IF([.C111] &lt;= 5; &quot;medium&quot;; &quot;long&quot;))" office:value-type="string" office:string-value="long" calcext:value-type="string">
            <text:p>long</text:p>
          </table:table-cell>
          <table:table-cell table:formula="of:=IF([.D111] &lt;= 1; &quot;short&quot;; IF([.D111] &lt;= 1.5; &quot;medium&quot;; &quot;wide&quot;))" office:value-type="string" office:string-value="wide" calcext:value-type="string">
            <text:p>wide</text:p>
          </table:table-cell>
          <table:table-cell table:formula="of:=REPLACE([.E111];1;5;&quot;&quot;)" office:value-type="string" office:string-value="virginica" calcext:value-type="string">
            <text:p>virginica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8" calcext:value-type="float">
            <text:p>2.8</text:p>
          </table:table-cell>
          <table:table-cell office:value-type="float" office:value="5.3" calcext:value-type="float">
            <text:p>5.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ris-virginica</text:p>
          </table:table-cell>
          <table:table-cell table:number-columns-repeated="11"/>
          <table:table-cell table:formula="of:=IF([.A112] &lt;= 5; &quot;short&quot;; IF([.A112] &lt;= 6.5; &quot;medium&quot;; &quot;long&quot;))" office:value-type="string" office:string-value="medium" calcext:value-type="string">
            <text:p>medium</text:p>
          </table:table-cell>
          <table:table-cell table:formula="of:=IF([.B112] &lt;= 3; &quot;short&quot;; &quot;wide&quot;)" office:value-type="string" office:string-value="short" calcext:value-type="string">
            <text:p>short</text:p>
          </table:table-cell>
          <table:table-cell table:formula="of:=IF([.C112] &lt;= 3; &quot;short&quot;; IF([.C112] &lt;= 5; &quot;medium&quot;; &quot;long&quot;))" office:value-type="string" office:string-value="long" calcext:value-type="string">
            <text:p>long</text:p>
          </table:table-cell>
          <table:table-cell table:formula="of:=IF([.D112] &lt;= 1; &quot;short&quot;; IF([.D112] &lt;= 1.5; &quot;medium&quot;; &quot;wide&quot;))" office:value-type="string" office:string-value="wide" calcext:value-type="string">
            <text:p>wide</text:p>
          </table:table-cell>
          <table:table-cell table:formula="of:=REPLACE([.E112];1;5;&quot;&quot;)" office:value-type="string" office:string-value="virginica" calcext:value-type="string">
            <text:p>virginica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.8" calcext:value-type="float">
            <text:p>2.8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  <table:table-cell table:number-columns-repeated="11"/>
          <table:table-cell table:formula="of:=IF([.A113] &lt;= 5; &quot;short&quot;; IF([.A113] &lt;= 6.5; &quot;medium&quot;; &quot;long&quot;))" office:value-type="string" office:string-value="long" calcext:value-type="string">
            <text:p>long</text:p>
          </table:table-cell>
          <table:table-cell table:formula="of:=IF([.B113] &lt;= 3; &quot;short&quot;; &quot;wide&quot;)" office:value-type="string" office:string-value="short" calcext:value-type="string">
            <text:p>short</text:p>
          </table:table-cell>
          <table:table-cell table:formula="of:=IF([.C113] &lt;= 3; &quot;short&quot;; IF([.C113] &lt;= 5; &quot;medium&quot;; &quot;long&quot;))" office:value-type="string" office:string-value="long" calcext:value-type="string">
            <text:p>long</text:p>
          </table:table-cell>
          <table:table-cell table:formula="of:=IF([.D113] &lt;= 1; &quot;short&quot;; IF([.D113] &lt;= 1.5; &quot;medium&quot;; &quot;wide&quot;))" office:value-type="string" office:string-value="wide" calcext:value-type="string">
            <text:p>wide</text:p>
          </table:table-cell>
          <table:table-cell table:formula="of:=REPLACE([.E113];1;5;&quot;&quot;)" office:value-type="string" office:string-value="virginica" calcext:value-type="string">
            <text:p>virginica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8" calcext:value-type="float">
            <text:p>2.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is-virginica</text:p>
          </table:table-cell>
          <table:table-cell table:number-columns-repeated="11"/>
          <table:table-cell table:formula="of:=IF([.A114] &lt;= 5; &quot;short&quot;; IF([.A114] &lt;= 6.5; &quot;medium&quot;; &quot;long&quot;))" office:value-type="string" office:string-value="medium" calcext:value-type="string">
            <text:p>medium</text:p>
          </table:table-cell>
          <table:table-cell table:formula="of:=IF([.B114] &lt;= 3; &quot;short&quot;; &quot;wide&quot;)" office:value-type="string" office:string-value="short" calcext:value-type="string">
            <text:p>short</text:p>
          </table:table-cell>
          <table:table-cell table:formula="of:=IF([.C114] &lt;= 3; &quot;short&quot;; IF([.C114] &lt;= 5; &quot;medium&quot;; &quot;long&quot;))" office:value-type="string" office:string-value="medium" calcext:value-type="string">
            <text:p>medium</text:p>
          </table:table-cell>
          <table:table-cell table:formula="of:=IF([.D114] &lt;= 1; &quot;short&quot;; IF([.D114] &lt;= 1.5; &quot;medium&quot;; &quot;wide&quot;))" office:value-type="string" office:string-value="wide" calcext:value-type="string">
            <text:p>wide</text:p>
          </table:table-cell>
          <table:table-cell table:formula="of:=REPLACE([.E114];1;5;&quot;&quot;)" office:value-type="string" office:string-value="virginica" calcext:value-type="string">
            <text:p>virginica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8" calcext:value-type="float">
            <text:p>2.8</text:p>
          </table:table-cell>
          <table:table-cell office:value-type="float" office:value="5.1" calcext:value-type="float">
            <text:p>5.1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Iris-virginica</text:p>
          </table:table-cell>
          <table:table-cell table:number-columns-repeated="11"/>
          <table:table-cell table:formula="of:=IF([.A115] &lt;= 5; &quot;short&quot;; IF([.A115] &lt;= 6.5; &quot;medium&quot;; &quot;long&quot;))" office:value-type="string" office:string-value="medium" calcext:value-type="string">
            <text:p>medium</text:p>
          </table:table-cell>
          <table:table-cell table:formula="of:=IF([.B115] &lt;= 3; &quot;short&quot;; &quot;wide&quot;)" office:value-type="string" office:string-value="short" calcext:value-type="string">
            <text:p>short</text:p>
          </table:table-cell>
          <table:table-cell table:formula="of:=IF([.C115] &lt;= 3; &quot;short&quot;; IF([.C115] &lt;= 5; &quot;medium&quot;; &quot;long&quot;))" office:value-type="string" office:string-value="long" calcext:value-type="string">
            <text:p>long</text:p>
          </table:table-cell>
          <table:table-cell table:formula="of:=IF([.D115] &lt;= 1; &quot;short&quot;; IF([.D115] &lt;= 1.5; &quot;medium&quot;; &quot;wide&quot;))" office:value-type="string" office:string-value="wide" calcext:value-type="string">
            <text:p>wide</text:p>
          </table:table-cell>
          <table:table-cell table:formula="of:=REPLACE([.E115];1;5;&quot;&quot;)" office:value-type="string" office:string-value="virginica" calcext:value-type="string">
            <text:p>virginica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8" calcext:value-type="float">
            <text:p>2.8</text:p>
          </table:table-cell>
          <table:table-cell office:value-type="float" office:value="5.3" calcext:value-type="float">
            <text:p>5.3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  <table:table-cell table:number-columns-repeated="11"/>
          <table:table-cell table:formula="of:=IF([.A116] &lt;= 5; &quot;short&quot;; IF([.A116] &lt;= 6.5; &quot;medium&quot;; &quot;long&quot;))" office:value-type="string" office:string-value="medium" calcext:value-type="string">
            <text:p>medium</text:p>
          </table:table-cell>
          <table:table-cell table:formula="of:=IF([.B116] &lt;= 3; &quot;short&quot;; &quot;wide&quot;)" office:value-type="string" office:string-value="short" calcext:value-type="string">
            <text:p>short</text:p>
          </table:table-cell>
          <table:table-cell table:formula="of:=IF([.C116] &lt;= 3; &quot;short&quot;; IF([.C116] &lt;= 5; &quot;medium&quot;; &quot;long&quot;))" office:value-type="string" office:string-value="long" calcext:value-type="string">
            <text:p>long</text:p>
          </table:table-cell>
          <table:table-cell table:formula="of:=IF([.D116] &lt;= 1; &quot;short&quot;; IF([.D116] &lt;= 1.5; &quot;medium&quot;; &quot;wide&quot;))" office:value-type="string" office:string-value="wide" calcext:value-type="string">
            <text:p>wide</text:p>
          </table:table-cell>
          <table:table-cell table:formula="of:=REPLACE([.E116];1;5;&quot;&quot;)" office:value-type="string" office:string-value="virginica" calcext:value-type="string">
            <text:p>virginica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.8" calcext:value-type="float">
            <text:p>2.8</text:p>
          </table:table-cell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11"/>
          <table:table-cell table:formula="of:=IF([.A117] &lt;= 5; &quot;short&quot;; IF([.A117] &lt;= 6.5; &quot;medium&quot;; &quot;long&quot;))" office:value-type="string" office:string-value="medium" calcext:value-type="string">
            <text:p>medium</text:p>
          </table:table-cell>
          <table:table-cell table:formula="of:=IF([.B117] &lt;= 3; &quot;short&quot;; &quot;wide&quot;)" office:value-type="string" office:string-value="short" calcext:value-type="string">
            <text:p>short</text:p>
          </table:table-cell>
          <table:table-cell table:formula="of:=IF([.C117] &lt;= 3; &quot;short&quot;; IF([.C117] &lt;= 5; &quot;medium&quot;; &quot;long&quot;))" office:value-type="string" office:string-value="long" calcext:value-type="string">
            <text:p>long</text:p>
          </table:table-cell>
          <table:table-cell table:formula="of:=IF([.D117] &lt;= 1; &quot;short&quot;; IF([.D117] &lt;= 1.5; &quot;medium&quot;; &quot;wide&quot;))" office:value-type="string" office:string-value="wide" calcext:value-type="string">
            <text:p>wide</text:p>
          </table:table-cell>
          <table:table-cell table:formula="of:=REPLACE([.E117];1;5;&quot;&quot;)" office:value-type="string" office:string-value="virginica" calcext:value-type="string">
            <text:p>virginica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Iris-virginica</text:p>
          </table:table-cell>
          <table:table-cell table:number-columns-repeated="11"/>
          <table:table-cell table:formula="of:=IF([.A118] &lt;= 5; &quot;short&quot;; IF([.A118] &lt;= 6.5; &quot;medium&quot;; &quot;long&quot;))" office:value-type="string" office:string-value="long" calcext:value-type="string">
            <text:p>long</text:p>
          </table:table-cell>
          <table:table-cell table:formula="of:=IF([.B118] &lt;= 3; &quot;short&quot;; &quot;wide&quot;)" office:value-type="string" office:string-value="short" calcext:value-type="string">
            <text:p>short</text:p>
          </table:table-cell>
          <table:table-cell table:formula="of:=IF([.C118] &lt;= 3; &quot;short&quot;; IF([.C118] &lt;= 5; &quot;medium&quot;; &quot;long&quot;))" office:value-type="string" office:string-value="long" calcext:value-type="string">
            <text:p>long</text:p>
          </table:table-cell>
          <table:table-cell table:formula="of:=IF([.D118] &lt;= 1; &quot;short&quot;; IF([.D118] &lt;= 1.5; &quot;medium&quot;; &quot;wide&quot;))" office:value-type="string" office:string-value="wide" calcext:value-type="string">
            <text:p>wide</text:p>
          </table:table-cell>
          <table:table-cell table:formula="of:=REPLACE([.E118];1;5;&quot;&quot;)" office:value-type="string" office:string-value="virginica" calcext:value-type="string">
            <text:p>virginica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.7" calcext:value-type="float">
            <text:p>2.7</text:p>
          </table:table-cell>
          <table:table-cell office:value-type="float" office:value="6.9" calcext:value-type="float">
            <text:p>6.9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  <table:table-cell table:number-columns-repeated="11"/>
          <table:table-cell table:formula="of:=IF([.A119] &lt;= 5; &quot;short&quot;; IF([.A119] &lt;= 6.5; &quot;medium&quot;; &quot;long&quot;))" office:value-type="string" office:string-value="long" calcext:value-type="string">
            <text:p>long</text:p>
          </table:table-cell>
          <table:table-cell table:formula="of:=IF([.B119] &lt;= 3; &quot;short&quot;; &quot;wide&quot;)" office:value-type="string" office:string-value="short" calcext:value-type="string">
            <text:p>short</text:p>
          </table:table-cell>
          <table:table-cell table:formula="of:=IF([.C119] &lt;= 3; &quot;short&quot;; IF([.C119] &lt;= 5; &quot;medium&quot;; &quot;long&quot;))" office:value-type="string" office:string-value="long" calcext:value-type="string">
            <text:p>long</text:p>
          </table:table-cell>
          <table:table-cell table:formula="of:=IF([.D119] &lt;= 1; &quot;short&quot;; IF([.D119] &lt;= 1.5; &quot;medium&quot;; &quot;wide&quot;))" office:value-type="string" office:string-value="wide" calcext:value-type="string">
            <text:p>wide</text:p>
          </table:table-cell>
          <table:table-cell table:formula="of:=REPLACE([.E119];1;5;&quot;&quot;)" office:value-type="string" office:string-value="virginica" calcext:value-type="string">
            <text:p>virginic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7" calcext:value-type="float">
            <text:p>2.7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irginica</text:p>
          </table:table-cell>
          <table:table-cell table:number-columns-repeated="11"/>
          <table:table-cell table:formula="of:=IF([.A120] &lt;= 5; &quot;short&quot;; IF([.A120] &lt;= 6.5; &quot;medium&quot;; &quot;long&quot;))" office:value-type="string" office:string-value="medium" calcext:value-type="string">
            <text:p>medium</text:p>
          </table:table-cell>
          <table:table-cell table:formula="of:=IF([.B120] &lt;= 3; &quot;short&quot;; &quot;wide&quot;)" office:value-type="string" office:string-value="short" calcext:value-type="string">
            <text:p>short</text:p>
          </table:table-cell>
          <table:table-cell table:formula="of:=IF([.C120] &lt;= 3; &quot;short&quot;; IF([.C120] &lt;= 5; &quot;medium&quot;; &quot;long&quot;))" office:value-type="string" office:string-value="medium" calcext:value-type="string">
            <text:p>medium</text:p>
          </table:table-cell>
          <table:table-cell table:formula="of:=IF([.D120] &lt;= 1; &quot;short&quot;; IF([.D120] &lt;= 1.5; &quot;medium&quot;; &quot;wide&quot;))" office:value-type="string" office:string-value="medium" calcext:value-type="string">
            <text:p>medium</text:p>
          </table:table-cell>
          <table:table-cell table:formula="of:=REPLACE([.E120];1;5;&quot;&quot;)" office:value-type="string" office:string-value="virginica" calcext:value-type="string">
            <text:p>virginica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2.7" calcext:value-type="float">
            <text:p>2.7</text:p>
          </table:table-cell>
          <table:table-cell office:value-type="float" office:value="5.7" calcext:value-type="float">
            <text:p>5.7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  <table:table-cell table:number-columns-repeated="11"/>
          <table:table-cell table:formula="of:=IF([.A121] &lt;= 5; &quot;short&quot;; IF([.A121] &lt;= 6.5; &quot;medium&quot;; &quot;long&quot;))" office:value-type="string" office:string-value="long" calcext:value-type="string">
            <text:p>long</text:p>
          </table:table-cell>
          <table:table-cell table:formula="of:=IF([.B121] &lt;= 3; &quot;short&quot;; &quot;wide&quot;)" office:value-type="string" office:string-value="short" calcext:value-type="string">
            <text:p>short</text:p>
          </table:table-cell>
          <table:table-cell table:formula="of:=IF([.C121] &lt;= 3; &quot;short&quot;; IF([.C121] &lt;= 5; &quot;medium&quot;; &quot;long&quot;))" office:value-type="string" office:string-value="long" calcext:value-type="string">
            <text:p>long</text:p>
          </table:table-cell>
          <table:table-cell table:formula="of:=IF([.D121] &lt;= 1; &quot;short&quot;; IF([.D121] &lt;= 1.5; &quot;medium&quot;; &quot;wide&quot;))" office:value-type="string" office:string-value="wide" calcext:value-type="string">
            <text:p>wide</text:p>
          </table:table-cell>
          <table:table-cell table:formula="of:=REPLACE([.E121];1;5;&quot;&quot;)" office:value-type="string" office:string-value="virginica" calcext:value-type="string">
            <text:p>virginica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is-virginica</text:p>
          </table:table-cell>
          <table:table-cell table:number-columns-repeated="11"/>
          <table:table-cell table:formula="of:=IF([.A122] &lt;= 5; &quot;short&quot;; IF([.A122] &lt;= 6.5; &quot;medium&quot;; &quot;long&quot;))" office:value-type="string" office:string-value="medium" calcext:value-type="string">
            <text:p>medium</text:p>
          </table:table-cell>
          <table:table-cell table:formula="of:=IF([.B122] &lt;= 3; &quot;short&quot;; &quot;wide&quot;)" office:value-type="string" office:string-value="short" calcext:value-type="string">
            <text:p>short</text:p>
          </table:table-cell>
          <table:table-cell table:formula="of:=IF([.C122] &lt;= 3; &quot;short&quot;; IF([.C122] &lt;= 5; &quot;medium&quot;; &quot;long&quot;))" office:value-type="string" office:string-value="medium" calcext:value-type="string">
            <text:p>medium</text:p>
          </table:table-cell>
          <table:table-cell table:formula="of:=IF([.D122] &lt;= 1; &quot;short&quot;; IF([.D122] &lt;= 1.5; &quot;medium&quot;; &quot;wide&quot;))" office:value-type="string" office:string-value="wide" calcext:value-type="string">
            <text:p>wide</text:p>
          </table:table-cell>
          <table:table-cell table:formula="of:=REPLACE([.E122];1;5;&quot;&quot;)" office:value-type="string" office:string-value="virginica" calcext:value-type="string">
            <text:p>virginica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is-virginica</text:p>
          </table:table-cell>
          <table:table-cell table:number-columns-repeated="11"/>
          <table:table-cell table:formula="of:=IF([.A123] &lt;= 5; &quot;short&quot;; IF([.A123] &lt;= 6.5; &quot;medium&quot;; &quot;long&quot;))" office:value-type="string" office:string-value="long" calcext:value-type="string">
            <text:p>long</text:p>
          </table:table-cell>
          <table:table-cell table:formula="of:=IF([.B123] &lt;= 3; &quot;short&quot;; &quot;wide&quot;)" office:value-type="string" office:string-value="short" calcext:value-type="string">
            <text:p>short</text:p>
          </table:table-cell>
          <table:table-cell table:formula="of:=IF([.C123] &lt;= 3; &quot;short&quot;; IF([.C123] &lt;= 5; &quot;medium&quot;; &quot;long&quot;))" office:value-type="string" office:string-value="long" calcext:value-type="string">
            <text:p>long</text:p>
          </table:table-cell>
          <table:table-cell table:formula="of:=IF([.D123] &lt;= 1; &quot;short&quot;; IF([.D123] &lt;= 1.5; &quot;medium&quot;; &quot;wide&quot;))" office:value-type="string" office:string-value="wide" calcext:value-type="string">
            <text:p>wide</text:p>
          </table:table-cell>
          <table:table-cell table:formula="of:=REPLACE([.E123];1;5;&quot;&quot;)" office:value-type="string" office:string-value="virginica" calcext:value-type="string">
            <text:p>virginica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7" calcext:value-type="float">
            <text:p>2.7</text:p>
          </table:table-cell>
          <table:table-cell office:value-type="float" office:value="4.9" calcext:value-type="float">
            <text:p>4.9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11"/>
          <table:table-cell table:formula="of:=IF([.A124] &lt;= 5; &quot;short&quot;; IF([.A124] &lt;= 6.5; &quot;medium&quot;; &quot;long&quot;))" office:value-type="string" office:string-value="medium" calcext:value-type="string">
            <text:p>medium</text:p>
          </table:table-cell>
          <table:table-cell table:formula="of:=IF([.B124] &lt;= 3; &quot;short&quot;; &quot;wide&quot;)" office:value-type="string" office:string-value="short" calcext:value-type="string">
            <text:p>short</text:p>
          </table:table-cell>
          <table:table-cell table:formula="of:=IF([.C124] &lt;= 3; &quot;short&quot;; IF([.C124] &lt;= 5; &quot;medium&quot;; &quot;long&quot;))" office:value-type="string" office:string-value="medium" calcext:value-type="string">
            <text:p>medium</text:p>
          </table:table-cell>
          <table:table-cell table:formula="of:=IF([.D124] &lt;= 1; &quot;short&quot;; IF([.D124] &lt;= 1.5; &quot;medium&quot;; &quot;wide&quot;))" office:value-type="string" office:string-value="wide" calcext:value-type="string">
            <text:p>wide</text:p>
          </table:table-cell>
          <table:table-cell table:formula="of:=REPLACE([.E124];1;5;&quot;&quot;)" office:value-type="string" office:string-value="virginica" calcext:value-type="string">
            <text:p>virginica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.7" calcext:value-type="float">
            <text:p>2.7</text:p>
          </table:table-cell>
          <table:table-cell office:value-type="float" office:value="5.7" calcext:value-type="float">
            <text:p>5.7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  <table:table-cell table:number-columns-repeated="11"/>
          <table:table-cell table:formula="of:=IF([.A125] &lt;= 5; &quot;short&quot;; IF([.A125] &lt;= 6.5; &quot;medium&quot;; &quot;long&quot;))" office:value-type="string" office:string-value="long" calcext:value-type="string">
            <text:p>long</text:p>
          </table:table-cell>
          <table:table-cell table:formula="of:=IF([.B125] &lt;= 3; &quot;short&quot;; &quot;wide&quot;)" office:value-type="string" office:string-value="short" calcext:value-type="string">
            <text:p>short</text:p>
          </table:table-cell>
          <table:table-cell table:formula="of:=IF([.C125] &lt;= 3; &quot;short&quot;; IF([.C125] &lt;= 5; &quot;medium&quot;; &quot;long&quot;))" office:value-type="string" office:string-value="long" calcext:value-type="string">
            <text:p>long</text:p>
          </table:table-cell>
          <table:table-cell table:formula="of:=IF([.D125] &lt;= 1; &quot;short&quot;; IF([.D125] &lt;= 1.5; &quot;medium&quot;; &quot;wide&quot;))" office:value-type="string" office:string-value="wide" calcext:value-type="string">
            <text:p>wide</text:p>
          </table:table-cell>
          <table:table-cell table:formula="of:=REPLACE([.E125];1;5;&quot;&quot;)" office:value-type="string" office:string-value="virginica" calcext:value-type="string">
            <text:p>virginica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2.7" calcext:value-type="float">
            <text:p>2.7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11"/>
          <table:table-cell table:formula="of:=IF([.A126] &lt;= 5; &quot;short&quot;; IF([.A126] &lt;= 6.5; &quot;medium&quot;; &quot;long&quot;))" office:value-type="string" office:string-value="long" calcext:value-type="string">
            <text:p>long</text:p>
          </table:table-cell>
          <table:table-cell table:formula="of:=IF([.B126] &lt;= 3; &quot;short&quot;; &quot;wide&quot;)" office:value-type="string" office:string-value="short" calcext:value-type="string">
            <text:p>short</text:p>
          </table:table-cell>
          <table:table-cell table:formula="of:=IF([.C126] &lt;= 3; &quot;short&quot;; IF([.C126] &lt;= 5; &quot;medium&quot;; &quot;long&quot;))" office:value-type="string" office:string-value="long" calcext:value-type="string">
            <text:p>long</text:p>
          </table:table-cell>
          <table:table-cell table:formula="of:=IF([.D126] &lt;= 1; &quot;short&quot;; IF([.D126] &lt;= 1.5; &quot;medium&quot;; &quot;wide&quot;))" office:value-type="string" office:string-value="wide" calcext:value-type="string">
            <text:p>wide</text:p>
          </table:table-cell>
          <table:table-cell table:formula="of:=REPLACE([.E126];1;5;&quot;&quot;)" office:value-type="string" office:string-value="virginica" calcext:value-type="string">
            <text:p>virginica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.6" calcext:value-type="float">
            <text:p>2.6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11"/>
          <table:table-cell table:formula="of:=IF([.A127] &lt;= 5; &quot;short&quot;; IF([.A127] &lt;= 6.5; &quot;medium&quot;; &quot;long&quot;))" office:value-type="string" office:string-value="medium" calcext:value-type="string">
            <text:p>medium</text:p>
          </table:table-cell>
          <table:table-cell table:formula="of:=IF([.B127] &lt;= 3; &quot;short&quot;; &quot;wide&quot;)" office:value-type="string" office:string-value="short" calcext:value-type="string">
            <text:p>short</text:p>
          </table:table-cell>
          <table:table-cell table:formula="of:=IF([.C127] &lt;= 3; &quot;short&quot;; IF([.C127] &lt;= 5; &quot;medium&quot;; &quot;long&quot;))" office:value-type="string" office:string-value="medium" calcext:value-type="string">
            <text:p>medium</text:p>
          </table:table-cell>
          <table:table-cell table:formula="of:=IF([.D127] &lt;= 1; &quot;short&quot;; IF([.D127] &lt;= 1.5; &quot;medium&quot;; &quot;wide&quot;))" office:value-type="string" office:string-value="wide" calcext:value-type="string">
            <text:p>wide</text:p>
          </table:table-cell>
          <table:table-cell table:formula="of:=REPLACE([.E127];1;5;&quot;&quot;)" office:value-type="string" office:string-value="virginica" calcext:value-type="string">
            <text:p>virginica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.6" calcext:value-type="float">
            <text:p>2.6</text:p>
          </table:table-cell>
          <table:table-cell office:value-type="float" office:value="4.9" calcext:value-type="float">
            <text:p>4.9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11"/>
          <table:table-cell table:formula="of:=IF([.A128] &lt;= 5; &quot;short&quot;; IF([.A128] &lt;= 6.5; &quot;medium&quot;; &quot;long&quot;))" office:value-type="string" office:string-value="medium" calcext:value-type="string">
            <text:p>medium</text:p>
          </table:table-cell>
          <table:table-cell table:formula="of:=IF([.B128] &lt;= 3; &quot;short&quot;; &quot;wide&quot;)" office:value-type="string" office:string-value="short" calcext:value-type="string">
            <text:p>short</text:p>
          </table:table-cell>
          <table:table-cell table:formula="of:=IF([.C128] &lt;= 3; &quot;short&quot;; IF([.C128] &lt;= 5; &quot;medium&quot;; &quot;long&quot;))" office:value-type="string" office:string-value="medium" calcext:value-type="string">
            <text:p>medium</text:p>
          </table:table-cell>
          <table:table-cell table:formula="of:=IF([.D128] &lt;= 1; &quot;short&quot;; IF([.D128] &lt;= 1.5; &quot;medium&quot;; &quot;wide&quot;))" office:value-type="string" office:string-value="wide" calcext:value-type="string">
            <text:p>wide</text:p>
          </table:table-cell>
          <table:table-cell table:formula="of:=REPLACE([.E128];1;5;&quot;&quot;)" office:value-type="string" office:string-value="virginica" calcext:value-type="string">
            <text:p>virginica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6" calcext:value-type="float">
            <text:p>2.6</text:p>
          </table:table-cell>
          <table:table-cell office:value-type="float" office:value="5.6" calcext:value-type="float">
            <text:p>5.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  <table:table-cell table:number-columns-repeated="11"/>
          <table:table-cell table:formula="of:=IF([.A129] &lt;= 5; &quot;short&quot;; IF([.A129] &lt;= 6.5; &quot;medium&quot;; &quot;long&quot;))" office:value-type="string" office:string-value="medium" calcext:value-type="string">
            <text:p>medium</text:p>
          </table:table-cell>
          <table:table-cell table:formula="of:=IF([.B129] &lt;= 3; &quot;short&quot;; &quot;wide&quot;)" office:value-type="string" office:string-value="short" calcext:value-type="string">
            <text:p>short</text:p>
          </table:table-cell>
          <table:table-cell table:formula="of:=IF([.C129] &lt;= 3; &quot;short&quot;; IF([.C129] &lt;= 5; &quot;medium&quot;; &quot;long&quot;))" office:value-type="string" office:string-value="long" calcext:value-type="string">
            <text:p>long</text:p>
          </table:table-cell>
          <table:table-cell table:formula="of:=IF([.D129] &lt;= 1; &quot;short&quot;; IF([.D129] &lt;= 1.5; &quot;medium&quot;; &quot;wide&quot;))" office:value-type="string" office:string-value="wide" calcext:value-type="string">
            <text:p>wide</text:p>
          </table:table-cell>
          <table:table-cell table:formula="of:=REPLACE([.E129];1;5;&quot;&quot;)" office:value-type="string" office:string-value="virginica" calcext:value-type="string">
            <text:p>virginica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2.6" calcext:value-type="float">
            <text:p>2.6</text:p>
          </table:table-cell>
          <table:table-cell office:value-type="float" office:value="5.8" calcext:value-type="float">
            <text:p>5.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ris-virginica</text:p>
          </table:table-cell>
          <table:table-cell table:number-columns-repeated="11"/>
          <table:table-cell table:formula="of:=IF([.A130] &lt;= 5; &quot;short&quot;; IF([.A130] &lt;= 6.5; &quot;medium&quot;; &quot;long&quot;))" office:value-type="string" office:string-value="long" calcext:value-type="string">
            <text:p>long</text:p>
          </table:table-cell>
          <table:table-cell table:formula="of:=IF([.B130] &lt;= 3; &quot;short&quot;; &quot;wide&quot;)" office:value-type="string" office:string-value="short" calcext:value-type="string">
            <text:p>short</text:p>
          </table:table-cell>
          <table:table-cell table:formula="of:=IF([.C130] &lt;= 3; &quot;short&quot;; IF([.C130] &lt;= 5; &quot;medium&quot;; &quot;long&quot;))" office:value-type="string" office:string-value="long" calcext:value-type="string">
            <text:p>long</text:p>
          </table:table-cell>
          <table:table-cell table:formula="of:=IF([.D130] &lt;= 1; &quot;short&quot;; IF([.D130] &lt;= 1.5; &quot;medium&quot;; &quot;wide&quot;))" office:value-type="string" office:string-value="wide" calcext:value-type="string">
            <text:p>wide</text:p>
          </table:table-cell>
          <table:table-cell table:formula="of:=REPLACE([.E130];1;5;&quot;&quot;)" office:value-type="string" office:string-value="virginica" calcext:value-type="string">
            <text:p>virginica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2.6" calcext:value-type="float">
            <text:p>2.6</text:p>
          </table:table-cell>
          <table:table-cell office:value-type="float" office:value="6.1" calcext:value-type="float">
            <text:p>6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ris-virginica</text:p>
          </table:table-cell>
          <table:table-cell table:number-columns-repeated="11"/>
          <table:table-cell table:formula="of:=IF([.A131] &lt;= 5; &quot;short&quot;; IF([.A131] &lt;= 6.5; &quot;medium&quot;; &quot;long&quot;))" office:value-type="string" office:string-value="long" calcext:value-type="string">
            <text:p>long</text:p>
          </table:table-cell>
          <table:table-cell table:formula="of:=IF([.B131] &lt;= 3; &quot;short&quot;; &quot;wide&quot;)" office:value-type="string" office:string-value="short" calcext:value-type="string">
            <text:p>short</text:p>
          </table:table-cell>
          <table:table-cell table:formula="of:=IF([.C131] &lt;= 3; &quot;short&quot;; IF([.C131] &lt;= 5; &quot;medium&quot;; &quot;long&quot;))" office:value-type="string" office:string-value="long" calcext:value-type="string">
            <text:p>long</text:p>
          </table:table-cell>
          <table:table-cell table:formula="of:=IF([.D131] &lt;= 1; &quot;short&quot;; IF([.D131] &lt;= 1.5; &quot;medium&quot;; &quot;wide&quot;))" office:value-type="string" office:string-value="wide" calcext:value-type="string">
            <text:p>wide</text:p>
          </table:table-cell>
          <table:table-cell table:formula="of:=REPLACE([.E131];1;5;&quot;&quot;)" office:value-type="string" office:string-value="virginica" calcext:value-type="string">
            <text:p>virginica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2.5" calcext:value-type="float">
            <text:p>2.5</text:p>
          </table:table-cell>
          <table:table-cell office:value-type="float" office:value="6.4" calcext:value-type="float">
            <text:p>6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is-virginica</text:p>
          </table:table-cell>
          <table:table-cell table:number-columns-repeated="11"/>
          <table:table-cell table:formula="of:=IF([.A132] &lt;= 5; &quot;short&quot;; IF([.A132] &lt;= 6.5; &quot;medium&quot;; &quot;long&quot;))" office:value-type="string" office:string-value="long" calcext:value-type="string">
            <text:p>long</text:p>
          </table:table-cell>
          <table:table-cell table:formula="of:=IF([.B132] &lt;= 3; &quot;short&quot;; &quot;wide&quot;)" office:value-type="string" office:string-value="short" calcext:value-type="string">
            <text:p>short</text:p>
          </table:table-cell>
          <table:table-cell table:formula="of:=IF([.C132] &lt;= 3; &quot;short&quot;; IF([.C132] &lt;= 5; &quot;medium&quot;; &quot;long&quot;))" office:value-type="string" office:string-value="long" calcext:value-type="string">
            <text:p>long</text:p>
          </table:table-cell>
          <table:table-cell table:formula="of:=IF([.D132] &lt;= 1; &quot;short&quot;; IF([.D132] &lt;= 1.5; &quot;medium&quot;; &quot;wide&quot;))" office:value-type="string" office:string-value="wide" calcext:value-type="string">
            <text:p>wide</text:p>
          </table:table-cell>
          <table:table-cell table:formula="of:=REPLACE([.E132];1;5;&quot;&quot;)" office:value-type="string" office:string-value="virginica" calcext:value-type="string">
            <text:p>virginica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Iris-virginica</text:p>
          </table:table-cell>
          <table:table-cell table:number-columns-repeated="11"/>
          <table:table-cell table:formula="of:=IF([.A133] &lt;= 5; &quot;short&quot;; IF([.A133] &lt;= 6.5; &quot;medium&quot;; &quot;long&quot;))" office:value-type="string" office:string-value="medium" calcext:value-type="string">
            <text:p>medium</text:p>
          </table:table-cell>
          <table:table-cell table:formula="of:=IF([.B133] &lt;= 3; &quot;short&quot;; &quot;wide&quot;)" office:value-type="string" office:string-value="short" calcext:value-type="string">
            <text:p>short</text:p>
          </table:table-cell>
          <table:table-cell table:formula="of:=IF([.C133] &lt;= 3; &quot;short&quot;; IF([.C133] &lt;= 5; &quot;medium&quot;; &quot;long&quot;))" office:value-type="string" office:string-value="long" calcext:value-type="string">
            <text:p>long</text:p>
          </table:table-cell>
          <table:table-cell table:formula="of:=IF([.D133] &lt;= 1; &quot;short&quot;; IF([.D133] &lt;= 1.5; &quot;medium&quot;; &quot;wide&quot;))" office:value-type="string" office:string-value="wide" calcext:value-type="string">
            <text:p>wide</text:p>
          </table:table-cell>
          <table:table-cell table:formula="of:=REPLACE([.E133];1;5;&quot;&quot;)" office:value-type="string" office:string-value="virginica" calcext:value-type="string">
            <text:p>virginica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5" calcext:value-type="float">
            <text:p>2.5</text:p>
          </table:table-cell>
          <table:table-cell office:value-type="float" office:value="5.1" calcext:value-type="float">
            <text:p>5.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irginica</text:p>
          </table:table-cell>
          <table:table-cell table:number-columns-repeated="11"/>
          <table:table-cell table:formula="of:=IF([.A134] &lt;= 5; &quot;short&quot;; IF([.A134] &lt;= 6.5; &quot;medium&quot;; &quot;long&quot;))" office:value-type="string" office:string-value="medium" calcext:value-type="string">
            <text:p>medium</text:p>
          </table:table-cell>
          <table:table-cell table:formula="of:=IF([.B134] &lt;= 3; &quot;short&quot;; &quot;wide&quot;)" office:value-type="string" office:string-value="short" calcext:value-type="string">
            <text:p>short</text:p>
          </table:table-cell>
          <table:table-cell table:formula="of:=IF([.C134] &lt;= 3; &quot;short&quot;; IF([.C134] &lt;= 5; &quot;medium&quot;; &quot;long&quot;))" office:value-type="string" office:string-value="long" calcext:value-type="string">
            <text:p>long</text:p>
          </table:table-cell>
          <table:table-cell table:formula="of:=IF([.D134] &lt;= 1; &quot;short&quot;; IF([.D134] &lt;= 1.5; &quot;medium&quot;; &quot;wide&quot;))" office:value-type="string" office:string-value="medium" calcext:value-type="string">
            <text:p>medium</text:p>
          </table:table-cell>
          <table:table-cell table:formula="of:=REPLACE([.E134];1;5;&quot;&quot;)" office:value-type="string" office:string-value="virginica" calcext:value-type="string">
            <text:p>virginica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irginica</text:p>
          </table:table-cell>
          <table:table-cell table:number-columns-repeated="11"/>
          <table:table-cell table:formula="of:=IF([.A135] &lt;= 5; &quot;short&quot;; IF([.A135] &lt;= 6.5; &quot;medium&quot;; &quot;long&quot;))" office:value-type="string" office:string-value="medium" calcext:value-type="string">
            <text:p>medium</text:p>
          </table:table-cell>
          <table:table-cell table:formula="of:=IF([.B135] &lt;= 3; &quot;short&quot;; &quot;wide&quot;)" office:value-type="string" office:string-value="short" calcext:value-type="string">
            <text:p>short</text:p>
          </table:table-cell>
          <table:table-cell table:formula="of:=IF([.C135] &lt;= 3; &quot;short&quot;; IF([.C135] &lt;= 5; &quot;medium&quot;; &quot;long&quot;))" office:value-type="string" office:string-value="long" calcext:value-type="string">
            <text:p>long</text:p>
          </table:table-cell>
          <table:table-cell table:formula="of:=IF([.D135] &lt;= 1; &quot;short&quot;; IF([.D135] &lt;= 1.5; &quot;medium&quot;; &quot;wide&quot;))" office:value-type="string" office:string-value="medium" calcext:value-type="string">
            <text:p>medium</text:p>
          </table:table-cell>
          <table:table-cell table:formula="of:=REPLACE([.E135];1;5;&quot;&quot;)" office:value-type="string" office:string-value="virginica" calcext:value-type="string">
            <text:p>virginica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.5" calcext:value-type="float">
            <text:p>2.5</text:p>
          </table:table-cell>
          <table:table-cell office:value-type="float" office:value="6.1" calcext:value-type="float">
            <text:p>6.1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  <table:table-cell table:number-columns-repeated="11"/>
          <table:table-cell table:formula="of:=IF([.A136] &lt;= 5; &quot;short&quot;; IF([.A136] &lt;= 6.5; &quot;medium&quot;; &quot;long&quot;))" office:value-type="string" office:string-value="long" calcext:value-type="string">
            <text:p>long</text:p>
          </table:table-cell>
          <table:table-cell table:formula="of:=IF([.B136] &lt;= 3; &quot;short&quot;; &quot;wide&quot;)" office:value-type="string" office:string-value="short" calcext:value-type="string">
            <text:p>short</text:p>
          </table:table-cell>
          <table:table-cell table:formula="of:=IF([.C136] &lt;= 3; &quot;short&quot;; IF([.C136] &lt;= 5; &quot;medium&quot;; &quot;long&quot;))" office:value-type="string" office:string-value="long" calcext:value-type="string">
            <text:p>long</text:p>
          </table:table-cell>
          <table:table-cell table:formula="of:=IF([.D136] &lt;= 1; &quot;short&quot;; IF([.D136] &lt;= 1.5; &quot;medium&quot;; &quot;wide&quot;))" office:value-type="string" office:string-value="wide" calcext:value-type="string">
            <text:p>wide</text:p>
          </table:table-cell>
          <table:table-cell table:formula="of:=REPLACE([.E136];1;5;&quot;&quot;)" office:value-type="string" office:string-value="virginica" calcext:value-type="string">
            <text:p>virginica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Iris-virginica</text:p>
          </table:table-cell>
          <table:table-cell table:number-columns-repeated="11"/>
          <table:table-cell table:formula="of:=IF([.A137] &lt;= 5; &quot;short&quot;; IF([.A137] &lt;= 6.5; &quot;medium&quot;; &quot;long&quot;))" office:value-type="string" office:string-value="medium" calcext:value-type="string">
            <text:p>medium</text:p>
          </table:table-cell>
          <table:table-cell table:formula="of:=IF([.B137] &lt;= 3; &quot;short&quot;; &quot;wide&quot;)" office:value-type="string" office:string-value="short" calcext:value-type="string">
            <text:p>short</text:p>
          </table:table-cell>
          <table:table-cell table:formula="of:=IF([.C137] &lt;= 3; &quot;short&quot;; IF([.C137] &lt;= 5; &quot;medium&quot;; &quot;long&quot;))" office:value-type="string" office:string-value="long" calcext:value-type="string">
            <text:p>long</text:p>
          </table:table-cell>
          <table:table-cell table:formula="of:=IF([.D137] &lt;= 1; &quot;short&quot;; IF([.D137] &lt;= 1.5; &quot;medium&quot;; &quot;wide&quot;))" office:value-type="string" office:string-value="wide" calcext:value-type="string">
            <text:p>wide</text:p>
          </table:table-cell>
          <table:table-cell table:formula="of:=REPLACE([.E137];1;5;&quot;&quot;)" office:value-type="string" office:string-value="virginica" calcext:value-type="string">
            <text:p>virginica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5" calcext:value-type="float">
            <text:p>2.5</text:p>
          </table:table-cell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11"/>
          <table:table-cell table:formula="of:=IF([.A138] &lt;= 5; &quot;short&quot;; IF([.A138] &lt;= 6.5; &quot;medium&quot;; &quot;long&quot;))" office:value-type="string" office:string-value="medium" calcext:value-type="string">
            <text:p>medium</text:p>
          </table:table-cell>
          <table:table-cell table:formula="of:=IF([.B138] &lt;= 3; &quot;short&quot;; &quot;wide&quot;)" office:value-type="string" office:string-value="short" calcext:value-type="string">
            <text:p>short</text:p>
          </table:table-cell>
          <table:table-cell table:formula="of:=IF([.C138] &lt;= 3; &quot;short&quot;; IF([.C138] &lt;= 5; &quot;medium&quot;; &quot;long&quot;))" office:value-type="string" office:string-value="long" calcext:value-type="string">
            <text:p>long</text:p>
          </table:table-cell>
          <table:table-cell table:formula="of:=IF([.D138] &lt;= 1; &quot;short&quot;; IF([.D138] &lt;= 1.5; &quot;medium&quot;; &quot;wide&quot;))" office:value-type="string" office:string-value="wide" calcext:value-type="string">
            <text:p>wide</text:p>
          </table:table-cell>
          <table:table-cell table:formula="of:=REPLACE([.E138];1;5;&quot;&quot;)" office:value-type="string" office:string-value="virginica" calcext:value-type="string">
            <text:p>virginic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11"/>
          <table:table-cell table:formula="of:=IF([.A139] &lt;= 5; &quot;short&quot;; IF([.A139] &lt;= 6.5; &quot;medium&quot;; &quot;long&quot;))" office:value-type="string" office:string-value="medium" calcext:value-type="string">
            <text:p>medium</text:p>
          </table:table-cell>
          <table:table-cell table:formula="of:=IF([.B139] &lt;= 3; &quot;short&quot;; &quot;wide&quot;)" office:value-type="string" office:string-value="short" calcext:value-type="string">
            <text:p>short</text:p>
          </table:table-cell>
          <table:table-cell table:formula="of:=IF([.C139] &lt;= 3; &quot;short&quot;; IF([.C139] &lt;= 5; &quot;medium&quot;; &quot;long&quot;))" office:value-type="string" office:string-value="medium" calcext:value-type="string">
            <text:p>medium</text:p>
          </table:table-cell>
          <table:table-cell table:formula="of:=IF([.D139] &lt;= 1; &quot;short&quot;; IF([.D139] &lt;= 1.5; &quot;medium&quot;; &quot;wide&quot;))" office:value-type="string" office:string-value="wide" calcext:value-type="string">
            <text:p>wide</text:p>
          </table:table-cell>
          <table:table-cell table:formula="of:=REPLACE([.E139];1;5;&quot;&quot;)" office:value-type="string" office:string-value="virginica" calcext:value-type="string">
            <text:p>virginica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2.4" calcext:value-type="float">
            <text:p>2.4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  <table:table-cell table:number-columns-repeated="11"/>
          <table:table-cell table:formula="of:=IF([.A140] &lt;= 5; &quot;short&quot;; IF([.A140] &lt;= 6.5; &quot;medium&quot;; &quot;long&quot;))" office:value-type="string" office:string-value="long" calcext:value-type="string">
            <text:p>long</text:p>
          </table:table-cell>
          <table:table-cell table:formula="of:=IF([.B140] &lt;= 3; &quot;short&quot;; &quot;wide&quot;)" office:value-type="string" office:string-value="short" calcext:value-type="string">
            <text:p>short</text:p>
          </table:table-cell>
          <table:table-cell table:formula="of:=IF([.C140] &lt;= 3; &quot;short&quot;; IF([.C140] &lt;= 5; &quot;medium&quot;; &quot;long&quot;))" office:value-type="string" office:string-value="long" calcext:value-type="string">
            <text:p>long</text:p>
          </table:table-cell>
          <table:table-cell table:formula="of:=IF([.D140] &lt;= 1; &quot;short&quot;; IF([.D140] &lt;= 1.5; &quot;medium&quot;; &quot;wide&quot;))" office:value-type="string" office:string-value="wide" calcext:value-type="string">
            <text:p>wide</text:p>
          </table:table-cell>
          <table:table-cell table:formula="of:=REPLACE([.E140];1;5;&quot;&quot;)" office:value-type="string" office:string-value="virginica" calcext:value-type="string">
            <text:p>virginica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.4" calcext:value-type="float">
            <text:p>2.4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Iris-virginica</text:p>
          </table:table-cell>
          <table:table-cell table:number-columns-repeated="11"/>
          <table:table-cell table:formula="of:=IF([.A141] &lt;= 5; &quot;short&quot;; IF([.A141] &lt;= 6.5; &quot;medium&quot;; &quot;long&quot;))" office:value-type="string" office:string-value="long" calcext:value-type="string">
            <text:p>long</text:p>
          </table:table-cell>
          <table:table-cell table:formula="of:=IF([.B141] &lt;= 3; &quot;short&quot;; &quot;wide&quot;)" office:value-type="string" office:string-value="short" calcext:value-type="string">
            <text:p>short</text:p>
          </table:table-cell>
          <table:table-cell table:formula="of:=IF([.C141] &lt;= 3; &quot;short&quot;; IF([.C141] &lt;= 5; &quot;medium&quot;; &quot;long&quot;))" office:value-type="string" office:string-value="long" calcext:value-type="string">
            <text:p>long</text:p>
          </table:table-cell>
          <table:table-cell table:formula="of:=IF([.D141] &lt;= 1; &quot;short&quot;; IF([.D141] &lt;= 1.5; &quot;medium&quot;; &quot;wide&quot;))" office:value-type="string" office:string-value="wide" calcext:value-type="string">
            <text:p>wide</text:p>
          </table:table-cell>
          <table:table-cell table:formula="of:=REPLACE([.E141];1;5;&quot;&quot;)" office:value-type="string" office:string-value="virginica" calcext:value-type="string">
            <text:p>virginica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2.4" calcext:value-type="float">
            <text:p>2.4</text:p>
          </table:table-cell>
          <table:table-cell office:value-type="float" office:value="5.1" calcext:value-type="float">
            <text:p>5.1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  <table:table-cell table:number-columns-repeated="11"/>
          <table:table-cell table:formula="of:=IF([.A142] &lt;= 5; &quot;short&quot;; IF([.A142] &lt;= 6.5; &quot;medium&quot;; &quot;long&quot;))" office:value-type="string" office:string-value="long" calcext:value-type="string">
            <text:p>long</text:p>
          </table:table-cell>
          <table:table-cell table:formula="of:=IF([.B142] &lt;= 3; &quot;short&quot;; &quot;wide&quot;)" office:value-type="string" office:string-value="short" calcext:value-type="string">
            <text:p>short</text:p>
          </table:table-cell>
          <table:table-cell table:formula="of:=IF([.C142] &lt;= 3; &quot;short&quot;; IF([.C142] &lt;= 5; &quot;medium&quot;; &quot;long&quot;))" office:value-type="string" office:string-value="long" calcext:value-type="string">
            <text:p>long</text:p>
          </table:table-cell>
          <table:table-cell table:formula="of:=IF([.D142] &lt;= 1; &quot;short&quot;; IF([.D142] &lt;= 1.5; &quot;medium&quot;; &quot;wide&quot;))" office:value-type="string" office:string-value="wide" calcext:value-type="string">
            <text:p>wide</text:p>
          </table:table-cell>
          <table:table-cell table:formula="of:=REPLACE([.E142];1;5;&quot;&quot;)" office:value-type="string" office:string-value="virginica" calcext:value-type="string">
            <text:p>virginica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3" calcext:value-type="float">
            <text:p>2.3</text:p>
          </table:table-cell>
          <table:table-cell office:value-type="float" office:value="5.1" calcext:value-type="float">
            <text:p>5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ris-virginica</text:p>
          </table:table-cell>
          <table:table-cell table:number-columns-repeated="11"/>
          <table:table-cell table:formula="of:=IF([.A143] &lt;= 5; &quot;short&quot;; IF([.A143] &lt;= 6.5; &quot;medium&quot;; &quot;long&quot;))" office:value-type="string" office:string-value="medium" calcext:value-type="string">
            <text:p>medium</text:p>
          </table:table-cell>
          <table:table-cell table:formula="of:=IF([.B143] &lt;= 3; &quot;short&quot;; &quot;wide&quot;)" office:value-type="string" office:string-value="short" calcext:value-type="string">
            <text:p>short</text:p>
          </table:table-cell>
          <table:table-cell table:formula="of:=IF([.C143] &lt;= 3; &quot;short&quot;; IF([.C143] &lt;= 5; &quot;medium&quot;; &quot;long&quot;))" office:value-type="string" office:string-value="long" calcext:value-type="string">
            <text:p>long</text:p>
          </table:table-cell>
          <table:table-cell table:formula="of:=IF([.D143] &lt;= 1; &quot;short&quot;; IF([.D143] &lt;= 1.5; &quot;medium&quot;; &quot;wide&quot;))" office:value-type="string" office:string-value="wide" calcext:value-type="string">
            <text:p>wide</text:p>
          </table:table-cell>
          <table:table-cell table:formula="of:=REPLACE([.E143];1;5;&quot;&quot;)" office:value-type="string" office:string-value="virginica" calcext:value-type="string">
            <text:p>virginica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.3" calcext:value-type="float">
            <text:p>2.3</text:p>
          </table:table-cell>
          <table:table-cell office:value-type="float" office:value="5.9" calcext:value-type="float">
            <text:p>5.9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  <table:table-cell table:number-columns-repeated="11"/>
          <table:table-cell table:formula="of:=IF([.A144] &lt;= 5; &quot;short&quot;; IF([.A144] &lt;= 6.5; &quot;medium&quot;; &quot;long&quot;))" office:value-type="string" office:string-value="long" calcext:value-type="string">
            <text:p>long</text:p>
          </table:table-cell>
          <table:table-cell table:formula="of:=IF([.B144] &lt;= 3; &quot;short&quot;; &quot;wide&quot;)" office:value-type="string" office:string-value="short" calcext:value-type="string">
            <text:p>short</text:p>
          </table:table-cell>
          <table:table-cell table:formula="of:=IF([.C144] &lt;= 3; &quot;short&quot;; IF([.C144] &lt;= 5; &quot;medium&quot;; &quot;long&quot;))" office:value-type="string" office:string-value="long" calcext:value-type="string">
            <text:p>long</text:p>
          </table:table-cell>
          <table:table-cell table:formula="of:=IF([.D144] &lt;= 1; &quot;short&quot;; IF([.D144] &lt;= 1.5; &quot;medium&quot;; &quot;wide&quot;))" office:value-type="string" office:string-value="wide" calcext:value-type="string">
            <text:p>wide</text:p>
          </table:table-cell>
          <table:table-cell table:formula="of:=REPLACE([.E144];1;5;&quot;&quot;)" office:value-type="string" office:string-value="virginica" calcext:value-type="string">
            <text:p>virginica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.3" calcext:value-type="float">
            <text:p>2.3</text:p>
          </table:table-cell>
          <table:table-cell office:value-type="float" office:value="5.7" calcext:value-type="float">
            <text:p>5.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ris-virginica</text:p>
          </table:table-cell>
          <table:table-cell table:number-columns-repeated="11"/>
          <table:table-cell table:formula="of:=IF([.A145] &lt;= 5; &quot;short&quot;; IF([.A145] &lt;= 6.5; &quot;medium&quot;; &quot;long&quot;))" office:value-type="string" office:string-value="long" calcext:value-type="string">
            <text:p>long</text:p>
          </table:table-cell>
          <table:table-cell table:formula="of:=IF([.B145] &lt;= 3; &quot;short&quot;; &quot;wide&quot;)" office:value-type="string" office:string-value="short" calcext:value-type="string">
            <text:p>short</text:p>
          </table:table-cell>
          <table:table-cell table:formula="of:=IF([.C145] &lt;= 3; &quot;short&quot;; IF([.C145] &lt;= 5; &quot;medium&quot;; &quot;long&quot;))" office:value-type="string" office:string-value="long" calcext:value-type="string">
            <text:p>long</text:p>
          </table:table-cell>
          <table:table-cell table:formula="of:=IF([.D145] &lt;= 1; &quot;short&quot;; IF([.D145] &lt;= 1.5; &quot;medium&quot;; &quot;wide&quot;))" office:value-type="string" office:string-value="wide" calcext:value-type="string">
            <text:p>wide</text:p>
          </table:table-cell>
          <table:table-cell table:formula="of:=REPLACE([.E145];1;5;&quot;&quot;)" office:value-type="string" office:string-value="virginica" calcext:value-type="string">
            <text:p>virginica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.3" calcext:value-type="float">
            <text:p>2.3</text:p>
          </table:table-cell>
          <table:table-cell office:value-type="float" office:value="5.2" calcext:value-type="float">
            <text:p>5.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  <table:table-cell table:number-columns-repeated="11"/>
          <table:table-cell table:formula="of:=IF([.A146] &lt;= 5; &quot;short&quot;; IF([.A146] &lt;= 6.5; &quot;medium&quot;; &quot;long&quot;))" office:value-type="string" office:string-value="long" calcext:value-type="string">
            <text:p>long</text:p>
          </table:table-cell>
          <table:table-cell table:formula="of:=IF([.B146] &lt;= 3; &quot;short&quot;; &quot;wide&quot;)" office:value-type="string" office:string-value="short" calcext:value-type="string">
            <text:p>short</text:p>
          </table:table-cell>
          <table:table-cell table:formula="of:=IF([.C146] &lt;= 3; &quot;short&quot;; IF([.C146] &lt;= 5; &quot;medium&quot;; &quot;long&quot;))" office:value-type="string" office:string-value="long" calcext:value-type="string">
            <text:p>long</text:p>
          </table:table-cell>
          <table:table-cell table:formula="of:=IF([.D146] &lt;= 1; &quot;short&quot;; IF([.D146] &lt;= 1.5; &quot;medium&quot;; &quot;wide&quot;))" office:value-type="string" office:string-value="wide" calcext:value-type="string">
            <text:p>wide</text:p>
          </table:table-cell>
          <table:table-cell table:formula="of:=REPLACE([.E146];1;5;&quot;&quot;)" office:value-type="string" office:string-value="virginica" calcext:value-type="string">
            <text:p>virginica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2" calcext:value-type="float">
            <text:p>2.2</text:p>
          </table:table-cell>
          <table:table-cell office:value-type="float" office:value="5" calcext:value-type="float">
            <text:p>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ris-virginica</text:p>
          </table:table-cell>
          <table:table-cell table:number-columns-repeated="11"/>
          <table:table-cell table:formula="of:=IF([.A147] &lt;= 5; &quot;short&quot;; IF([.A147] &lt;= 6.5; &quot;medium&quot;; &quot;long&quot;))" office:value-type="string" office:string-value="medium" calcext:value-type="string">
            <text:p>medium</text:p>
          </table:table-cell>
          <table:table-cell table:formula="of:=IF([.B147] &lt;= 3; &quot;short&quot;; &quot;wide&quot;)" office:value-type="string" office:string-value="short" calcext:value-type="string">
            <text:p>short</text:p>
          </table:table-cell>
          <table:table-cell table:formula="of:=IF([.C147] &lt;= 3; &quot;short&quot;; IF([.C147] &lt;= 5; &quot;medium&quot;; &quot;long&quot;))" office:value-type="string" office:string-value="medium" calcext:value-type="string">
            <text:p>medium</text:p>
          </table:table-cell>
          <table:table-cell table:formula="of:=IF([.D147] &lt;= 1; &quot;short&quot;; IF([.D147] &lt;= 1.5; &quot;medium&quot;; &quot;wide&quot;))" office:value-type="string" office:string-value="wide" calcext:value-type="string">
            <text:p>wide</text:p>
          </table:table-cell>
          <table:table-cell table:formula="of:=REPLACE([.E147];1;5;&quot;&quot;)" office:value-type="string" office:string-value="virginica" calcext:value-type="string">
            <text:p>virginica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.2" calcext:value-type="float">
            <text:p>2.2</text:p>
          </table:table-cell>
          <table:table-cell office:value-type="float" office:value="5.2" calcext:value-type="float">
            <text:p>5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is-virginica</text:p>
          </table:table-cell>
          <table:table-cell table:number-columns-repeated="11"/>
          <table:table-cell table:formula="of:=IF([.A148] &lt;= 5; &quot;short&quot;; IF([.A148] &lt;= 6.5; &quot;medium&quot;; &quot;long&quot;))" office:value-type="string" office:string-value="medium" calcext:value-type="string">
            <text:p>medium</text:p>
          </table:table-cell>
          <table:table-cell table:formula="of:=IF([.B148] &lt;= 3; &quot;short&quot;; &quot;wide&quot;)" office:value-type="string" office:string-value="short" calcext:value-type="string">
            <text:p>short</text:p>
          </table:table-cell>
          <table:table-cell table:formula="of:=IF([.C148] &lt;= 3; &quot;short&quot;; IF([.C148] &lt;= 5; &quot;medium&quot;; &quot;long&quot;))" office:value-type="string" office:string-value="long" calcext:value-type="string">
            <text:p>long</text:p>
          </table:table-cell>
          <table:table-cell table:formula="of:=IF([.D148] &lt;= 1; &quot;short&quot;; IF([.D148] &lt;= 1.5; &quot;medium&quot;; &quot;wide&quot;))" office:value-type="string" office:string-value="wide" calcext:value-type="string">
            <text:p>wide</text:p>
          </table:table-cell>
          <table:table-cell table:formula="of:=REPLACE([.E148];1;5;&quot;&quot;)" office:value-type="string" office:string-value="virginica" calcext:value-type="string">
            <text:p>virginica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.2" calcext:value-type="float">
            <text:p>2.2</text:p>
          </table:table-cell>
          <table:table-cell office:value-type="float" office:value="5.4" calcext:value-type="float">
            <text:p>5.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  <table:table-cell table:number-columns-repeated="11"/>
          <table:table-cell table:formula="of:=IF([.A149] &lt;= 5; &quot;short&quot;; IF([.A149] &lt;= 6.5; &quot;medium&quot;; &quot;long&quot;))" office:value-type="string" office:string-value="medium" calcext:value-type="string">
            <text:p>medium</text:p>
          </table:table-cell>
          <table:table-cell table:formula="of:=IF([.B149] &lt;= 3; &quot;short&quot;; &quot;wide&quot;)" office:value-type="string" office:string-value="short" calcext:value-type="string">
            <text:p>short</text:p>
          </table:table-cell>
          <table:table-cell table:formula="of:=IF([.C149] &lt;= 3; &quot;short&quot;; IF([.C149] &lt;= 5; &quot;medium&quot;; &quot;long&quot;))" office:value-type="string" office:string-value="long" calcext:value-type="string">
            <text:p>long</text:p>
          </table:table-cell>
          <table:table-cell table:formula="of:=IF([.D149] &lt;= 1; &quot;short&quot;; IF([.D149] &lt;= 1.5; &quot;medium&quot;; &quot;wide&quot;))" office:value-type="string" office:string-value="wide" calcext:value-type="string">
            <text:p>wide</text:p>
          </table:table-cell>
          <table:table-cell table:formula="of:=REPLACE([.E149];1;5;&quot;&quot;)" office:value-type="string" office:string-value="virginica" calcext:value-type="string">
            <text:p>virginica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2" calcext:value-type="float">
            <text:p>2</text:p>
          </table:table-cell>
          <table:table-cell office:value-type="float" office:value="5.1" calcext:value-type="float">
            <text:p>5.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11"/>
          <table:table-cell table:formula="of:=IF([.A150] &lt;= 5; &quot;short&quot;; IF([.A150] &lt;= 6.5; &quot;medium&quot;; &quot;long&quot;))" office:value-type="string" office:string-value="medium" calcext:value-type="string">
            <text:p>medium</text:p>
          </table:table-cell>
          <table:table-cell table:formula="of:=IF([.B150] &lt;= 3; &quot;short&quot;; &quot;wide&quot;)" office:value-type="string" office:string-value="short" calcext:value-type="string">
            <text:p>short</text:p>
          </table:table-cell>
          <table:table-cell table:formula="of:=IF([.C150] &lt;= 3; &quot;short&quot;; IF([.C150] &lt;= 5; &quot;medium&quot;; &quot;long&quot;))" office:value-type="string" office:string-value="long" calcext:value-type="string">
            <text:p>long</text:p>
          </table:table-cell>
          <table:table-cell table:formula="of:=IF([.D150] &lt;= 1; &quot;short&quot;; IF([.D150] &lt;= 1.5; &quot;medium&quot;; &quot;wide&quot;))" office:value-type="string" office:string-value="wide" calcext:value-type="string">
            <text:p>wide</text:p>
          </table:table-cell>
          <table:table-cell table:formula="of:=REPLACE([.E150];1;5;&quot;&quot;)" office:value-type="string" office:string-value="virginica" calcext:value-type="string">
            <text:p>virginica</text:p>
          </table:table-cell>
        </table:table-row>
      </table:table>
      <table:table table:name="Sheet2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SepalLength</text:p>
          </table:table-cell>
          <table:table-cell office:value-type="string" calcext:value-type="string">
            <text:p>SepalWidth</text:p>
          </table:table-cell>
          <table:table-cell office:value-type="string" calcext:value-type="string">
            <text:p>PetalLength</text:p>
          </table:table-cell>
          <table:table-cell office:value-type="string" calcext:value-type="string">
            <text:p>PetalWidth</text:p>
          </table:table-cell>
          <table:table-cell office:value-type="string" calcext:value-type="string">
            <text:p>Species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setosa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versicolor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versicolor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versicolor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versicolor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versicolor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versicolor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versicolor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versicolor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versicolor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versicolor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versicolor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versicolor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versicolor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versicolor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versicolor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versicolor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wide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versicolor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versicolor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versicolor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versicolor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versicolor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versicolor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versicolor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versicolor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versicolor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versicolor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versicolor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versicolor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versicolor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versicolor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versicolor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versicolor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versicolor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versicolor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versicolor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versicolor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versicolor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versicolor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versicolor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versicolor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versicolor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versicolor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versicolor</text:p>
          </table:table-cell>
        </table:table-row>
        <table:table-row table:style-name="ro1"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versicolor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versicolor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versicolor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versicolor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versicolor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versicolor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versicolor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virginica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virginica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virginica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virginica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virginica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virginica</text:p>
          </table:table-cell>
        </table:table-row>
        <table:table-row table:style-name="ro1"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virginica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virginica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virginica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virginica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virginica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virginica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virginica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virginica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virginica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virginica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virginica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virginica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virginica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virginica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virginica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virginica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virginica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virginica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virginica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virginica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virginica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virginica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virginica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virginica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virginica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virginica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virginica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virginica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virginica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virginica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virginica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virginica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virginica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virginica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virginica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virginica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virginica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virginica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virginica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virginica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virginica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virginica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virginica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virginica</text:p>
          </table:table-cell>
        </table:table-row>
      </table:table>
      <table:named-expressions/>
      <table:database-ranges>
        <table:database-range table:name="__Anonymous_Sheet_DB__0" table:target-range-address="iris.Q1:iris.Q1048576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08T22:29:44.080694435</dc:date>
    <meta:editing-duration>PT1M</meta:editing-duration>
    <meta:editing-cycles>1</meta:editing-cycles>
    <meta:generator>LibreOffice/7.4.5.1$Linux_X86_64 LibreOffice_project/40$Build-1</meta:generator>
    <meta:document-statistic meta:table-count="2" meta:cell-count="2282" meta:object-count="0"/>
  </office:meta>
</office:document-meta>
</file>